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0B00000026C590DD08FB10E903.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indent-big" style:master-page-name="Standard">
      <style:paragraph-properties style:page-number="auto"/>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text-properties style:font-name-asian="Liberation Serif1" style:font-name-complex="Liberation Serif1"/>
    </style:style>
    <style:style style:name="P6" style:family="paragraph" style:parent-style-name="Standard_20__28_user_29_">
      <style:paragraph-properties fo:text-align="justify" style:justify-single-word="false"/>
    </style:style>
    <style:style style:name="P7" style:family="paragraph" style:parent-style-name="Standard_20__28_user_29_">
      <style:paragraph-properties fo:text-align="justify" style:justify-single-word="false"/>
    </style:style>
    <style:style style:name="P8" style:family="paragraph" style:parent-style-name="Standard_20__28_user_29_">
      <style:paragraph-properties fo:text-align="justify" style:justify-single-word="false"/>
      <style:text-properties fo:language="en" fo:country="US"/>
    </style:style>
    <style:style style:name="P9" style:family="paragraph" style:parent-style-name="Standard_20__28_user_29_">
      <style:paragraph-properties fo:margin-left="0in" fo:margin-right="0in" fo:text-align="justify" style:justify-single-word="false" fo:text-indent="0in" style:auto-text-indent="false"/>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style:font-name-asian="Liberation Serif1" style:font-name-complex="Liberation Serif1"/>
    </style:style>
    <style:style style:name="T4" style:family="text">
      <style:text-properties style:font-name-asian="Liberation Serif1" style:font-name-complex="Liberation Serif1"/>
    </style:style>
    <style:style style:name="T5" style:family="text">
      <style:text-properties fo:color="#000000" style:font-name="FreeSerif" fo:background-color="#ffffff" loext:char-shading-value="0" style:font-name-complex="FreeSerif"/>
    </style:style>
    <style:style style:name="T6" style:family="text">
      <style:text-properties fo:font-weight="bold" style:font-weight-asian="bold" style:font-weight-complex="bold"/>
    </style:style>
    <style:style style:name="T7" style:family="text">
      <style:text-properties style:font-name="Liberation Serif1" style:font-name-complex="Liberation Serif1"/>
    </style:style>
    <style:style style:name="T8" style:family="text">
      <style:text-properties style:font-name="Liberation Serif1" fo:font-style="italic" style:font-style-asian="italic" style:font-name-complex="Liberation Serif1" style:font-style-complex="italic"/>
    </style:style>
    <style:style style:name="T9" style:family="text">
      <style:text-properties style:font-name="Liberation Serif1" fo:font-weight="bold" style:font-weight-asian="bold" style:font-name-complex="Liberation Serif1" style:font-weight-complex="bold"/>
    </style:style>
    <style:style style:name="T10" style:family="text">
      <style:text-properties style:font-name="Liberation Serif1" style:font-name-asian="Liberation Serif1" style:font-name-complex="Liberation Serif1"/>
    </style:style>
    <style:style style:name="T11" style:family="text">
      <style:text-properties style:font-name="Liberation Serif1" fo:language="en" fo:country="US" fo:font-style="italic" style:font-style-asian="italic" style:font-name-complex="Liberation Serif1" style:font-style-complex="italic"/>
    </style:style>
    <style:style style:name="T12" style:family="text">
      <style:text-properties style:font-name="Liberation Serif1" fo:language="en" fo:country="US" style:font-name-complex="Liberation Serif1"/>
    </style:style>
    <style:style style:name="T13" style:family="text">
      <style:text-properties fo:language="en" fo:country="US"/>
    </style:style>
    <style:style style:name="T14" style:family="text">
      <style:text-properties style:text-position="sub 58%" style:font-name="Liberation Serif1" style:font-name-complex="Liberation Serif1"/>
    </style:style>
    <style:style style:name="T15" style:family="text">
      <style:text-properties style:text-position="super 58%" style:font-name="Liberation Serif1" style:font-name-complex="Liberation Serif1"/>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Посвящается Ричарду Фаринья</text:p>
      <text:p text:style-name="Header">1</text:p>
      <text:h text:style-name="Heading_20_1" text:outline-level="1">Вне Нуля</text:h>
      <text:p text:style-name="Standard_20__28_user_29_">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text:p>
      <text:p text:style-name="indent-big">—Вернер фон Браун</text:p>
      <text:p text:style-name="Standard_20__28_user_29_"><draw:frame draw:style-name="fr1" draw:name="Image3" text:anchor-type="char" svg:width="6.9252in" svg:height="0.3661in" draw:z-index="21"><draw:image xlink:href="Pictures/1000000000000B720000009B428C9716555D8079.png" xlink:type="simple" xlink:show="embed" xlink:actuate="onLoad" loext:mime-type="image/png"/></draw:frame>Нарастающий визг с неба. Такое уже случалось, но этот раз ни в какое сравнение.</text:p>
      <text:p text:style-name="Standard_20__28_user_29_">Уже слишком поздно. И хоть Эвакуация продолжается, всё это просто театр. 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p>
      <text:p text:style-name="Standard_20__28_user_29_">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Standard_20__28_user_29_">Тронулись. Потянулись цепочкой, покидая вокзал, покидая центр города, покатили через его старые, заброшенные районы. 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 text:style-name="T1">он никогда не слыхал…</text:span>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p>
      <text:p text:style-name="Standard_20__28_user_29_">Поезд остановился. Дальше путей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Standard_20__28_user_29_">Некоторые ждут в одиночестве, некоторые делят своё невидимое помещение с другими. Не видно не зги, да, хотя что толку в обстановке, раз уж до такого дошло? Под ногами хрустит древнейшая грязь города, последние кристаллизации всего, что город не дал, чем 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 text:style-name="T1">тебя</text:span>, приятель….»</text:p>
      <text:p text:style-name="Standard_20__28_user_29_">Выхода нет. Лежи и жди, лежи тихо, не двигайся. Визг с неба не утихает. Когда это приходит, придёт в темноте, или со своим каким-то светом? Свет придёт до, или после?</text:p>
      <text:p text:style-name="Standard_20__28_user_29_"><text:span text:style-name="T1">Но уже светло. </text:span>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стиснув пустые или полупустые бутылки, этот развесился на стуле, тот свернулся калачиком в холодном камине, те раскинулись на диванах, на пыльных коврах, в шезлонгах на разных уровнях громадного зала, храпя и сопя на все лады самоповторным хором, покуда свет Лондона, зимний тягучий свет, ширится в вертикальных переплётах окон, ширится в слоях вчерашнего дыма, что всё ещё висит, редея, с навощённых балок потолка. А эти распростёртые горизонталы, товарищи по оружию, что разрумянились, как компашка голландских мужиков, которые видят в снах своё воскрешении в следующие пару минут.</text:p>
      <text:p text:style-name="Standard_20__28_user_29_">Его звание капитан, имя Джефри («Пират») Прентис. Он укрыт тёплымым одеялом, <text:s/>шотландская расцветка из оранжевого, ржавого, алого. У его черепа такое ощущение, словно он из металла.</text:p>
      <text:p text:style-name="Standard_20__28_user_29_">Прямиком над ним, на высоте четырёх метров, Тэди Блот вот-вот свалится с балкончика музыкантов, выбрав для падения 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воткнутый в задний карман, который как-то там зацепился—</text:p>
      <text:p text:style-name="Standard_20__28_user_29_">На этот момент Пирату уже удалось сесть на своей узкой холостяцкой кровати и зыркнуть вверх. Как ужасно. Просто ужасно бля… вверху раздался треск материи. Подготовка к выполнению спецзаданий выработала в нём быстроту реакций. Спрыгнув с кровати, он ударом ноги посылает её катнуться на своих колёсиках в направлении Блота. Оборвавшись, Блот шмякнулся точно посерёдке под громкий звяк пружин сетки. Одна ножка отлетела. «Доброе утро»,– отметил Пират. Блот кратко улыбнулся и снова уснул, уютно укутавшись в одеяло Пирата.</text:p>
      <text:p text:style-name="Standard_20__28_user_29_">Б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чтоб выдержать туманы и мороз и в основном возвращались, в виде фрагментов специфичных алкалоидов, в почву на крыше, так же как и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в напластование, почти в полметра, невероятного чернозёма, на котором может произрастать что угодно, да хоть бы и бананы. Пират, доведённый до отчаяния <text:soft-page-break/>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p>
      <text:p text:style-name="Standard_20__28_user_29_">П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p>
      <text:p text:style-name="Standard_20__28_user_29_">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а электростанции и нефтеперегонный за нею проступают чётко: трубы, сифоны, башни, колонны, крученные клубы пара и дыма….</text:p>
      <text:p text:style-name="Standard_20__28_user_29_">–<text:span text:style-name="T3"> </text:span>Ххахх!– Пират в беззвучном рёве следит как его выдох всплывает над парапетами, «ххахх!» <text:s/>Верхушки крыш в утреннем танце. Его гигантские вязки бананов, сияюще жёлтых, влажно зелёных. Его друзья внизу предвкушают в своих снах Банановый Завтрак. Этот надраенный день обещает быть не хуже, чем любой—</text:p>
      <text:p text:style-name="Standard_20__28_user_29_">Так ли? Далеко на востоке, в самом низу розовеющего неба что-то сверкнуло, очень ярко. Новая звезда, совсем незаметная. Он опирается на парапет, всматриваясь. Искорка точки уже превратилась в белую вертикальную чёрточку. Должно быть уже где-то над Северным морем… не ближе… внизу ледяные поля и холодное пятно солнца….</text:p>
      <text:p text:style-name="Standard_20__28_user_29_">Что это? Такого раньше не бывало. Но Пират всё равно знает что. Он видел фильм, всего пару недель назад… это след испарения. Уже на ширину пальца выше. И это не самолёт. Отвесно вверх самолёт не запускают. Это новая, и всё ещё Самая Секретная, немецкая ракета бомба.</text:p>
      <text:p text:style-name="Standard_20__28_user_29_">–<text:span text:style-name="T3"> </text:span>Входящая почта.– он произнёс это или только подумал? Он подтянул обтрёпанный пояс халата. Ну, у этой штуковины радиус действия 200 миль. Ты не можешь различить след испарения за 200 миль, выходит, можешь.</text:p>
      <text:p text:style-name="Standard_20__28_user_29_">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text:p>
      <text:p text:style-name="Standard_20__28_user_29_">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кета будет тут прежде, чем Пират увидит восход солнца.</text:p>
      <text:p text:style-name="Standard_20__28_user_29_">След, смазанный, слегка порванный натрое, висит в небе. Сама ракета, уже как чисто баллистический снаряд, поднялась выше. Теперь невидима.</text:p>
      <text:p text:style-name="Standard_20__28_user_29_">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p>
      <text:p text:style-name="Standard_20__28_user_29_">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text:span text:style-name="T1">сейчас</text:span>….</text:p>
      <text:p text:style-name="Standard_20__28_user_29_"><text:soft-page-break/>Каркас пронизан дневным светом, молочные стёкла благодушно лучатся вниз. Откуда тут быть зиме—даже этой—достаточно суровой чтобы состарить это железо, которое может петь на ветру, или застить эти окна, что открываются в другую пору года, обманно сохранённую?</text:p>
      <text:p text:style-name="Standard_20__28_user_29_">Пират взглядывает на свои часы. Не с чего отсчитать. Поры лица начинает пощипывать. Стирая все мысли—как учат коммандос—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p>
      <text:p text:style-name="Standard_20__28_user_29_">Обратно в зиму. Бывший след напрочь исчез с неба. Кожу Пирата покрыл пот холодный почти как лёд.</text:p>
      <text:p text:style-name="Standard_20__28_user_29_">Какое-то время уходит, чтобы закурить сигарету. Он не услышит как долетит эта штука. У неё скорость больше скорости звука. Первым делом тебе доходит вспышка. Только потом, если ты ещё жив, докатывается звук её приближения.</text:p>
      <text:p text:style-name="Standard_20__28_user_29_">Что если попадёт точнёхонько—ах, нет—вся эта жуткая масса сверху, бьёт в череп по темени….</text:p>
      <text:p text:style-name="Standard_20__28_user_29_">Нахохлив плечи, Пират несёт свои бананы по винтовой лестнице.</text:p>
      <text:p text:style-name="Standard_20__28_user_29_"><draw:frame draw:style-name="fr1" draw:name="Image2" text:anchor-type="char" svg:width="6.9252in" svg:height="0.3661in" draw:z-index="22"><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text:span text:style-name="T1">Я покрою все изъеденные выпивкой желудки Англии</text:span>... Кусочек марга, нет, ещё не завонялся, на сковородку. Начистить ещё бананов, порезать вдоль. Марг шкварчит, туда эти длинные. Электропечка <text:span text:style-name="T1">шарах</text:span> взорвёт нас всех в один прекрасный день, ох, ха,ха, как пить дать. Начистить целые бананы для гриля пока нагреется. Где эти зефиры….</text:p>
      <text:p text:style-name="Standard_20__28_user_29_">На кухню, покачиваясь, прибрёл Тедди Блот, голова укутана одеялом Пирата, поскользнулся на кожуре банана и шлёпнулся на задницу. «Самоубился»,– бормочет он.</text:p>
      <text:p text:style-name="Standard_20__28_user_29_">–<text:span text:style-name="T3"> </text:span>Немцы это за тебя сделают. Угадай что я видел с крыши.</text:p>
      <text:p text:style-name="Standard_20__28_user_29_">–<text:span text:style-name="T3"> </text:span>Ту V-2 в полёте?</text:p>
      <text:p text:style-name="Standard_20__28_user_29_">–<text:span text:style-name="T3"> </text:span>A4, да.</text:p>
      <text:p text:style-name="Standard_20__28_user_29_">–<text:span text:style-name="T3"> </text:span>Я видел её из окна. Минут десять назад. Странный вид, нет? С тех пор всё тихо, а ты слышал? Наверно, недолёт. В море, что ли.</text:p>
      <text:p text:style-name="Standard_20__28_user_29_">–<text:span text:style-name="T3"> </text:span>Десять минут?– пытается свериться со своими часами.</text:p>
      <text:p text:style-name="Standard_20__28_user_29_">–<text:span text:style-name="T3"> </text:span>Не меньше.– Блот сидит на полу, впихивая кожуру в лацкан своей пижамы под вид бутоньерки.</text:p>
      <text:p text:style-name="Standard_20__28_user_29_">Пират идёт к телефону и всё-таки звонит в Стенмор. Придётся проходить обычную, долгую рутину, но он уже перестал верить в увиденную им ракету. Господь выдернул её для него из безвоздушного неба, как стальной банан. «Прентис на связи, у вас там пикнуло что-то из Голландии только что? Ага. Ага. Да, мы <text:span text:style-name="T1">видели</text:span>.» Так можно отбить человеку охоту любоваться восходами. Он положили трубку. «Они потеряли её над береговой линией. Говорят это преждевременный Brennschluss».</text:p>
      <text:p text:style-name="Standard_20__28_user_29_">–<text:span text:style-name="T3"> </text:span>Не кисни,– говорит Блот пробираясь обратно к разваленной койке.– Будут другие».</text:p>
      <text:p text:style-name="Standard_20__28_user_29_">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то, по обе стороны фронта, не знает сколько будет ещё других. Или просто не следить за небом?</text:p>
      <text:p text:style-name="Standard_20__28_user_29_"><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Standard_20__28_user_29_"/>
      <text:p text:style-name="Standard_20__28_user_29_">А ну-ка, оторви свою жопу от пола,</text:p>
      <text:p text:style-name="Standard_20__28_user_29_">(пожуй банан-чик)</text:p>
      <text:p text:style-name="Standard_20__28_user_29_">Зубы почисть и вперёд, на войну!</text:p>
      <text:p text:style-name="Standard_20__28_user_29_">Махни на прощанье спящей стране,</text:p>
      <text:p text:style-name="Standard_20__28_user_29_">И мечтам пошли поцелуй,</text:p>
      <text:p text:style-name="Standard_20__28_user_29_">Скажи Мисс Гребл,</text:p>
      <text:p text:style-name="Standard_20__28_user_29_">У тебя не стоит,</text:p>
      <text:p text:style-name="Standard_20__28_user_29_">И не встанет до самой Победы, о,</text:p>
      <text:p text:style-name="Standard_20__28_user_29_">Но потом на гражданке всё будет торчком,</text:p>
      <text:p text:style-name="Standard_20__28_user_29_">(пожуй банан-чик)</text:p>
      <text:p text:style-name="Standard_20__28_user_29_">Вино шипучее, девульки жгучие—</text:p>
      <text:p text:style-name="Standard_20__28_user_29_">Осталось лишь пару немчур победить,</text:p>
      <text:p text:style-name="Standard_20__28_user_29_">Так улыбнись пошире, улыбкой лучшей в мире,</text:p>
      <text:p text:style-name="Standard_20__28_user_29_">И не заставляй нас повторять—</text:p>
      <text:p text:style-name="Standard_20__28_user_29_">Тебе пора от пола жопу оторвать!</text:p>
      <text:p text:style-name="Standard_20__28_user_29_"/>
      <text:p text:style-name="Standard_20__28_user_29_">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Standard_20__28_user_29_">На кухне, зефиры с чёрного рынка шмякаются в сироп налитый в верхнюю ёмкость пароварки Пирата, 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text:p>
      <text:p text:style-name="Standard_20__28_user_29_">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p>
      <text:p text:style-name="Standard_20__28_user_29_"><text:soft-page-break/>И вот через все комнаты ширится, взамен застоялого дыма ночи, <text:s/>алкоголя и пота, хрупкий, 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p>
      <text:p text:style-name="Standard_20__28_user_29_">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T1">C’est magnifique, mais ce n’est pas la guerre </text:span>(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p>
      <text:p text:style-name="Standard_20__28_user_29_">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p>
      <text:p text:style-name="Standard_20__28_user_29_">–<text:span text:style-name="T3"> </text:span>Твой работодатель.</text:p>
      <text:p text:style-name="Standard_20__28_user_29_">–<text:span text:style-name="T3"> </text:span>Это нечестно,– стонет Пират,– я ещё не делал свои утренние отжимания.</text:p>
      <text:p text:style-name="Standard_20__28_user_29_">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Standard_20__28_user_29_">«Доставлено изумительным способом,»– голос повышен и раздражён,– «никто из <text:span text:style-name="T1">моих</text:span> знакомых так не умничает. <text:span text:style-name="T1">Мне</text:span>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text:p>
      <text:p text:style-name="Standard_20__28_user_29_">Пират снова по ту сторону окна, наблюдает завтрак незнакомцев.</text:p>
      <text:p text:style-name="Standard_20__28_user_29_">Его увозит прочь, по мосту Воксхол-Бридж в пошарпанной зелёной Лагонде его денщик, капрал Вэйн. С подъёмом <text:s/>солнца, утро кажется всё холоднее. Облака всё же начали собираться. <text:soft-page-break/>Команда американских сапёров высыпали на дорогу, идут расчищать какие-то руины неподалёку, они поют:</text:p>
      <text:p text:style-name="Standard_20__28_user_29_"/>
      <text:p text:style-name="Standard_20__28_user_29_">Ух…</text:p>
      <text:p text:style-name="Standard_20__28_user_29_">Холодней, чем титьки <text:s/>ведьмы!</text:p>
      <text:p text:style-name="Standard_20__28_user_29_">Холодней ведра</text:p>
      <text:p text:style-name="Standard_20__28_user_29_">пингвиньего дерьма!</text:p>
      <text:p text:style-name="Standard_20__28_user_29_">Холодней, чем шерсть</text:p>
      <text:p text:style-name="Standard_20__28_user_29_"><text:span text:style-name="T3"><text:s/></text:span>на заднице полярного медведя!</text:p>
      <text:p text:style-name="Standard_20__28_user_29_">И даже, чем иней на фужере</text:p>
      <text:p text:style-name="Standard_20__28_user_29_">шампанского вина!</text:p>
      <text:p text:style-name="Standard_20__28_user_29_"/>
      <text:p text:style-name="Standard_20__28_user_29_">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Ну, 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p>
      <text:p text:style-name="Standard_20__28_user_29_"/>
      <text:p text:style-name="Standard_20__28_user_29_">Да—я—тот</text:p>
      <text:p text:style-name="Standard_20__28_user_29_">Самый, кто бредёт сквозь их фан-тази-и!</text:p>
      <text:p text:style-name="Standard_20__28_user_29_">Переживаю вместо них—</text:p>
      <text:p text:style-name="Standard_20__28_user_29_">Даже когда на девушку я вла-зи-ю—</text:p>
      <text:p text:style-name="Standard_20__28_user_29_">Приходится мне думать за других,</text:p>
      <text:p text:style-name="Standard_20__28_user_29_">Я знаю наперёд кому придёт черёд…</text:p>
      <text:p text:style-name="forward">[И тут вступают тубы, баритоны и тромбоны в одной октаве]</text:p>
      <text:p text:style-name="Standard_20__28_user_29_">И мне по барабану, что опааааасно это,</text:p>
      <text:p text:style-name="Standard_20__28_user_29_">Опасность – крыша, с которой я упал давным-давно—</text:p>
      <text:p text:style-name="Standard_20__28_user_29_">А когда мне придёт каюк, ты не печалься, друг,</text:p>
      <text:p text:style-name="Standard_20__28_user_29_">Поссы на мой надгробный камень,</text:p>
      <text:p text:style-name="Standard_20__28_user_29_">Тем пивом, что ты задолжал мне,</text:p>
      <text:p text:style-name="Standard_20__28_user_29_">И —вперёд!</text:p>
      <text:p text:style-name="Standard_20__28_user_29_"/>
      <text:p text:style-name="Standard_20__28_user_29_">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oft-page-break/>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 text:style-name="T1">знал</text:span>.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 text:style-name="T1">а у тебя ночью забулькает</text:span>,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p>
      <text:p text:style-name="Standard_20__28_user_29_">На тот момент проблема была снята. Однако, рано или поздно наступит время, когда ещё кто-то откроет его дар, кто-то, 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p>
      <text:p text:style-name="Standard_20__28_user_29_">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oft-page-break/>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p>
      <text:p text:style-name="Standard_20__28_user_29_">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text:s/>истинно Шерлок Холмсовский лондонский вечер, на Пирата несомненно пахн<text:span text:style-name="T5">у́</text:span>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 text:style-name="T1">Это был гигантский Аденоид</text:span>. Размером со Св. Пола и продолжал <text:s/>час от часу расти. Лондон, а возможно и вся Англия, были в смертельной опасности!</text:p>
      <text:p text:style-name="Standard_20__28_user_29_">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тому что на этом неясном санджаке однажды проворачивалась судьбв всей Европы:</text:p>
      <text:p text:style-name="Standard_20__28_user_29_"/>
      <text:p text:style-name="Standard_20__28_user_29_">Никто не-знает-где на-карте,</text:p>
      <text:p text:style-name="Standard_20__28_user_29_">Кто-б-мог подумать всё пойдёт-с-того?</text:p>
      <text:p text:style-name="Standard_20__28_user_29_">Но каждый <text:s/>серб или <text:s/>монто-негрец</text:p>
      <text:p text:style-name="Standard_20__28_user_29_">Только и ждут, что грянет наконец—</text:p>
      <text:p text:style-name="Standard_20__28_user_29_">О, милая, пакуй мой саквояж,</text:p>
      <text:p text:style-name="Standard_20__28_user_29_">И прикури сигару мне потолще,</text:p>
      <text:p text:style-name="Standard_20__28_user_29_">Пиши мне до востр-ебо-вания:</text:p>
      <text:p text:style-name="Standard_20__28_user_29_">Вос-точный Экс-пресс,</text:p>
      <text:p text:style-name="Standard_20__28_user_29_">В сан-джак Но-ви Па-зар!</text:p>
      <text:p text:style-name="Standard_20__28_user_29_"/>
      <text:p text:style-name="Standard_20__28_user_29_"/>
      <text:p text:style-name="Standard_20__28_user_29_">Тут строй хористок, аппетитно молоденьких, вызывающе вытанцовывают в меховых гусарских шапках и ботфортах, пока в другой сфере лорд Осмо продолжает <text:span text:style-name="T1">ассимилироваться</text:span>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 text:style-name="T1">общий план, </text:span>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 text:style-name="T1">что</text:span>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 text:style-name="T1">дышит</text:span>, как бы… в себя, обратно…» «Какие-нибудь, типа, <text:span text:style-name="T1">звуки</text:span> до вас доходят?» «Да, это просто ужасно… словно, великанский нос захлёбывается соплями… подождите, сейчас оно… начинает… <text:s/>о, <text:span text:style-name="T1">нет</text:span>!.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oft-page-break/>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 text:style-name="T1">шшлёп</text:span>!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это<text:span text:style-name="T1"> по кайфу</text:span>….</text:p>
      <text:p text:style-name="Standard_20__28_user_29_">Задание Пирата/Осмо наладить связь с Аденоидом. 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 text:style-name="T1">démarche</text:span>.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p>
      <text:p text:style-name="Standard_20__28_user_29_">Нови Пазар, как-то продолжал оставаться <text:span text:style-name="T1">croix mystique </text:span>на ладони Европы и МИД, в конце концов, обратился к Фирме за помощью. Фирма знала кому поручить.</text:p>
      <text:p text:style-name="Standard_20__28_user_29_">Каждый день на протяжении <text:s/>2½ 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подтаскивая белую субстанцию коробами, по очереди, по соседним лестницам, чтобы швырять по колышливому гландоподобному и 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p>
      <text:p text:style-name="Standard_20__28_user_29_">Всё же у лорда Блатрарда Осмо смог наконец уделять всё своё время Нови Пазару. В начале 1939, его обнаружили утонувшим при загадочных обстоятельствах в ванне наполненной тапиочн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мечущимся в их постелях от его грандиозности—хотя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p>
      <text:p text:style-name="Standard_20__28_user_29_"><draw:frame draw:style-name="fr1" draw:name="Image1" text:anchor-type="char" svg:width="6.9252in" svg:height="0.3661in" draw:z-index="1"><draw:image xlink:href="Pictures/1000000000000B720000009B428C9716555D8079.png" xlink:type="simple" xlink:show="embed" xlink:actuate="onLoad" loext:mime-type="image/png"/></draw:frame>У Теди Блота перерыв на обед, 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oft-page-break/>оправе в стиле генерала МакАртура, пара серебряных щёточек-расчёсок в форме пылающего меча ГКСС, подарок Мамы, который он находит весьма изысканным.</text:p>
      <text:p text:style-name="Standard_20__28_user_29_">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p>
      <text:p text:style-name="Standard_20__28_user_29_">П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слишком любопытных), Блоту не до этого всего: он слишком поглощён подготовкой возможных оправданий, если его застукают, хоть это вряд ли, просто на всякий….</text:p>
      <text:p text:style-name="Standard_20__28_user_29_">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по коридорам по совещаниям, замы-завы, час-другой 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ТОТСССГ….</text:p>
      <text:p text:style-name="Standard_20__28_user_29_">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p>
      <text:p text:style-name="Standard_20__28_user_29_">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посмотреть в глаза <text:s/>друг к другу, пока не скрипнешь стулом на 90°. Стол Тантиви аккуратен, у Слотропа жуткая свалка, где и чёрт ногу сломит. Он не расчищался до столешницы с 1942. 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трудно-находимые гелиотропный и горчичный, Скользкий Вяз Таблетки Тейя от Горла, присланные мамой Слотропа, Налиной, аж из Масачусетса,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oft-page-break/>не пробовать.) 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ТОТСССГ в конце коридора—технический словарь немецкого языка, <text:span text:style-name="T1">Специальный Справочник</text:span> или <text:span text:style-name="T1">План Города</text:span> изданный МИДом—и обычно, если не утащили или не выброшен, номер <text:span text:style-name="T1">Новости Мира</text:span> тоже где-нибудь воткнут—Слотроп заядлый читатель.</text:p>
      <text:p text:style-name="Standard_20__28_user_29_">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всё враз.</text:p>
      <text:p text:style-name="Standard_20__28_user_29_">Жаль, что тот кто платит за эт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 Сэлли—тут в основном красный и синий—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text:p>
      <text:p text:style-name="Standard_20__28_user_29_">Но может цвета взяты как попадя, не кодированные. Может даже и девушки не настоящие. От Тантиви, после нескольких недель расспросов невзначай <text:span text:style-name="T1">(мы знаем, что вы учились вместе, но задействовать его было бы рискованно)</text:span>,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 смерти у него явно оставалось время, чтоб и за девушками гоняться. Если есть какая-то причина клеить эти бумажные звезды каждую пару дней, то он о ней не распространяется—она, похоже, не для посторонних. Карту видит только лишь Тантиви и тот относится к ней со снисходительностью дружелюбного антрополога: «Какая-то разновидность безвредного хобби Янка»,– говори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и», и судьбоносный туман. Но ни одна из этих тем не развеет туман недоумения тех, кому докладывает Блот.</text:p>
      <text:p text:style-name="Standard_20__28_user_29_">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ещё надо сдать работу.</text:p>
      <text:p text:style-name="P4"><draw:frame draw:style-name="fr1" draw:name="Image4" text:anchor-type="char" svg:width="6.9252in" svg:height="0.3661in" draw:z-index="2"><draw:image xlink:href="Pictures/1000000000000B720000009B428C9716555D8079.png" xlink:type="simple" xlink:show="embed" xlink:actuate="onLoad" loext:mime-type="image/png"/></draw:frame></text:p>
      <text:p text:style-name="Standard_20__28_user_29_"><text:soft-page-break/>Ветер изменился, дует с юго-запада, и барометр падает. 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p>
      <text:p text:style-name="Standard_20__28_user_29_">Что это за графитовый цилиндр сантиметров пятнадцать в длину и пять в диаметре, 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p>
      <text:p text:style-name="Standard_20__28_user_29_">В таком случае, прикидывает Слотроп, <text:s/>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ТОТСССГ. А и что с того, вообще? Это его последняя ракета на какое-то время. Хотелось бы насовсем.</text:p>
      <text:p text:style-name="Standard_20__28_user_29_">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text:p>
      <text:p text:style-name="Standard_20__28_user_29_">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p>
      <text:p text:style-name="Standard_20__28_user_29_">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Боже, не должно же <text:span text:style-name="T1">так</text:span> продолжаться….</text:p>
      <text:p text:style-name="Standard_20__28_user_29_">–<text:span text:style-name="T3"> </text:span>Кстати, Слотроп, у тебя уже одна во рту.</text:p>
      <text:p text:style-name="Standard_20__28_user_29_">–<text:span text:style-name="T3"> </text:span>Это от нервов,– Слотроп всё равно <text:s/>прикуривает.</text:p>
      <text:p text:style-name="Standard_20__28_user_29_">–<text:span text:style-name="T3"> </text:span>Ну, только <text:span text:style-name="T1">не мои</text:span>,– упрашивает Тантиви.</text:p>
      <text:p text:style-name="Standard_20__28_user_29_"><text:soft-page-break/>–<text:span text:style-name="T3"> </text:span>Две за раз, видал?– 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p>
      <text:p text:style-name="Standard_20__28_user_29_">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 text:style-name="T1">двух</text:span>,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p>
      <text:p text:style-name="Standard_20__28_user_29_">Эти две юные леди были 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просто для передачи его настроения, от фиолетового до золотого. Не для распределения их по рангам—как можно! Никто не видит эту карту, кроме Тантиви, к тому же, Исусе, они <text:span text:style-name="T1">все</text:span>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p>
      <text:p text:style-name="Standard_20__28_user_29_">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Standard_20__28_user_29_">Карта ставит Тантиви в тупик. Её не спишешь на обычную охоту на охотливых двустволок американского горлопана, 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 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oft-page-break/>поговорить, кроме бесчисленного множества девушек, которых он почти никогда не встречал больше, поговорить хоть <text:span text:style-name="T1">о чём-нибудь</text:span>.</text:p>
      <text:p text:style-name="Standard_20__28_user_29_">И всё же Слотроп продолжает свою карту ежедневно, с дурацкой неотступность.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p>
      <text:p text:style-name="Standard_20__28_user_29_">–<text:span text:style-name="T3"> </text:span>И что дальше?– От Слотропа ни звука. – Эти две твои морячки… когда увидели тебя...– И тут он замечает, что Слотроп, вместо того, чтоб продолжить рассказ, трясётся. Да, он дрожал и перед этим, тут холодно, но не настолько же.– Слотроп!</text:p>
      <text:p text:style-name="Standard_20__28_user_29_">–<text:span text:style-name="T3"> </text:span>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p>
      <text:p text:style-name="Standard_20__28_user_29_">Вскоре, после паузы, с трясущейся сигаретой: – Их не слышно, когда на подходе.</text:p>
      <text:p text:style-name="Standard_20__28_user_29_">Тантиви знает кто эти «они». Он отводит глаза. Недолгое молчание.</text:p>
      <text:p text:style-name="Standard_20__28_user_29_">–<text:span text:style-name="T3"> </text:span>Конечно, не слышно, у них скорость больше скорости звука.</text:p>
      <text:p text:style-name="Standard_20__28_user_29_">–<text:span text:style-name="T3"> </text:span>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text:span text:style-name="T1">не</text:span> слышишь.</text:p>
      <text:p text:style-name="Standard_20__28_user_29_">–<text:span text:style-name="T3"> </text:span>То же самсое и в пехоте. Сам знаешь. Никогда не слышишь ту, которая в тебя.</text:p>
      <text:p text:style-name="Standard_20__28_user_29_">–<text:span text:style-name="T3"> </text:span>У, но—</text:p>
      <text:p text:style-name="Standard_20__28_user_29_">–<text:span text:style-name="T3"> </text:span>Считай, что это такая большая пуля, Слотроп. С плавниками.</text:p>
      <text:p text:style-name="Standard_20__28_user_29_">–<text:span text:style-name="T3"> </text:span>Исусе,– зубы стучат,– ты умеешь утешить.</text:p>
      <text:p text:style-name="Standard_20__28_user_29_">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в попытке развеять и снять её.– Может тебе стоит посмотреть места, где они взрывались….</text:p>
      <text:p text:style-name="Standard_20__28_user_29_">–<text:span text:style-name="T3"> </text:span>Зачем? От них же ничего не остаётся. Не так разве?</text:p>
      <text:p text:style-name="Standard_20__28_user_29_">–<text:span text:style-name="T3"> </text:span>Я не знаю. Даже немцы вряд ли знают. Но это отличная возможность для нас обойти ТехИнформ. Что скажешь?</text:p>
      <text:p text:style-name="Standard_20__28_user_29_">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oft-page-break/>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p>
      <text:p text:style-name="Standard_20__28_user_29_">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p>
      <text:p text:style-name="Standard_20__28_user_29_">У него появилась навязчивая идея ракеты, на которой написано его имя—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1">на каждой, верно?</text:span></text:p>
      <text:p text:style-name="Standard_20__28_user_29_">–<text:span text:style-name="T3"> </text:span>Да, такое может пригодиться,– Тантиви позабавлено посматривает на него, – верное дело, особенно в бою, знаешь, <text:span text:style-name="T1">просимулировать</text:span> что-то в таком роде. Полный верняк. Назови это «боевая паранойя» или типа того. Но—</text:p>
      <text:p text:style-name="Standard_20__28_user_29_">–<text:span text:style-name="T3"> </text:span>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p>
      <text:p text:style-name="Standard_20__28_user_29_">Нет ничего, что он бы мог увидеть, взять в рук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p>
      <text:p text:style-name="Standard_20__28_user_29_">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 text:style-name="T1">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p>
      <text:p text:style-name="Standard_20__28_user_29_">–<text:span text:style-name="T3"> </text:span>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Standard_20__28_user_29_"><text:soft-page-break/>–<text:span text:style-name="T3"> </text:span>Нет, это <text:span text:style-name="T1">не</text:span>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 text:style-name="T1">обожают</text:span> толстых, пухленьких американцев.– Тут она ущипнула его щеку и подёргала туда-сюда.</text:p>
      <text:p text:style-name="Standard_20__28_user_29_">–<text:span text:style-name="T3"> </text:span>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Standard_20__28_user_29_">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p>
      <text:p text:style-name="Standard_20__28_user_29_">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зашевелился в <text:span text:style-name="T1">эрекции</text:span>, вот-вот торчком вспрыгнет—Боже праведный, а <text:span text:style-name="T1">это</text:span> вдруг с чего?</text:p>
      <text:p text:style-name="Standard_20__28_user_29_">В его истории и, очень может быть, помилуй его Господи, в его досье отмечена особая чувствительность на происходящее в небе. (Но <text:span text:style-name="T1">эрекция</text:span>?)</text:p>
      <text:p text:style-name="Standard_20__28_user_29_">На старом аспидном сланце надгробного камня на кладбище Конгрегационалистской церкви дома в Минчборо, штат Масачусетс, рука Господа возникает из облака, края фигуры кое-где изъедены двумя столетиями смен огня и льда в долоте времён года, а надпись такова:</text:p>
      <text:p text:style-name="Standard_20__28_user_29_"/>
      <text:p text:style-name="Standard_20__28_user_29_">В память Константа</text:p>
      <text:p text:style-name="Standard_20__28_user_29_">Слотропа, что умер Марта</text:p>
      <text:p text:style-name="Standard_20__28_user_29_">4-го 1766 г., на 29-м</text:p>
      <text:p text:style-name="Standard_20__28_user_29_">году от роду.</text:p>
      <text:p text:style-name="Standard_20__28_user_29_"/>
      <text:p text:style-name="Standard_20__28_user_29_">Смерть есть природе долг,</text:p>
      <text:p text:style-name="Standard_20__28_user_29_">Я уплатил, и ты заплатишь.</text:p>
      <text:p text:style-name="Standard_20__28_user_29_"/>
      <text:p text:style-name="Standard_20__28_user_29_">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text:p>
      <text:p text:style-name="Standard_20__28_user_29_"><text:soft-page-break/></text:p>
      <text:p text:style-name="Standard_20__28_user_29_">Адью, друзья мои милые, отныне обитель моя эта могила,</text:p>
      <text:p text:style-name="Standard_20__28_user_29_">Смерть ненасытная меня скосила,</text:p>
      <text:p text:style-name="Standard_20__28_user_29_">Пока Христос вновь приидет чад Его спасти</text:p>
      <text:p text:style-name="Standard_20__28_user_29_">По слову Его в Писании</text:p>
      <text:p text:style-name="Standard_20__28_user_29_">Мой плач услышь, читающий сие,</text:p>
      <text:p text:style-name="Standard_20__28_user_29_">Богатства не сделают вечным твоё бытие.</text:p>
      <text:p text:style-name="Standard_20__28_user_29_">Ткацкий стан Господа не оставляет дела своего,</text:p>
      <text:p text:style-name="Standard_20__28_user_29_">Наши пути следуют нитям любви Его.</text:p>
      <text:p text:style-name="Standard_20__28_user_29_"/>
      <text:p text:style-name="Standard_20__28_user_29_">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Standard_20__28_user_29_"/>
      <text:p text:style-name="Standard_20__28_user_29_">Мне некогда было дожидаться Смерти,</text:p>
      <text:p text:style-name="Standard_20__28_user_29_">Она любезно дождалась меня</text:p>
      <text:p text:style-name="Standard_20__28_user_29_"/>
      <text:p text:style-name="Standard_20__28_user_29_">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p>
      <text:p text:style-name="Standard_20__28_user_29_">Однако, они не процветали… почти всё добывалось упорством—хотя всё это начало скисать примерно в те времена, или около того, когда Эмили Дикинсон писала:</text:p>
      <text:p text:style-name="Standard_20__28_user_29_"/>
      <text:p text:style-name="Standard_20__28_user_29_">Падение дьявольский труд,</text:p>
      <text:p text:style-name="Standard_20__28_user_29_">Ведётся постепенно, кропотливо—</text:p>
      <text:p text:style-name="Standard_20__28_user_29_">Никто не согрешает в одночасье,</text:p>
      <text:p text:style-name="Standard_20__28_user_29_">Тут дребезги нужны, чтоб поскользнуться,</text:p>
      <text:p text:style-name="Standard_20__28_user_29_"/>
      <text:p text:style-name="Standard_20__28_user_29_">но они всё-таки держались. Традиция, для остальных, была простой, её знал каждый—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p>
      <text:p text:style-name="Standard_20__28_user_29_"><text:soft-page-break/>Депрессия, грянув, удостоверила процесс. 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p>
      <text:p text:style-name="Standard_20__28_user_29_">В 1931, год большого пожара в Аспинвол Отеле, юный Тайрон навещал свою тётушку в Леноксе. 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p>
      <text:p text:style-name="Standard_20__28_user_29_">Охренеть, как они его пугали. Что если эти сияющие занавеси сейчас распахнуться? Что покажут ему призраки севера, усыпанные драгоценностями?</text:p>
      <text:p text:style-name="Standard_20__28_user_29_">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давно заснули, а взрослые пили кофе и рассказывали друг другу какие пожары они видели в другие годы.</text:p>
      <text:p text:style-name="Standard_20__28_user_29_">Но это что за сияние? Какие призраки тут командуют? Что если в следующий момент всё заслонит кромешная ночь, контроль <text:span text:style-name="T1">утрачен</text:span> и занавеси распахиваются показать зиму, которую никто и представить не мог….</text:p>
      <text:p text:style-name="Standard_20__28_user_29_">6:43:16, БВЛВ—<text:span text:style-name="T1">небо прямо сейчас</text:span>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 text:style-name="T1">так оно и бывает—да великая длань света опускается из облаков….</text:span></text:p>
      <text:p text:style-name="Standard_20__28_user_29_"><draw:frame draw:style-name="fr1" draw:name="Image5" text:anchor-type="char" svg:width="6.9252in" svg:height="0.3661in" draw:z-index="3"><draw:image xlink:href="Pictures/1000000000000B720000009B428C9716555D8079.png" xlink:type="simple" xlink:show="embed" xlink:actuate="onLoad" loext:mime-type="image/png"/></draw:frame>На стене, в орнаментальном зажиме тёмной меди, пылает газовый <text:s/>факел, ровно и 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p>
      <text:p text:style-name="Standard_20__28_user_29_">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p>
      <text:p text:style-name="Standard_20__28_user_29_"><text:soft-page-break/>–<text:span text:style-name="T3"> </text:span>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Standard_20__28_user_29_">Здесь медиум прерывается, немного молчит… один стон… момент тихого отчаяния: «Селена, Селена, ты не тут?»</text:p>
      <text:p text:style-name="Standard_20__28_user_29_">–<text:span text:style-name="T3"> </text:span>Нет, дорогой.– на её щекам полоски от недавних слёз. – Я слушаю.</text:p>
      <text:p text:style-name="Standard_20__28_user_29_">–<text:span text:style-name="T3"> </text:span>Всё дело в контроле. Всё это пошло из-за одной трудности: контроль. Впервые он оказался <text:span text:style-name="T1">внутри</text:span>, понимаешь. Контроль размещён внутри. Уже нет надобности пассивно страдать от «внешних сил»—сворачивать в любой ветер. Как будто….</text:p>
      <text:p text:style-name="Standard_20__28_user_29_">–<text:span text:style-name="T3"> </text:span>Рынок уже не нуждается в управлении Невидимой Рукой, но может теперь <text:span text:style-name="T1">создавать себя</text:span> сам—свою логику, импульс, стиль, <text:span text:style-name="T1">изнутри</text:span>.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 text:style-name="T1">может</text:span>. Что происходит, то происходит, А и Б не имеют реальности, они просто наименования частей, которые следует воспринимать неразрывно….</text:p>
      <text:p text:style-name="Standard_20__28_user_29_">–<text:span text:style-name="T3"> </text:span>Гонит белиберду Успенского,– 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 text:style-name="T1">на мне смотрелся б куда лучше</text:span>, в этом она не сомневается. Леди, обернувшись вдруг, <text:s/>улыбается поверх плеча, ты так уверена? Боже, неужто она услышала? Ну, в <text:span text:style-name="T1">таком-то</text:span> месте почти наверняка.</text:p>
      <text:p text:style-name="Standard_20__28_user_29_">Джессика стоит недалеко от стола для сеанса 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p>
      <text:p text:style-name="Standard_20__28_user_29_">Снаружи, из восточных районом, докатывается приглушённый взрыв очередной ракеты 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p>
      <text:p text:style-name="Standard_20__28_user_29_">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по центру. Милтон Гломинг вскидывает бровь. Его ум, постоянно занятый сбором соответствий, думает, что обнаружил ещё одно.</text:p>
      <text:p text:style-name="Standard_20__28_user_29_">Медиум, уже с раздражённостью, начинет выходить из транса. Любому ясно что сейчас происходит по ту сторону. 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oft-page-break/>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p>
      <text:p text:style-name="Standard_20__28_user_29_">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ждера….</text:p>
      <text:p text:style-name="Standard_20__28_user_29_">–<text:span text:style-name="T3"> </text:span>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Standard_20__28_user_29_">–<text:span text:style-name="T3"> </text:span>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Standard_20__28_user_29_">–<text:span text:style-name="T3"> </text:span>Я как-то это всё не очень—</text:p>
      <text:p text:style-name="Standard_20__28_user_29_">–<text:span text:style-name="T3"> </text:span>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Standard_20__28_user_29_">–<text:span text:style-name="T3"> </text:span>Ха,– <text:span text:style-name="T1">это</text:span> слово ей известно.– Мне показалось, вы оживились, когда он сказал «обернулись против».</text:p>
      <text:p text:style-name="Standard_20__28_user_29_">–<text:span text:style-name="T3"> </text:span>«Против», «наоборот», да, вас бы удивила частотность этих слов.</text:p>
      <text:p text:style-name="Standard_20__28_user_29_">–<text:span text:style-name="T3"> </text:span>А какое <text:span text:style-name="T1">самое</text:span> частое слово,– спросила Джессика,– <text:s/>номер один по вашим записям.</text:p>
      <text:p text:style-name="Standard_20__28_user_29_">–<text:span text:style-name="T3"> </text:span>То же самое, что и всегда в таких делах собраниях,– ответил статистик, как будто каждый знает, что это «смерть».</text:p>
      <text:p text:style-name="Standard_20__28_user_29_">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Standard_20__28_user_29_">–<text:span text:style-name="T3"> </text:span>Кстати, а где это ваш молодой безумец?</text:p>
      <text:p text:style-name="Standard_20__28_user_29_">–<text:span text:style-name="T3"> </text:span>Роджер с капитаном Прентисом.– неопределённый взмах руки.– Как обычно: непонятные <text:s/>Микроплёночные Маневры.</text:p>
      <text:p text:style-name="Standard_20__28_user_29_">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p>
      <text:p text:style-name="Standard_20__28_user_29_">Пират Прентис так это воспринимает, косвенно, типа классового самосознания, он несёт свою улыбку среди всех тут собравшихся как боевую фалангу. 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text:p>
      <text:p text:style-name="Standard_20__28_user_29_">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Standard_20__28_user_29_">–<text:span text:style-name="T3"> </text:span>Генерал-майор, вы не можете поддерживать такое.</text:p>
      <text:p text:style-name="Standard_20__28_user_29_">–<text:span text:style-name="T3"> </text:span>Мы следим за ним круглые сутки. Физически, расположение он не покидает, это точно.</text:p>
      <text:p text:style-name="Standard_20__28_user_29_"><text:soft-page-break/>–<text:span text:style-name="T3"> </text:span>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p>
      <text:p text:style-name="Standard_20__28_user_29_">–<text:span text:style-name="T3"> </text:span>Гитлер так и делает.</text:p>
      <text:p text:style-name="Standard_20__28_user_29_">–<text:span text:style-name="T3"> </text:span>Гитлер человек одухотворённый, а мы с вами просто наёмные работники, не забывайте….</text:p>
      <text:p text:style-name="Standard_20__28_user_29_">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джентельменски муштрованные маньяки из ОСО, <text:span text:style-name="T1">ах очень хорошо, капитан</text:span>, трандёж совещаний командования, шарканье ботинками, очки, какие сейчас носят в правительстве, <text:span text:style-name="T1">превосходно и как-нибудь показали бы это у нас в клубе….</text:span></text:p>
      <text:p text:style-name="Standard_20__28_user_29_">Пират хочет быть своим среди Них, хочет их грубоватой любви с запахом отличного виски и табачного блэнда Латакии. Он хочет понимания <text:span text:style-name="T1">своих</text:span>, а не этих заумных шибздиков 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p>
      <text:p text:style-name="Standard_20__28_user_29_">–<text:span text:style-name="T3"> </text:span>Этого вообще не понять,– говорил Роджер Мехико,– 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 указывая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 text:style-name="T1">грёбанного</text:span> фашизма…</text:p>
      <text:p text:style-name="Standard_20__28_user_29_">–<text:span text:style-name="T3"> </text:span>Полегче, Мехико, ты опять теряешь старую добрую объективность—человеку науки это не к лицу. Это уж совсем не по-научному.</text:p>
      <text:p text:style-name="Standard_20__28_user_29_">–<text:span text:style-name="T3"> </text:span>Придурок. И ты за них. Ты не почувствовал, когда заходил сюда сегодня? Это громадное болотище паранойи.</text:p>
      <text:p text:style-name="Standard_20__28_user_29_">–<text:span text:style-name="T3"> </text:span>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text:p>
      <text:p text:style-name="Standard_20__28_user_29_">–<text:span text:style-name="T3"> </text:span>А, Прентис.– Ни бровью не повел. Терпимость. А.</text:p>
      <text:p text:style-name="Standard_20__28_user_29_">–<text:span text:style-name="T3"> </text:span>Ты бы зашёл, пусть доктор Грост проверит на своей ЭЭГ.</text:p>
      <text:p text:style-name="Standard_20__28_user_29_">–<text:span text:style-name="T3"> </text:span>Ладно, как только выберу время.– 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p>
      <text:p text:style-name="Standard_20__28_user_29_">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Standard_20__28_user_29_">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том чья капитуляция, ни гу-гу.</text:p>
      <text:p text:style-name="Standard_20__28_user_29_">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oft-page-break/>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p>
      <text:p text:style-name="Standard_20__28_user_29_">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Standard_20__28_user_29_">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p>
      <text:p text:style-name="Standard_20__28_user_29_">Вон девушка Мехико входит в комнату. Он замечает её мгновенно, чистота вокруг неё, отсутствие дыма и шума… так он уже и ауру начинает видеть? 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p>
      <text:p text:style-name="Standard_20__28_user_29_">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text:p>
      <text:p text:style-name="Standard_20__28_user_29_">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всё равно 98% заражены венерическими болезнями—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p>
      <text:p text:style-name="Standard_20__28_user_29_">Невероятная чёрно-белая Скорпия подтвердила немало фантазий Пирата про гламурный английский высший свет с шёлковыми ножками, <text:s/>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oft-page-break/>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 text:style-name="T1">это</text:span>, знать, как знал Пират, о чём <text:span text:style-name="T1">на самом деле</text:span> поётся в песне «Танцы в темноте»….</text:p>
      <text:p text:style-name="Standard_20__28_user_29_">Он старательно не говорил ей об этом. Но порой это такая мука не упасть к её ногам, зная, что она не оставит Клайва, с криком <text:span text:style-name="T1">ты моя последняя надежда</text:span>… <text:span text:style-name="T1">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То-то и <text:span text:style-name="T1">оно,</text:span>»–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 text:style-name="T1">задействован</text:span>,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p>
      <text:p text:style-name="Standard_20__28_user_29_">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p>
      <text:p text:style-name="Standard_20__28_user_29_">–<text:span text:style-name="T3"> </text:span>Ты и вправду пират,– 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p>
      <text:p text:style-name="Standard_20__28_user_29_">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Standard_20__28_user_29_">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для превращения ночи в ночь компромисса….</text:p>
      <text:p text:style-name="Standard_20__28_user_29_">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ецах, бегали по всей станции, глотали свои предотъездные шоколадки и выстраивались в ряд для новых фото. Белое как тальк лицо Скорпии 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p>
      <text:p text:style-name="Standard_20__28_user_29_"><draw:frame draw:style-name="fr1" draw:name="Image6" text:anchor-type="char" svg:width="6.9252in" svg:height="0.3661in" draw:z-index="4"><draw:image xlink:href="Pictures/1000000000000B720000009B428C9716555D8079.png" xlink:type="simple" xlink:show="embed" xlink:actuate="onLoad" loext:mime-type="image/png"/></draw:frame>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text:soft-page-break/>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p>
      <text:p text:style-name="Standard_20__28_user_29_">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Standard_20__28_user_29_">–<text:span text:style-name="T3"> </text:span>У нас их называют «служащими,»– отвечает Роджер,– 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p>
      <text:p text:style-name="Standard_20__28_user_29_">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text:p>
      <text:p text:style-name="Standard_20__28_user_29_">–<text:span text:style-name="T3"> </text:span>Бедный Роджер, бедный ягнёночек, попал на такую бяку войну.</text:p>
      <text:p text:style-name="Standard_20__28_user_29_">–<text:span text:style-name="T3"> </text:span>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text:p>
      <text:p text:style-name="Standard_20__28_user_29_">–<text:span text:style-name="T3"> <text:s/></text:span>Бобёр.</text:p>
      <text:p text:style-name="Standard_20__28_user_29_">–<text:span text:style-name="T3"> </text:span>Точно, и весь тот превосходный боевой дух, которым вы так славитесь, но что-то не слыхать, чтоб вы сбивали <text:span text:style-name="T1">ракеты</text:span>, ха-ха!– выдаёт свою самую злую улыбку, жмуря глаза и наморщив нос,– больше, чем я, больше, чем Пойнтсмен, ну, и кто <text:span text:style-name="T1">теперь</text:span> лучше кого, дорогуша?– подпрыгивает вверх-вниз на коже сиденья.</text:p>
      <text:p text:style-name="Standard_20__28_user_29_">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 text:style-name="T1">Нам по пути. </text:span>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p>
      <text:p text:style-name="Standard_20__28_user_29_">И случались моменты, особенно в последнее время—когда лицом к лицу, что никак не отличить которое из них чьё. Оба одновременно чувствовали странное недоумение… как если нежданно видишь себя в зеркале… 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p>
      <text:p text:style-name="Standard_20__28_user_29_">Это случилось как то,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p>
      <text:p text:style-name="Standard_20__28_user_29_">–<text:span text:style-name="T3"> </text:span>Ну, ты даёшь, красавица,– провизжав тормозами,– Тут тебе не закулисье старой Мельницы, знаешь ли.</text:p>
      <text:p text:style-name="Standard_20__28_user_29_"><text:soft-page-break/>Она знала. «Гм,»– упавшая прядка, щекоча её нос, добавила больше, чем обычно, едкости в её ответ:– «Я не знала, что маленьких мальчиков пускают в такие места».</text:p>
      <text:p text:style-name="Standard_20__28_user_29_">–<text:span text:style-name="T3"> </text:span>Как я вижу,– уже научившись не замечать подобных замечаний по поводу его внешности,– девочкам из твоего звена скаутов, ещё никто не позвонил.</text:p>
      <text:p text:style-name="Standard_20__28_user_29_">–<text:span text:style-name="T3"> </text:span>Мне двадцать.</text:p>
      <text:p text:style-name="Standard_20__28_user_29_">–<text:span text:style-name="T3"> </text:span>Ура, тогда имеешь полное право прокатиться на этом Ягуаре аж до Лондона.</text:p>
      <text:p text:style-name="Standard_20__28_user_29_">–<text:span text:style-name="T3"> </text:span>Мне в другую сторон. Почти в Гастингс.</text:p>
      <text:p text:style-name="Standard_20__28_user_29_">–<text:span text:style-name="T3"> </text:span>Ну, тогда туда и обратно.</text:p>
      <text:p text:style-name="Standard_20__28_user_29_">Убирая волосы со своего лица:– А твоя мама знает, как ты себя ведёшь <text:span text:style-name="T1">не</text:span> дома?</text:p>
      <text:p text:style-name="Standard_20__28_user_29_">–<text:span text:style-name="T3"> </text:span>Моя мама война,– провозглашает Роджер Мехико, склоняясь, чтобы открыть дверь.</text:p>
      <text:p text:style-name="Standard_20__28_user_29_">–<text:span text:style-name="T3"> </text:span>Это странно слышать,– маленькая заляпанная туфелька повременила на подножке.</text:p>
      <text:p text:style-name="Standard_20__28_user_29_">–<text:span text:style-name="T3"> </text:span>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p>
      <text:p text:style-name="Standard_20__28_user_29_">И тут падает ракета. Круто, круто. 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p>
      <text:p text:style-name="Standard_20__28_user_29_">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text:p>
      <text:p text:style-name="Standard_20__28_user_29_">–<text:span text:style-name="T3"> </text:span>Я в твоей власти,– <text:s/>вскрикивает она.– <text:span text:style-name="T1">Полностью</text:span>.</text:p>
      <text:p text:style-name="Standard_20__28_user_29_">–<text:span text:style-name="T3"> </text:span>Гм,– Роджер наконец-то справляется с коробкой передач и, танцуя по педалям, уфыркивает, фррр, в сторону Лондона. Но Джессика не в его власчти.</text:p>
      <text:p text:style-name="Standard_20__28_user_29_">Ну, а война, она и <text:span text:style-name="T1">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p>
      <text:p text:style-name="Standard_20__28_user_29_">И потом эта явная потребность каждого из них, которая его просто бесит… Ладно, это и <text:span text:style-name="T1">его</text:span> потребность тоже. Но разве возможно подвести научную основу под что-либо «духовное» когда тобою правит собственная смертность, как раз вне статистического исчисления квадратов чи, покуда листаются карты Зенера, в паузах между глухими, напряжёнными словами медиума? 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oft-page-break/>бомбардировщиков… да <text:span text:style-name="T1">что угодно</text:span> вместо этого неблагодарного барахтанья в делах недосягаемой Смерти….</text:p>
      <text:p text:style-name="Standard_20__28_user_29_">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Standard_20__28_user_29_">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text:s/>для пожарников… <text:span text:style-name="T1">нет, пожалуйста, не лезьте на меня с этим Шлангом… о, нет… ну хотя бы сняли эти жуткие резиновые сапожищи… а да да так</text:span>—</text:p>
      <text:p text:style-name="Standard_20__28_user_29_">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p>
      <text:p text:style-name="Standard_20__28_user_29_">–<text:span text:style-name="T3"> </text:span>Кто они?</text:p>
      <text:p text:style-name="Standard_20__28_user_29_">Роджер пожимает плечами, «они» для них достаточно:– Не слишком дружелюбная компашка.</text:p>
      <text:p text:style-name="Standard_20__28_user_29_">–<text:span text:style-name="T3"> </text:span>Кто бы говорил!– <text:s/>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p>
      <text:p text:style-name="Standard_20__28_user_29_">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text:p>
      <text:p text:style-name="Standard_20__28_user_29_">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1">энную</text:span> жертву, или часть <text:span text:style-name="T1">энной</text:span> жертвы из <text:span text:style-name="T1">энной</text:span> груды обломков, сказал он ей однажды, злой, усталый, это уже перестало его задевать… значение<text:span text:style-name="T1"> эн</text:span> может быть разным для каждого из нас, но, извини меня: рано или поздно….</text:p>
      <text:p text:style-name="Standard_20__28_user_29_">И помимо изнеможения от всего есть ещё и это. 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p>
      <text:p text:style-name="Standard_20__28_user_29_">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oft-page-break/>себя, впрягаются больше, чем пропаганда когда-либо требовала от них. Они любят друг друга. Пошла эта война на хуй.</text:p>
      <text:p text:style-name="Standard_20__28_user_29_"><draw:frame draw:style-name="fr1" draw:name="Image7" text:anchor-type="char" svg:width="6.9252in" svg:height="0.3661in" draw:z-index="5"><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p>
      <text:p text:style-name="Standard_20__28_user_29_">Идёт дождь, ветер едва пошевеливается. Приносит какой-то непонятный для него запах, ему в жизни не приходилось и близко быть к лаборатории.</text:p>
      <text:p text:style-name="Standard_20__28_user_29_">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p>
      <text:p text:style-name="Standard_20__28_user_29_">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ще в погребе. Невозможно всунуться в унитаз даже чтоб развязать его ёбаный <text:span text:style-name="T1">ботинок</text:span>….</text:p>
      <text:p text:style-name="Standard_20__28_user_29_">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затем прихрамывая, побрякивая, отправляется обратно к машине за помощью молодого Мехико, который, как он надеется, не забыл привезти электрический фонарик….</text:p>
      <text:p text:style-name="Standard_20__28_user_29_">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целевшего дома, от которого начинаются развалины. Если он с доктором перекинулись словом,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oft-page-break/>беззащитная вещица… ждёт в ночи под дождём свою владелицу, чтобы вся комната собралась опять вокруг воедино….</text:p>
      <text:p text:style-name="Standard_20__28_user_29_">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p>
      <text:p text:style-name="Standard_20__28_user_29_">–<text:span text:style-name="T3"> </text:span>Обниматься?– Роджер вот-вот завопит.– <text:span text:style-name="T1">Обниматься?</text:span></text:p>
      <text:p text:style-name="Standard_20__28_user_29_">–<text:span text:style-name="T3"> </text:span>Мехико.– Это доктор опять, на ноге унитаз, вязаный шлем перекошен.</text:p>
      <text:p text:style-name="Standard_20__28_user_29_">–<text:span text:style-name="T3"> </text:span>Опаньки! Ходить не мешает? Наверняка, да… сюда, просуньте в дверь, ага, так, хорошо,– <text:s text:c="2"/>закрыв обратно дверь вокруг лодыжки Пойнтсмена, Роджер привалился к бедру Джессики,– теперь тяните, со всей силы, как можете.</text:p>
      <text:p text:style-name="Standard_20__28_user_29_">Думая <text:span text:style-name="T1">молодой прохиндей</text:span> и <text:span text:style-name="T1">издевается придурок, </text:span>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парень, отыскивает заглушку картера, когда Пойнтсмен, наконец, может выговорить:– Нет <text:span text:style-name="T1">времени</text:span>, Мехико, он убежит, он убежит.</text:p>
      <text:p text:style-name="Standard_20__28_user_29_">–<text:span text:style-name="T3"> </text:span>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text:p>
      <text:p text:style-name="Standard_20__28_user_29_">–<text:span text:style-name="T3"> </text:span>Ради бога,– Пойнтсмен бухает вслед за ним в развалины,– <text:span text:style-name="T6"><text:s/></text:span>не напугайте его, Мехико, тут не сафари в Кении, он нужен нам близким к норме, насколько возможно.</text:p>
      <text:p text:style-name="Standard_20__28_user_29_">К норме? <text:span text:style-name="T1">К норме?</text:span></text:p>
      <text:p text:style-name="Standard_20__28_user_29_">–<text:span text:style-name="T3"> </text:span>Ясно<text:span text:style-name="T1">,</text:span>– откликается Роджер, сигналя ему фонариком, короткий-длинный-короткий.</text:p>
      <text:p text:style-name="Standard_20__28_user_29_">–<text:span text:style-name="T3"> </text:span>Посмотрим,– бормочет Джессика, на цыпочках за ними следом.</text:p>
      <text:p text:style-name="Standard_20__28_user_29_">–<text:span text:style-name="T3"> </text:span>Давай, приятель,– уговаривает Роджер,– тут для тебя бутылочка <text:span text:style-name="T1">эфира</text:span>.– <text:s/>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 Так это ж м-с Насбом!– вскрикивает Роджер, точь-в-точь как это делает Фред Ален передачах Би-Би-Си, по средам.</text:p>
      <text:p text:style-name="Standard_20__28_user_29_">–<text:span text:style-name="T3"> </text:span>А шо, ты може думал шо то <text:span text:style-name="T1">Лесси</text:span>?– отвечает пёс.</text:p>
      <text:p text:style-name="Standard_20__28_user_29_">Роджер чувствует крепкий запах паров эфира, начиная свой осторожный спуск в погреб.– <text:span text:style-name="T1">Давай</text:span>,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 text:style-name="T1">губку</text:span>!–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p>
      <text:p text:style-name="Standard_20__28_user_29_">–<text:span text:style-name="T3"> </text:span>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Standard_20__28_user_29_"><text:soft-page-break/>–<text:span text:style-name="T3"> </text:span>Мехико-о-о-о,– чуть не плача.</text:p>
      <text:p text:style-name="Standard_20__28_user_29_">–<text:span text:style-name="T3"> </text:span>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Standard_20__28_user_29_">–<text:span text:style-name="T3"> </text:span>Эй!– Орёт постовой:– Вы! Идиоты! Подальше от той стенки. Она ни на чём не держится.</text:p>
      <text:p text:style-name="Standard_20__28_user_29_">–<text:span text:style-name="T3"> </text:span>Сигаретка найдётся?– спрашивает Джессика.</text:p>
      <text:p text:style-name="Standard_20__28_user_29_">–<text:span text:style-name="T3"> </text:span>Он щас пабежит,– вскрикивает Роджер.</text:p>
      <text:p text:style-name="Standard_20__28_user_29_">–<text:span text:style-name="T3"> </text:span>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Standard_20__28_user_29_">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p>
      <text:p text:style-name="Standard_20__28_user_29_">–<text:span text:style-name="T3"> </text:span>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Standard_20__28_user_29_">–<text:span text:style-name="T3"> </text:span>Убирайтесь оттуда!– <text:s/>орёт постовой. Но усилия парочки под сеткой лишь раскачивают стенку всё сильнее.</text:p>
      <text:p text:style-name="Standard_20__28_user_29_">–<text:span text:style-name="T3"> </text:span>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Standard_20__28_user_29_">–<text:span text:style-name="T3"> </text:span>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Standard_20__28_user_29_">–<text:span text:style-name="T3"> <text:s/></text:span>Он убежал в ту улицу,– <text:s/>сообщает она, помогая им выпутаться из сетки.</text:p>
      <text:p text:style-name="Standard_20__28_user_29_">–<text:span text:style-name="T3"> </text:span>Ладно,– <text:s/>вздыхает доктор,– это не имеет значения.</text:p>
      <text:p text:style-name="Standard_20__28_user_29_">–<text:span text:style-name="T3"> </text:span>Да, но только начали,– <text:s/>доносится от Роджера.</text:p>
      <text:p text:style-name="Standard_20__28_user_29_">–<text:span text:style-name="T3"> </text:span>Нет, нет. Достаточно.</text:p>
      <text:p text:style-name="Standard_20__28_user_29_">–<text:span text:style-name="T3"> </text:span>Но чем тогда вам заменить собаку?</text:p>
      <text:p text:style-name="Standard_20__28_user_29_">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Standard_20__28_user_29_">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1">он сам</text:span>. Как кому-то хочется собаку редкой породы….</text:p>
      <text:p text:style-name="Standard_20__28_user_29_">Тогда зачем он тут, помогая умыкнуть ещё одну собаку? Какой ещё настолько чокнутый незнакомец сидит в нём—</text:p>
      <text:p text:style-name="Standard_20__28_user_29_">–<text:span text:style-name="T3"> </text:span>Вы возвращаетесь сегодня, доктор? Мне нужно ещё подвезти юную леди.</text:p>
      <text:p text:style-name="Standard_20__28_user_29_"><text:soft-page-break/>Нет, останусь в городе, а вы можете отогнать машину обратно. Мне нужно поговорить с д-ром Спектро.</text:p>
      <text:p text:style-name="Standard_20__28_user_29_">Сейчас они приближаются к длинной кирпичной импровизации, 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p>
      <text:p text:style-name="Standard_20__28_user_29_">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p>
      <text:p text:style-name="Standard_20__28_user_29_">Роджер и Джессика оставляют доктора у бокового входа, в котором он тает, не оставляя ничего кроме дождя, что льётся со всех скатов и завитков в надписи на перемычке.</text:p>
      <text:p text:style-name="Standard_20__28_user_29_">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text:p>
      <text:p text:style-name="Standard_20__28_user_29_"><draw:frame draw:style-name="fr1" draw:name="Image8" text:anchor-type="char" svg:width="6.9252in" svg:height="0.3661in" draw:z-index="6"><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аннуляцию ночи.</text:p>
      <text:p text:style-name="Standard_20__28_user_29_">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у (это его общее имя для любого пациента—дай три круга бегом вокруг здания, 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p>
      <text:p text:style-name="Standard_20__28_user_29_">–<text:span text:style-name="T3"> </text:span>Не <text:span text:style-name="T1">очень</text:span> хорошо выглядишь.</text:p>
      <text:p text:style-name="Standard_20__28_user_29_">–<text:span text:style-name="T3"> </text:span>А, этот старый ублюдок, он меня выве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понять… всегда подбросит какой-нибудь свой… старческий сюрпризик.</text:p>
      <text:p text:style-name="Standard_20__28_user_29_">–<text:span text:style-name="T3"> </text:span>Так это возраст такой, Право же.</text:p>
      <text:p text:style-name="Standard_20__28_user_29_">–<text:span text:style-name="T3"> </text:span>Ну, это <text:s/>я б ещё стерпел, но он такой, чёрт побери—такой <text:span text:style-name="T1">ублюдок</text:span>, он никогда не <text:span text:style-name="T1">спит</text:span>, он <text:span text:style-name="T1">придумывает</text:span> как ещё…</text:p>
      <text:p text:style-name="Standard_20__28_user_29_"><text:soft-page-break/>–<text:span text:style-name="T3"> </text:span>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 text:style-name="T1">самодовольство….</text:span></text:p>
      <text:p text:style-name="Standard_20__28_user_29_">С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Standard_20__28_user_29_">–<text:span text:style-name="T3"> </text:span>Мне это не нравится, Пойнтсмен. Если уж спрашиваешь.</text:p>
      <text:p text:style-name="Standard_20__28_user_29_">–<text:span text:style-name="T3"> </text:span>Почему нет?– <text:s/>Молчание.– <text:s/>Неэтично?</text:p>
      <text:p text:style-name="Standard_20__28_user_29_">–<text:span text:style-name="T3"> <text:s/></text:span>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text:p>
      <text:p text:style-name="Standard_20__28_user_29_">–<text:span text:style-name="T3"> </text:span>Этот Слотроп. Ты знаешь о нём. Даже Мехико считает… о, самый обычный. Предзнание. Психокинез. У них свои проблемы, в <text:span text:style-name="T1">той</text:span> шарашке… но предположим, у тебя появился бы шанс изучить по настоящему классический случай… некоей патологии, отличный пример механизма….</text:p>
      <text:p text:style-name="Standard_20__28_user_29_">В одну из таких ночей Спектро спросил:– Если бы он не был одним из подопечных Ласло Джамфа, твой интерес к нему был бы столь же настойчив?</text:p>
      <text:p text:style-name="Standard_20__28_user_29_">–<text:span text:style-name="T3"> </text:span>Ну, конечно.</text:p>
      <text:p text:style-name="Standard_20__28_user_29_">–<text:span text:style-name="T3"> <text:s/></text:span>Гмм.</text:p>
      <text:p text:style-name="Standard_20__28_user_29_">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Standard_20__28_user_29_">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p>
      <text:p text:style-name="Standard_20__28_user_29_">Спектро качает головой:– Ты ставишь реакцию прежде стимула.</text:p>
      <text:p text:style-name="Standard_20__28_user_29_">–<text:span text:style-name="T3"> </text:span>Вовсе нет. Сам подумай. Он гуляет и может ч<text:span text:style-name="T1">увствовать их приближение</text:span> за несколько дней. Но это рефлекс. Реакция на что-то пребывающее вокруг<text:span text:style-name="T1">. </text:span>С нашим слишком грубым строением, мы не в состоянии ощутить это, а <text:span text:style-name="T1">Слотроп</text:span> <text:span text:style-name="T1">может</text:span>.</text:p>
      <text:p text:style-name="Standard_20__28_user_29_">–<text:span text:style-name="T3"> </text:span>Но это и есть экстрасенсорность.</text:p>
      <text:p text:style-name="Standard_20__28_user_29_">–<text:span text:style-name="T3"> </text:span>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 text:style-name="T1">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p>
      <text:p text:style-name="Standard_20__28_user_29_">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Standard_20__28_user_29_"><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Standard_20__28_user_29_">…<text:span text:style-name="T3"> </text:span>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 text:style-name="T1">я не знаю, док, наверно я отключился а как пришёл в себя её уже не было вокруг всё горело моя вся голова в дыму… </text:span>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p>
      <text:p text:style-name="Standard_20__28_user_29_">…<text:span text:style-name="T3"> </text:span>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 text:style-name="T1">деполяризацию</text:span>,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 text:style-name="T1">откуда мне знать, доктор, что я очнусь?</text:span> и ответ <text:span text:style-name="T1">доверься нам,</text:span>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p>
      <text:p text:style-name="Standard_20__28_user_29_">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Standard_20__28_user_29_">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искушающе лежат они рядами на своих железных койках, в девственных простынях, такие безыскусно эротичные милашки….</text:p>
      <text:p text:style-name="Standard_20__28_user_29_">Автобусная станция Св. Вероники, их раздорожье (по прибытии на эту имитацию паркета с нашлёпками жевательной резинки зашмыганной до черноты, с пятнами ночной блевотины, светло-жёлтой, прозрачной как флюиды богов, 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p>
      <text:p text:style-name="Standard_20__28_user_29_">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p>
      <text:p text:style-name="Standard_20__28_user_29_"><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p>
      <text:p text:style-name="Standard_20__28_user_29_">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p>
      <text:p text:style-name="Standard_20__28_user_29_">Уже, сам по себе, приходит ответ, в какой-то момент безликое бластоблаблу, но уже следующий разворачивается, приобретая формы….</text:p>
      <text:p text:style-name="Standard_20__28_user_29_">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Standard_20__28_user_29_">–<text:span text:style-name="T3"> </text:span>Тебе следовало бы предложить мне парочку, в таком случае—ты серьёзно?—гигантских осьминогов.– Доктора в упор смотрят друг на друга.</text:p>
      <text:p text:style-name="Standard_20__28_user_29_">–<text:span text:style-name="T3"> </text:span>Мне интересно что бы ты делал.</text:p>
      <text:p text:style-name="Standard_20__28_user_29_">–<text:span text:style-name="T3"> </text:span>Мне тоже.</text:p>
      <text:p text:style-name="Standard_20__28_user_29_">–<text:span text:style-name="T3"> </text:span>Возьми осьминога. Он имеет в виду «оставь Слотропа»? Напряжённый момент.</text:p>
      <text:p text:style-name="Standard_20__28_user_29_">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говоря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 text:style-name="T1">кто-нибудь</text:span> смог жить с такой тварью?</text:p>
      <text:p text:style-name="Standard_20__28_user_29_">–<text:span text:style-name="T3"> </text:span>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oft-page-break/>надёжна—покажи им краба, ХРЯСЬ! выскакивает щупальце, и в дом, отравить и переварить. И, Пойнтсмен, они <text:span text:style-name="T1">не лают!</text:span></text:p>
      <text:p text:style-name="Standard_20__28_user_29_">–<text:span text:style-name="T3"> </text:span>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Standard_20__28_user_29_">–<text:span text:style-name="T3"> </text:span>Их можно обучить чему угодно.</text:p>
      <text:p text:style-name="Standard_20__28_user_29_">–<text:span text:style-name="T3"> </text:span>Спектро, вы не дьявол,– вглядываясь внимательнее,– <text:s/>или всё же? Вам известно, мы нацелены на звуковые стимулы, весь упор этой программы по Слотропу <text:span text:style-name="T1">должен быть</text:span> на <text:span text:style-name="T1">реверсивно</text:span>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p>
      <text:p text:style-name="Standard_20__28_user_29_">–<text:span text:style-name="T3"> </text:span>Свечение.</text:p>
      <text:p text:style-name="Standard_20__28_user_29_">–<text:span text:style-name="T3"> </text:span>Чего?</text:p>
      <text:p text:style-name="Standard_20__28_user_29_">–<text:span text:style-name="T3"> <text:s/></text:span>Огненно красный шар. Падает как метеор.</text:p>
      <text:p text:style-name="Standard_20__28_user_29_">–<text:span text:style-name="T3"> </text:span>Чепуха.</text:p>
      <text:p text:style-name="Standard_20__28_user_29_">–<text:span text:style-name="T3"> </text:span>Гверхидви однажды видел такой среди ночью, над Дептфордом.</text:p>
      <text:p text:style-name="Standard_20__28_user_29_">–<text:span text:style-name="T3"> </text:span>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 text:style-name="T1">Чёрт побери</text:span>. Хотя бы одну <text:span text:style-name="T1">лисичку!</text:span></text:p>
      <text:p text:style-name="Standard_20__28_user_29_"><draw:frame draw:style-name="fr1" draw:name="Image9" text:anchor-type="char" svg:width="6.9252in" svg:height="0.3661in" draw:z-index="7"><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p>
      <text:p text:style-name="Standard_20__28_user_29_">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Standard_20__28_user_29_">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text:p>
      <text:p text:style-name="Standard_20__28_user_29_"><text:soft-page-break/>Может им лучше перейти на отели, на заполнение форм, на проверку наличия фотокамер и биноклей? 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p>
      <text:p text:style-name="Standard_20__28_user_29_">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text:p>
      <text:p text:style-name="Standard_20__28_user_29_">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text:s/>держаться…</text:p>
      <text:p text:style-name="Standard_20__28_user_29_">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Standard_20__28_user_29_">–<text:span text:style-name="T3"> </text:span>Почему твои уравнения только для ангелов, Роджер? Почему <text:span text:style-name="T1">мы</text:span> не можем снизу повлиять?Какое-нибудь уравнение, чтоб мы <text:s/>смогли найти более безопасное место?</text:p>
      <text:p text:style-name="Standard_20__28_user_29_">–<text:span text:style-name="T3"> </text:span>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 не <text:s/>доходит.</text:p>
      <text:p text:style-name="Standard_20__28_user_29_">Ракеты распределяются 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p>
      <text:p text:style-name="Standard_20__28_user_29_">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Standard_20__28_user_29_">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oft-page-break/>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p>
      <text:p text:style-name="Standard_20__28_user_29_">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p>
      <text:p text:style-name="Standard_20__28_user_29_">–<text:span text:style-name="T3"> </text:span>А вы могли бы… <text:span text:style-name="T1">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text:p>
      <text:p text:style-name="Standard_20__28_user_29_">–<text:span text:style-name="T3"> </text:span>Нет.</text:p>
      <text:p text:style-name="Standard_20__28_user_29_">–<text:span text:style-name="T3"> </text:span>Но позвольте—</text:p>
      <text:p text:style-name="Standard_20__28_user_29_">–<text:span text:style-name="T3"> </text:span>Любой квадрат может быть ударен снова. Попадания не мешают друг другу. Средняя плотность величина постоянная.</text:p>
      <text:p text:style-name="Standard_20__28_user_29_">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Standard_20__28_user_29_">–<text:span text:style-name="T3"> </text:span>Но квадраты, которые уже получили несколько попаданий, я имею в виду—</text:p>
      <text:p text:style-name="Standard_20__28_user_29_">–<text:span text:style-name="T3"> </text:span>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p>
      <text:p text:style-name="Standard_20__28_user_29_">Сказать такое последователю Павлова. 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 text:style-name="T1">поколение</text:span>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text:p>
      <text:p text:style-name="Standard_20__28_user_29_">–<text:span text:style-name="T3"> </text:span>Римляне,– Роджер и его преподобие д-р Де ла Нут однажды вечером напились вместе,–древне-римские священники клали решето на дорогу, а потом следили стебликакой травы прорастают сквозь дырки.</text:p>
      <text:p text:style-name="Standard_20__28_user_29_">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 посмотрим…</text:p>
      <text:p text:style-name="Standard_20__28_user_29_"><text:soft-page-break/>–<text:span text:style-name="T3"> </text:span>Ехико,– подавшись вперёд с явной враждебностью.– Проросшие стебли они применяли для лечения больных. У них решето было очеь священным предметом. А что вы сделаете со своим, которо наложили поверх Лондона? Как вы используете то, что растёт в вашей сети смертей?</text:p>
      <text:p text:style-name="Standard_20__28_user_29_">–<text:span text:style-name="T3"> </text:span>Я вас не понимаю.–Это всего лишь уравнение….</text:p>
      <text:p text:style-name="Standard_20__28_user_29_">Роджер вправду хочет, чтобы другим <text:s/>было понятно о чём от говорит. Джессика знает это. Когда они не понимают, <text:s text:c="2"/>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p>
      <text:p text:style-name="Standard_20__28_user_29_">–<text:span text:style-name="T3"> </text:span>Но так не честно.</text:p>
      <text:p text:style-name="Standard_20__28_user_29_">–<text:span text:style-name="T3"> </text:span>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Standard_20__28_user_29_">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text:s/>Ну. Прекрати.</text:p>
      <text:p text:style-name="Standard_20__28_user_29_">–<text:span text:style-name="T3"> </text:span>Иногда...–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p>
      <text:p text:style-name="Standard_20__28_user_29_">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Standard_20__28_user_29_">–<text:span text:style-name="T3"> </text:span>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p>
      <text:p text:style-name="Standard_20__28_user_29_">–<text:span text:style-name="T3"> </text:span>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text:p>
      <text:p text:style-name="Standard_20__28_user_29_">–<text:span text:style-name="T3"> </text:span>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p>
      <text:p text:style-name="Standard_20__28_user_29_">–<text:span text:style-name="T3"> </text:span>Я знала, что ты рассердишься,– <text:s/>пробормотала она.</text:p>
      <text:p text:style-name="Standard_20__28_user_29_">–<text:span text:style-name="T3"> </text:span>Я не сержусь. Нисколько.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полных лунатиков,»– Джессика, вздыхая о боже, подтягивает свои красивые ноги <text:soft-page-break/>вверх на кресло,– «они верят в жизнь после смерти, о связи от-сознания-к-сознанию, в пророчества, ясновидение, телепортацию—они <text:span text:style-name="T1">верят</text:span>, Джес! и—и—,»– что-то не даёт ему говорить. Она забывает о своём раздражении, подымается из кресла с узором из набухших капель, чтобы обнять его <text:span text:style-name="T1">и как она знает</text:span>,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p>
      <text:p text:style-name="Standard_20__28_user_29_"><text:span text:style-name="T1">От-сознания-к-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p>
      <text:p text:style-name="Standard_20__28_user_29_">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Standard_20__28_user_29_">–<text:span text:style-name="T3"> </text:span>Как это всё было? До войны?– <text:s/>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p>
      <text:p text:style-name="Standard_20__28_user_29_">–<text:span text:style-name="T3"> </text:span>Ну, в общем,– скрипучим голосом старого пердуна, парализованная рука тянется щипнуть её за грудь самым мерзкоим образом, какой он знает,– это, девонька, зависит от того <text:span text:style-name="T1">какую</text:span> войну, ты <text:span text:style-name="T1">имеешь в виду</text:span>.– И вот она подходит, слюна в уголке его нижней губы собирается, ве, и капает тонкой белесой ниточкой, он такой умный, натренировал все самые гадкие гадости….</text:p>
      <text:p text:style-name="Standard_20__28_user_29_">–<text:span text:style-name="T3"> </text:span>Брось, Роджер. Я серьёзно. Я не помню.– 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 text:style-name="T1">Мама, что тут</text:span>… огурцы и лук на разделочной доске, цветки дикой моркови, взбрызги сияюще жёлтого, в тёмной, очень зелёной лужайке и его голос—</text:p>
      <text:p text:style-name="Standard_20__28_user_29_">–<text:span text:style-name="T3"> </text:span>Я помню только, что это было глупо. Просто потрясающе глупо. Ничего не происходило. Ах, да Эдвард VIII отрёкся. Он полюбил—</text:p>
      <text:p text:style-name="Standard_20__28_user_29_">–<text:span text:style-name="T3"> </text:span>Это я знаю. Читаю журналы. Но на что это было <text:span text:style-name="T1">похоже</text:span>?</text:p>
      <text:p text:style-name="Standard_20__28_user_29_">–<text:span text:style-name="T3"> </text:span>Просто… да просто чертовски глупо. И всё. Переживали о вещай, которые вообще—Джес, ты вправду не помнишь?</text:p>
      <text:p text:style-name="Standard_20__28_user_29_">Игры, фартучки, подружки, 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p>
      <text:p text:style-name="Standard_20__28_user_29_">–<text:span text:style-name="T3"> </text:span>Ничего такого, что пропало бы полностью, чего я больше не смогу найти.</text:p>
      <text:p text:style-name="Standard_20__28_user_29_"><text:soft-page-break/>–<text:span text:style-name="T3"> </text:span>Даже так. А по <text:span text:style-name="T1">моим</text:span> воспоминаниям—</text:p>
      <text:p text:style-name="Standard_20__28_user_29_">–<text:span text:style-name="T3"> <text:s/></text:span>Ну, и?– Они оба улыбаются.</text:p>
      <text:p text:style-name="Standard_20__28_user_29_">–<text:span text:style-name="T3"> </text:span>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p>
      <text:p text:style-name="Standard_20__28_user_29_">–<text:span text:style-name="T3"> </text:span>А кто-то постоянно плачет, уа, уа...,–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p>
      <text:p text:style-name="Standard_20__28_user_29_">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Standard_20__28_user_29_">Сердца их колотятся. Барабанные перепонки напряжены болезненным звоном сверхдавления. Невидимый поезд громыхает прочь над крышей….</text:p>
      <text:p text:style-name="Standard_20__28_user_29_">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T1">а попробуй-ка пощекотать меня</text:span>….</text:p>
      <text:p text:style-name="Standard_20__28_user_29_"><draw:frame draw:style-name="fr1" draw:name="Image10" text:anchor-type="char" svg:width="6.9252in" svg:height="0.3661in" draw:z-index="8"><draw:image xlink:href="Pictures/1000000000000B720000009B428C9716555D8079.png" xlink:type="simple" xlink:show="embed" xlink:actuate="onLoad" loext:mime-type="image/png"/></draw:frame>(1)</text:p>
      <text:p text:style-name="big-left-indent">ВЗ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Standard_20__28_user_29_">Пареню из Кеноши</text:p>
      <text:p text:style-name="Standard_20__28_user_29_">Общая Почта</text:p>
      <text:p text:style-name="Standard_20__28_user_29_">Кеноша, Висконсин, США</text:p>
      <text:p text:style-name="Standard_20__28_user_29_"/>
      <text:p text:style-name="Standard_20__28_user_29_">Дорогой сэр,</text:p>
      <text:p text:style-name="Standard_20__28_user_29_">Я <text:span text:style-name="T1">когда-нибудь</text:span> в жизни Вас о чём-то просил?</text:p>
      <text:p text:style-name="indent-big">Искренне Ваш,</text:p>
      <text:p text:style-name="indent-big">лейт. Тайрон Слотроп</text:p>
      <text:p text:style-name="Standard_20__28_user_29_"/>
      <text:p text:style-name="big-left-indent">Общая Почта</text:p>
      <text:p text:style-name="big-left-indent">Кеноша, Виск., США</text:p>
      <text:p text:style-name="Standard_20__28_user_29_">несколькими днями позже</text:p>
      <text:p text:style-name="Standard_20__28_user_29_"/>
      <text:p text:style-name="Standard_20__28_user_29_">Тайрону Слотропу, Эскв.</text:p>
      <text:p text:style-name="Standard_20__28_user_29_">ВЗ Палата Абреакции</text:p>
      <text:p text:style-name="Standard_20__28_user_29_">Госпиталь Св. Вероники</text:p>
      <text:p text:style-name="Standard_20__28_user_29_">Вончепелгейт, Е1</text:p>
      <text:p text:style-name="Standard_20__28_user_29_">Лондон, Англия</text:p>
      <text:p text:style-name="Standard_20__28_user_29_"/>
      <text:p text:style-name="Standard_20__28_user_29_">Дорогой м-р Слотроп:</text:p>
      <text:p text:style-name="Standard_20__28_user_29_">Такого не случалось.</text:p>
      <text:p text:style-name="indent-big">Парень из Кеноши</text:p>
      <text:p text:style-name="Standard_20__28_user_29_">(2) Хитрожопый юнец: А, я делал все эти старомодные танцы, я делал «Чарльстон», а и «Большое Яблоко» тоже!</text:p>
      <text:p text:style-name="Standard_20__28_user_29_"><text:soft-page-break/>Старый танцор ветеран: Спорим, ты никогда не сделал «Кеношу», паренёк.</text:p>
      <text:p text:style-name="Standard_20__28_user_29_"/>
      <text:p text:style-name="Standard_20__28_user_29_">(2.1) Х.Ю.: Блин! Я делал все те танцы, я делал «Кика Вока», и я делал «Линди» тоже!</text:p>
      <text:p text:style-name="Standard_20__28_user_29_"><text:tab/>С.Т.В.: <text:s/>Спорим, ты никогда не сделал «Парня из Кеноши».</text:p>
      <text:p text:style-name="Standard_20__28_user_29_"/>
      <text:p text:style-name="Standard_20__28_user_29_">(3) Младший сотрудник: Ну, он избегал меня, и я подумал может это из-за Дела Слотропа. Если он считает меня виновным—</text:p>
      <text:p text:style-name="Standard_20__28_user_29_">Старший (заносчиво): Тебя! Да, никогда Парень из Кеноши и на секунду не подумал будто <text:span text:style-name="T1">ты…</text:span></text:p>
      <text:p text:style-name="Standard_20__28_user_29_"/>
      <text:p text:style-name="Standard_20__28_user_29_">(3.1) Старший (изумлённо): Тебя? Да, никогда! Чтоб Парень из Кеноши хоть на секунду бы подумал будто <text:span text:style-name="T1">ты…?</text:span></text:p>
      <text:p text:style-name="Standard_20__28_user_29_"/>
      <text:p text:style-name="Standard_20__28_user_29_">(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p>
      <text:p text:style-name="Standard_20__28_user_29_">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один cc в одной дозе, как положено.</text:p>
      <text:p text:style-name="Standard_20__28_user_29_"/>
      <text:p text:style-name="Standard_20__28_user_29_">(5) Может ты профукал Филадельфию, обручил Рочестер, обжулил Жолиет, но ты никогда не сделал парня из Кеноши.</text:p>
      <text:p text:style-name="Standard_20__28_user_29_"/>
      <text:p text:style-name="Standard_20__28_user_29_">(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жеребёнка, птичка. (Теперь стихая…) Ларедского ягнёнка. Птичка. О-го. Погоди. Что такое, Слотроп? Ты никогда не делал парня из Кеноши. Очнись, Слотроп.</text:p>
      <text:p text:style-name="Standard_20__28_user_29_"/>
      <text:p text:style-name="Standard_20__28_user_29_">Мой кулак уже торчком,</text:p>
      <text:p text:style-name="Standard_20__28_user_29_">Не злись,</text:p>
      <text:p text:style-name="Standard_20__28_user_29_">Запишись,</text:p>
      <text:p text:style-name="Standard_20__28_user_29_">Вва-лись, Слотроп!</text:p>
      <text:p text:style-name="Standard_20__28_user_29_"/>
      <text:p text:style-name="Standard_20__28_user_29_">Джексон, это похуй мне,</text:p>
      <text:p text:style-name="Standard_20__28_user_29_">Покажь свой значок, что был на войне,</text:p>
      <text:p text:style-name="Standard_20__28_user_29_">Вва-лись, Слотроп!</text:p>
      <text:p text:style-name="Standard_20__28_user_29_"/>
      <text:p text:style-name="Standard_20__28_user_29_">Меня тут не любят, не могут понять,</text:p>
      <text:p text:style-name="Standard_20__28_user_29_">Лишь ищут куда бы ещё послать….</text:p>
      <text:p text:style-name="Standard_20__28_user_29_"/>
      <text:p text:style-name="Standard_20__28_user_29_">Голову мне продырявь, провода вставь в мозг мой,</text:p>
      <text:p text:style-name="Standard_20__28_user_29_">Вену проткни иглой,</text:p>
      <text:p text:style-name="Standard_20__28_user_29_"/>
      <text:p text:style-name="Standard_20__28_user_29_">Слотроп, очнись!</text:p>
      <text:p text:style-name="Standard_20__28_user_29_"/>
      <text:p text:style-name="Standard_20__28_user_29_"><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Итак—где вы. Слотроп? Вы что-нибудь видите?</text:p>
      <text:p text:style-name="Standard_20__28_user_29_">Слотроп: Ну, нет, не то, чтобы <text:span text:style-name="T1">вижу…</text:span></text:p>
      <text:p text:style-name="Standard_20__28_user_29_">С рёвом по эстакаде подземки, только в Бостон, сталь и углеродный саван на древней кирпичной кладке—</text:p>
      <text:p text:style-name="Standard_20__28_user_29_"/>
      <text:p text:style-name="Standard_20__28_user_29_">Этот ритм меня поймал,</text:p>
      <text:p text:style-name="Standard_20__28_user_29_">О, бэби, этта свинг, свинг, свинг!</text:p>
      <text:p text:style-name="Standard_20__28_user_29_">Ей-ей, поймал,</text:p>
      <text:p text:style-name="Standard_20__28_user_29_">Прикинь, весь-целый-мир-вокруг поёт,</text:p>
      <text:p text:style-name="Standard_20__28_user_29_">Я в жизни не слыхал столь-сладких-звуков,</text:p>
      <text:p text:style-name="Standard_20__28_user_29_">Таких нет даже за углом, на Бейсин-Стрит,</text:p>
      <text:p text:style-name="Standard_20__28_user_29_">И в этом ритме, крошка, мы будем делать</text:p>
      <text:p text:style-name="Standard_20__28_user_29_">Свинг, свинг, свинг,</text:p>
      <text:p text:style-name="Standard_20__28_user_29_">Давай же, крошка… вжарим… свинг!</text:p>
      <text:p text:style-name="Standard_20__28_user_29_"/>
      <text:p text:style-name="Standard_20__28_user_29_">Чёрные лица, белые скатерти, мерцание очень острых ножей в ряд с тарелками… дым табака и «плана» щедро смешались, щиплет глаза как терпкое вино, курнёшь этай клёвай дури и мазги паморщутся па ходу! Распрямиит их па полной, бу спок!</text:p>
      <text:p text:style-name="Standard_20__28_user_29_">ПРПУК: Это было «бу спок», Слотроп?</text:p>
      <text:p text:style-name="Standard_20__28_user_29_">Слотроп: Да ладно вам, парни… зачем вот так вот сразу…</text:p>
      <text:p text:style-name="Standard_20__28_user_29_">Белые ребята из колледжа, орут заказы групке джазменов на возвышении. Голоса из восточных частных школ, выговаривая «жопа» чуть округляют губы и получается «жёпя»…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p>
      <text:p text:style-name="Standard_20__28_user_29_">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 text:style-name="T1">ййееееххк</text:span>, отвратную <text:span text:style-name="T1">дыру! </text:span>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 text:style-name="T1">выпала</text:span>,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p>
      <text:p text:style-name="Standard_20__28_user_29_"><text:soft-page-break/>Вслед? 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 text:style-name="T1">охренеть</text:span>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 text:style-name="T1">тут</text:span>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p>
      <text:p text:style-name="Standard_20__28_user_29_">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распускают его пояс, <text:s/>расстёгивают 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T1">настоящее имя Малкольм</text:span>,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p>
      <text:p text:style-name="Standard_20__28_user_29_">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1">это</text:span>, а другие прокряхтят, эх жаль, но Слотроп не сказал ни так: ни эдак, потому что он особо ничего не <text:span text:style-name="T1">чувствует</text:span>. А и его потерянную гармошку <text:span text:style-name="T1">всё ещё</text:span> нигде не видно. Свет тут внизу тёмно серый и <text:soft-page-break/>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 text:style-name="T1">этот</text:span>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p>
      <text:p text:style-name="Standard_20__28_user_29_"/>
      <text:p text:style-name="Standard_20__28_user_29_">Через унитаз, глянь на меня,</text:p>
      <text:p text:style-name="Standard_20__28_user_29_">Вот дурак попался,</text:p>
      <text:p text:style-name="Standard_20__28_user_29_">Хоть бы не стали писять</text:p>
      <text:p text:style-name="Standard_20__28_user_29_">Дирли тирли трали сялся</text:p>
      <text:p text:style-name="Standard_20__28_user_29_"/>
      <text:p text:style-name="Standard_20__28_user_29_">И в ту 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oft-page-break/>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p>
      <text:p text:style-name="Standard_20__28_user_29_">В какой-то момент коричневый мрак вокруг него начал светлеть. 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p>
      <text:p text:style-name="Standard_20__28_user_29_">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p>
      <text:p text:style-name="Standard_20__28_user_29_"/>
      <text:p text:style-name="Standard_20__28_user_29_">Уже не помнишь Красного Малкольма, что наверху остался,</text:p>
      <text:p text:style-name="Standard_20__28_user_29_">В причёске Красный Дьявол до Волос Дорвался…</text:p>
      <text:p text:style-name="Standard_20__28_user_29_"/>
      <text:p text:style-name="Standard_20__28_user_29_">Ну, и вот этот самый Крачфилд, или Крочфилд, западопроходец. Не «архитипический» западопроходец, но <text:span text:style-name="T1">единственный</text:span>. 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oft-page-break/>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p>
      <text:p text:style-name="P5"><text:s/></text:p>
      <text:p text:style-name="center">Долины Красной Реки</text:p>
      <text:p text:style-name="Standard_20__28_user_29_">В унитаз, говорят, тебя смыло—</text:p>
      <text:p text:style-name="Standard_20__28_user_29_">Присядь, отдохни, держи нос свой вверх</text:p>
      <text:p text:style-name="Standard_20__28_user_29_">Канализация кончается скоро,</text:p>
      <text:p text:style-name="Standard_20__28_user_29_">А говно на наших берегах круче всех.</text:p>
      <text:p text:style-name="Standard_20__28_user_29_"/>
      <text:p text:style-name="Standard_20__28_user_29_">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оки, ниггеров, да, особенно через нигеров…)</text:p>
      <text:p text:style-name="Standard_20__28_user_29_">Ну, тут, в общем, дружок Крачфилда как раз вышел из сарая. 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p>
      <text:p text:style-name="Standard_20__28_user_29_"/>
      <text:p text:style-name="Standard_20__28_user_29_">Одного бандитика в Сан Берду,</text:p>
      <text:p text:style-name="Standard_20__28_user_29_">Одного китайчонка, что смылся с железной дороги,</text:p>
      <text:p text:style-name="Standard_20__28_user_29_">Одного с триппером, одного с зобом,</text:p>
      <text:p text:style-name="Standard_20__28_user_29_">Одного в последней стадии прока-зи,</text:p>
      <text:p text:style-name="Standard_20__28_user_29_">Хромого на левую ногу, хромого на правую ногу,</text:p>
      <text:p text:style-name="Standard_20__28_user_29_">Хромого на обе, всех будет три!</text:p>
      <text:p text:style-name="Standard_20__28_user_29_">Одного гомика, даже лесбу одну,</text:p>
      <text:p text:style-name="Standard_20__28_user_29_">Одного негришку, одного евреишку,</text:p>
      <text:p text:style-name="Standard_20__28_user_29_">Одного краснокожего с одним бизоном,</text:p>
      <text:p text:style-name="Standard_20__28_user_29_">И охотника на бизонов из Нью Мексико</text:p>
      <text:p text:style-name="Standard_20__28_user_29_"/>
      <text:p text:style-name="Standard_20__28_user_29_">И так далее, и так далее, по одному от всего, он Белый Йобмен в <text:span text:style-name="T1">terre mauvaise</text:span> 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T1">гремучей змеи</text:span>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oft-page-break/>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p>
      <text:p text:style-name="Standard_20__28_user_29_">–<text:span text:style-name="T3"> </text:span>Ах, Крачфилд,– вскидывая руку,– как мило, что ты явился.</text:p>
      <text:p text:style-name="Standard_20__28_user_29_">–<text:span text:style-name="T3"> </text:span>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 text:style-name="T1">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p>
      <text:p text:style-name="Standard_20__28_user_29_">Отв.: Да.</text:p>
      <text:p text:style-name="Standard_20__28_user_29_">Вопр.: Значит одна девушка индейка…</text:p>
      <text:p text:style-name="Standard_20__28_user_29_">Отв.: Одна <text:span text:style-name="T1">чисто</text:span> индейка. Одна <text:span text:style-name="T1">mestiza</text:span>. Одна <text:span text:style-name="T1">criolla</text:span>. Потом: одна якви. Одна навахо. Одна аппачи—</text:p>
      <text:p text:style-name="Standard_20__28_user_29_">Вопр.: Минуточку! Начнём с того, что был только один индеец, которого Кранчфилд убил.</text:p>
      <text:p text:style-name="Standard_20__28_user_29_">Отв.: Да.</text:p>
      <text:p text:style-name="Standard_20__28_user_29_">Рассматривайте это как вопрос оптимизации. Страна в состоянии хорошо поддерживать только одного от всякого.</text:p>
      <text:p text:style-name="Standard_20__28_user_29_">Вопр.: Тогда как же все остальные? Бостон. Лондон. Те что живут в городах. Те люди реальны или как?</text:p>
      <text:p text:style-name="Standard_20__28_user_29_">Отв.: Некоторые реальны, а некоторые нет.</text:p>
      <text:p text:style-name="Standard_20__28_user_29_">Вопр.: Ну, а реальные, они нужны? или не нужны?</text:p>
      <text:p text:style-name="Standard_20__28_user_29_">Отв.: Это зависит от того, что вы имеете в виду.</text:p>
      <text:p text:style-name="Standard_20__28_user_29_">Вопр.: Блядь, я ничего не имею в виду.</text:p>
      <text:p text:style-name="Standard_20__28_user_29_">Отв.: Зато <text:span text:style-name="T1">мы</text:span> имеем.</text:p>
      <text:p text:style-name="Standard_20__28_user_29_"><text:span text:style-name="T3"><text:s/></text:span>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oft-page-break/>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p>
      <text:p text:style-name="Standard_20__28_user_29_">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p>
      <text:p text:style-name="Standard_20__28_user_29_">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Standard_20__28_user_29_">Слотроп: Где он? Почему не пришёл? Ты кто?</text:p>
      <text:p text:style-name="Standard_20__28_user_29_">Голос: Парня прикончили. И ты знаешь меня Слотроп. Забыл? Меня зовут Никогда.</text:p>
      <text:p text:style-name="Standard_20__28_user_29_">Слотроп: (вглядываясь) <text:span text:style-name="T1">Ты</text:span> Никогда? (пауза) <text:span text:style-name="T1">Сделал</text:span> Парня из Кеноши?</text:p>
      <text:p text:style-name="Standard_20__28_user_29_"><draw:frame draw:style-name="fr1" draw:name="Image11" text:anchor-type="char" svg:width="6.9252in" svg:height="0.3661in" draw:z-index="9"><draw:image xlink:href="Pictures/1000000000000B720000009B428C9716555D8079.png" xlink:type="simple" xlink:show="embed" xlink:actuate="onLoad" loext:mime-type="image/png"/></draw:frame>«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p>
      <text:p text:style-name="center">—Проф. Др. Ласло Джамф, «Криптосем» (рекламная</text:p>
      <text:p text:style-name="center">брошюра) Агфа, Берлин, 1934</text:p>
      <text:p text:style-name="Standard_20__28_user_29_"/>
      <text:p text:style-name="Standard_20__28_user_29_">Чертёж на плотной кремовой бумаге под чёрно-буквенным штампом <text:s/>GEHEIME</text:p>
      <text:p text:style-name="Standard_20__28_user_29_">KOMMANDOSACHE, 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p>
      <text:p text:style-name="Standard_20__28_user_29_">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 text:style-name="T1">ещё</text:span> Они знают?</text:p>
      <text:p text:style-name="Standard_20__28_user_29_">–<text:span text:style-name="T3"> </text:span>Тсс,– <text:s/>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 «Я оставлю его. Мы переедем жить тут. Будем всё время заниматься любовью. Я твоя, я всегда <text:soft-page-break/>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p>
      <text:p text:style-name="Standard_20__28_user_29_">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ической транспозиции, 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p>
      <text:p text:style-name="Standard_20__28_user_29_">Далеко, сквозь дождь, доносится взрыв ещё одной германской ракеты. Третья за сегодня. Они штурмуют небо как Вотан и его обезумелая рать.</text:p>
      <text:p text:style-name="Standard_20__28_user_29_"><draw:frame draw:style-name="fr2" draw:name="Image12" text:anchor-type="char" svg:x="0.0244in" svg:y="0.6783in" svg:width="6.9252in" svg:height="0.3661in" draw:z-index="10"><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_20__28_user_29_">В Германии, всё ближе к концу, непрестанными письменами на стенах было WAS TUST DU FÜR DIE FRONT, FÜR DEN SIEG? WAS HAST DU HEUTE FÜR DEUTSCHLAND GETAN? 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p>
      <text:p text:style-name="Standard_20__28_user_29_">–<text:span text:style-name="T3"> </text:span>Я и не думал,– Ле Фройд продолжает вглядываться в море.</text:p>
      <text:p text:style-name="Standard_20__28_user_29_">–<text:span text:style-name="T3"> </text:span>Тогда что ты тут делаешь?А?</text:p>
      <text:p text:style-name="Standard_20__28_user_29_">–<text:span text:style-name="T3"> </text:span>Хотел посмотреть на море,– объясняет Ле Фройд.– Я никогда не видел. Хотя родственник, по крови, знаете ли ,морю.</text:p>
      <text:p text:style-name="Standard_20__28_user_29_">–<text:span text:style-name="T3"> </text:span>Вон оно что,– хитрый Стаглз подбирается всё ближе,– значит родственников посещаете, как мило.</text:p>
      <text:p text:style-name="Standard_20__28_user_29_">–<text:span text:style-name="T3"> </text:span>Я могу слышать Бога Моря!– кричит Ле Фройд изумлённо.</text:p>
      <text:p text:style-name="Standard_20__28_user_29_">–<text:span text:style-name="T3"> </text:span>Ну и ну, и как его зовут?– Они оба, с мокрыми лицами, орут против ветра.</text:p>
      <text:p text:style-name="Standard_20__28_user_29_">–<text:span text:style-name="T3"> </text:span>Не знаю,– кричит Ле Фройд,– а какое подошло бы?</text:p>
      <text:p text:style-name="Standard_20__28_user_29_"><text:soft-page-break/>–<text:span text:style-name="T3"> </text:span>Берт,– предлагает констебль и пытается вспомнить правой рукой схватить левую <text:s/>повыше локтя, или левой рукой схватить…</text:p>
      <text:p text:style-name="Standard_20__28_user_29_">Ле Фройд оборачивается и в первый раз видит собеседника и толпу. Глаза его становятся круглыми и кроткими. –«Берт хорошее имя.»– Говорит он и делает шаг спиною вперёд в пустоту.</text:p>
      <text:p text:style-name="Standard_20__28_user_29_">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text:p>
      <text:p text:style-name="Standard_20__28_user_29_">С разгромом Польши, министерские кортежи вдруг начали замечаться в любой час ночи в направлении «Белого Посещения», тихие как шхуны, моторы приглушены—чёрные машины без хрома, что поблескивали в свете звёзд, а без них маскировались лицом, которое вот-вот вспомнишь, если бы память не подводила…. 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p>
      <text:p text:style-name="Standard_20__28_user_29_">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p>
      <text:p text:style-name="Standard_20__28_user_29_">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 text:style-name="T1">делают</text:span>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text:soft-page-break/>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p>
      <text:p text:style-name="Standard_20__28_user_29_">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p>
      <text:p text:style-name="Standard_20__28_user_29_">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Падинг может только оглядываться и стараться быть повежливее. Не такой рослый, как его отец, 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p>
      <text:p text:style-name="Standard_20__28_user_29_">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петля, как золотисто-мерцающие границы сознания (хотя, пожалуй, не <text:soft-page-break/>стоит тут слишком злорадствовать, <text:span text:style-name="T1">в точности как они</text:span>… так что, лучше «как петля»)—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p>
      <text:p text:style-name="Standard_20__28_user_29_">Кто не заблудится среди этого 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p>
      <text:p text:style-name="Standard_20__28_user_29_">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p>
      <text:p text:style-name="Standard_20__28_user_29_">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text:span text:style-name="T1">Что Могло бы Случиться в Европейской Политике.</text:span>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p>
      <text:p text:style-name="Standard_20__28_user_29_">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 text:style-name="T1">теперь</text:span>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text:soft-page-break/>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p>
      <text:p text:style-name="Standard_20__28_user_29_">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p>
      <text:p text:style-name="Standard_20__28_user_29_">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p>
      <text:p text:style-name="Standard_20__28_user_29_">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p>
      <text:p text:style-name="Standard_20__28_user_29_">Теперь, когда он вошёл в «эквивалентную» фазу, это первая из трансграничных фаз, мембрана, едва заметная, протягивается между псом Ваней и внешним миром. Внешний и внутренний остаются точно такими же, как они и были, но связующий их <text:span text:style-name="T1">интерфейс</text:span>—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 text:style-name="T1">Вспоминая Брайтон</text:span>,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p>
      <text:p text:style-name="Standard_20__28_user_29_">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Standard_20__28_user_29_">–<text:span text:style-name="T3"> </text:span>Эт-от старык не име-эт стыд,–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text:soft-page-break/>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 text:style-name="T1">кроме</text:span> картошки, конечно же, не какой-нибудь заумный «Сюрприз!», какая-то намятая кашица вся лиловая из <text:span text:style-name="T1">гранатов</text:span>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 text:style-name="T1">ве</text:span>! что это? беф <text:span text:style-name="T1">rissolé? </text:span>фаршированный беф <text:span text:style-name="T1">rissolé?</text:span>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 text:style-name="T1">rissolé </text:span>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text:span text:style-name="T1">тысячи</text:span>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 text:style-name="T1">Таймз</text:span> против критиков Хайга….</text:p>
      <text:p text:style-name="Standard_20__28_user_29_">И все они <text:span text:style-name="T1">сидели</text:span>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text:p>
      <text:p text:style-name="Standard_20__28_user_29_">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text:soft-page-break/>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text:p>
      <text:p text:style-name="Standard_20__28_user_29_">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text:span text:style-name="T1">со</text:span>-та, Мул-тэ-фазык Лыч-ност-ный Пере-чэн чрэз-вы-чаэно нерав-но-мэрны, всегда <text:s text:c="2"/>к псико-патычни и нездоро-вы скло-ност.</text:p>
      <text:p text:style-name="Standard_20__28_user_29_">Однако, преподобный д-р Де ла Нут не любит ММЛП:– «Рожа, разве имеются весы для измерения межличностных характерных черт?» Орлиный нос пробует, пробует, глаза опущены в политичной кротости. –«А для <text:span text:style-name="T1">общечеловеческих</text:span> ценностей. Вера, честность, любовь? Имеются ли—простите мою особую настойчивость—весы религиозности, вообще?</text:p>
      <text:p text:style-name="Standard_20__28_user_29_">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text:p>
      <text:p text:style-name="Standard_20__28_user_29_">–<text:span text:style-name="T3"> </text:span>На солдат нынче большой спрос, преподобный Доктор,– бормочет Пойнтсмен.</text:p>
      <text:p text:style-name="Standard_20__28_user_29_">–<text:span text:style-name="T3"> </text:span>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Standard_20__28_user_29_">–<text:span text:style-name="T3"> </text:span>Имэн-но почэму,– впрыгивает Рожавёлги,– мы тепэр предлага-эм дат Слотропу совэр-шэнно ын-ной рода тэст. Мы разраба-ты-ваэм для нэго так называ-эм <text:s/>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p>
      <text:p text:style-name="Standard_20__28_user_29_">–<text:span text:style-name="T3"> </text:span>Должен заметить, это не похоже на вашу чашку чая, Пойнсмен,– улыбается д-р Аарон Тровстер.– У вас, по большей части, стимулы структурированы.</text:p>
      <text:p text:style-name="Standard_20__28_user_29_">–<text:span text:style-name="T3"> </text:span>Ну, скажем, я нахожу в этом некое постыдное очарование.</text:p>
      <text:p text:style-name="Standard_20__28_user_29_">–<text:span text:style-name="T3"> </text:span>Нет, не скажем. Не говорите мне, будто вы не собираетесь приложить свою милую Павловскую руку к этому всему.</text:p>
      <text:p text:style-name="Standard_20__28_user_29_">–<text:span text:style-name="T3"> </text:span>Ну, отчасти, Тровстер, отчасти. Раз уж вы затронули. Мы <text:span text:style-name="T1">тоже</text:span> рассчитываем на весьма структурированный стимул. Тот самый, фактически, что вызвал наш интерес. Мы хотим подвергнуть Слотропа немецкой ракете….</text:p>
      <text:p text:style-name="Standard_20__28_user_29_"><text:soft-page-break/>В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text:p>
      <text:p text:style-name="Standard_20__28_user_29_"><draw:frame draw:style-name="fr1" draw:name="Image13" text:anchor-type="char" svg:width="6.9252in" svg:height="0.3661in" draw:z-index="11"><draw:image xlink:href="Pictures/1000000000000B720000009B428C9716555D8079.png" xlink:type="simple" xlink:show="embed" xlink:actuate="onLoad" loext:mime-type="image/png"/></draw:frame>А будешь ерепениться, пошлём тебя обратно к д-ру Джамфу!</text:p>
      <text:p text:style-name="Standard_20__28_user_29_"><text:span text:style-name="T3"><text:s/></text:span>Джамф укоренил в нём рефлекс, и выбросил стимул.</text:p>
      <text:p text:style-name="Standard_20__28_user_29_">Похоже д-р Джамф сегодня проверял твою пипетку, а?</text:p>
      <text:p text:style-name="center-norm">—<text:span text:style-name="T1">Нейл Носпикер </text:span>50,000 Оскорблений, <text:span text:style-name="Source_20_Text"><text:span text:style-name="T7">§ 6.72</text:span></text:span></text:p>
      <text:p text:style-name="center-norm"><text:span text:style-name="Source_20_Text"><text:span text:style-name="T7">«Невежа Недоросль», Найлан Смит Прес,</text:span></text:span></text:p>
      <text:p text:style-name="center-norm"><text:span text:style-name="Source_20_Text"><text:span text:style-name="T7">Кембридж (Массач.) 1933</text:span></text:span></text:p>
      <text:p text:style-name="center-norm"/>
      <text:p text:style-name="Standard_20__28_user_29_"><text:span text:style-name="Source_20_Text"><text:span text:style-name="T7">Падинг: Но не слишком ли это—</text:span></text:span></text:p>
      <text:p text:style-name="Standard_20__28_user_29_"><text:span text:style-name="Source_20_Text"><text:span text:style-name="T7">Пойнтсмен: Сэр?</text:span></text:span></text:p>
      <text:p text:style-name="Standard_20__28_user_29_"><text:span text:style-name="Source_20_Text"><text:span text:style-name="T7">Падинг: Разве это не убого, Пойнтсмен? Так вот вмешиваться в сознание другого человека?</text:span></text:span></text:p>
      <text:p text:style-name="Standard_20__28_user_29_"><text:span text:style-name="Source_20_Text"><text:span text:style-name="T7">Пойнтсмен: 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Standard_20__28_user_29_"><text:span text:style-name="Source_20_Text"><text:span text:style-name="T7">Падинг: Мы не можем, Пойнтсмен, это зверство</text:span></text:span></text:p>
      <text:p text:style-name="Standard_20__28_user_29_"><text:soft-page-break/><text:span text:style-name="Source_20_Text"><text:span text:style-name="T7">Пойнтсмен:Но американцы уже им занимались! разве не ясно? Не то, чтобы мы совращали девственницу, или что—</text:span></text:span></text:p>
      <text:p text:style-name="Standard_20__28_user_29_"><text:span text:style-name="Source_20_Text"><text:span text:style-name="T7">Падинг: Так что нам делать это потому, что американцы делают так? Позволим им совратить нас?</text:span></text:span></text:p>
      <text:p text:style-name="Standard_20__28_user_29_"><text:span text:style-name="Source_20_Text"><text:span text:style-name="T7">Ещё где-то в 1920, д-р Ласло Джамф полагал, что если Ватсону и Райнеру успешно удалось привить «Дитю Альберту» рефлекс ужаса перед чем-либо мохнатым, будь то даже <text:s/>меховое боа его матери, то Джамф, конечно же, сможет сделать то же самое своему Дитю Тайрону относительно младенческого полового рефлекса. 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Standard_20__28_user_29_"><text:span text:style-name="Source_20_Text"><text:span text:style-name="T7">Однако, эрекция либо есть, либо нет. Элегантная бинарность. Задание наблюдения может исполнить даже </text:span></text:span><text:span text:style-name="Source_20_Text"><text:span text:style-name="T8">студент</text:span></text:span><text:span text:style-name="Source_20_Text"><text:span text:style-name="T7">.</text:span></text:span></text:p>
      <text:p text:style-name="Standard_20__28_user_29_"><text:span text:style-name="Source_20_Text"><text:span text:style-name="T7">Безусловный стимул = поглаживание пениса антисептичным ватным тампоном.</text:span></text:span></text:p>
      <text:p text:style-name="Standard_20__28_user_29_"><text:span text:style-name="Source_20_Text"><text:span text:style-name="T7">Безусловная реакция = эрекция.</text:span></text:span></text:p>
      <text:p text:style-name="Standard_20__28_user_29_"><text:span text:style-name="Source_20_Text"><text:span text:style-name="T7">Условный стимул =</text:span></text:span><text:span text:style-name="Source_20_Text"><text:span text:style-name="T8"> х.</text:span></text:span></text:p>
      <text:p text:style-name="Standard_20__28_user_29_"><text:span text:style-name="Source_20_Text"><text:span text:style-name="T7">Условный рефлекс = эрекция в присутствии </text:span></text:span><text:span text:style-name="Source_20_Text"><text:span text:style-name="T8">х</text:span></text:span><text:span text:style-name="Source_20_Text"><text:span text:style-name="T7">, поглаживание уже не нужно, всё, что требуется это только </text:span></text:span><text:span text:style-name="Source_20_Text"><text:span text:style-name="T8">х</text:span></text:span><text:span text:style-name="Source_20_Text"><text:span text:style-name="T7">.</text:span></text:span></text:p>
      <text:p text:style-name="Standard_20__28_user_29_"><text:span text:style-name="Source_20_Text"><text:span text:style-name="T7">Значит </text:span></text:span><text:span text:style-name="Source_20_Text"><text:span text:style-name="T8">х</text:span></text:span><text:span text:style-name="Source_20_Text"><text:span text:style-name="T7">? а что такое </text:span></text:span><text:span text:style-name="Source_20_Text"><text:span text:style-name="T8">х</text:span></text:span><text:span text:style-name="Source_20_Text"><text:span text:style-name="T7">?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полностью совпадает со средней длиной отражённой в отчете Джамфа об эрекции Дитя Т.</text:span></text:span></text:p>
      <text:p text:style-name="Standard_20__28_user_29_"><text:span text:style-name="Source_20_Text"><text:span text:style-name="T7">Следующим шагом, по традиции в данных вопросах, сосунка следует лишить условия. Джамфу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олжаться </text:span></text:span><text:span text:style-name="Source_20_Text"><text:span text:style-name="T8">за пределы</text:span></text:span><text:span text:style-name="Source_20_Text"><text:span text:style-name="T7">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8">скрытое подавление за пределы нуля.</text:span></text:span><text:span text:style-name="Source_20_Text"><text:span text:style-name="T7">» Курсив м-ра Пойнтсмена.</text:span></text:span></text:p>
      <text:p text:style-name="Standard_20__28_user_29_"><text:span text:style-name="Source_20_Text"><text:span text:style-name="T7">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8"> х</text:span></text:span><text:span text:style-name="Source_20_Text"><text:span text:style-name="T7">, и прекратил на этом? Может он забыл</text:span></text:span><text:span text:style-name="Source_20_Text"><text:span text:style-name="T9">—</text:span></text:span><text:span text:style-name="Source_20_Text"><text:span text:style-name="T7">или проигнорировал</text:span></text:span><text:span text:style-name="Source_20_Text"><text:span text:style-name="T9">—«</text:span></text:span><text:span text:style-name="Source_20_Text"><text:span text:style-name="T7">скрытое подавление за пределы нуля»? Если проигнорировал, то почему? Что может сказать Национальный Совет по Исследованиям по этому поводу?</text:span></text:span></text:p>
      <text:p text:style-name="Standard_20__28_user_29_"><text:soft-page-break/><text:span text:style-name="Source_20_Text"><text:span text:style-name="T7">Когда Слотроп был открыт, в конце 1944, «Белым Посещением»</text:span></text:span><text:span text:style-name="Source_20_Text"><text:span text:style-name="T9">—</text:span></text:span><text:span text:style-name="Source_20_Text"><text:span text:style-name="T7">хотя многие там уже знали его как знаменитого Дитя Тайрона</text:span></text:span><text:span text:style-name="Source_20_Text"><text:span text:style-name="T9">—</text:span></text:span><text:span text:style-name="Source_20_Text"><text:span text:style-name="T7">подобно открытию Нового Света, разные люди сочли, что они открыли разные вещи.</text:span></text:span></text:p>
      <text:p text:style-name="Standard_20__28_user_29_"><text:span text:style-name="Source_20_Text"><text:span text:style-name="T7">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само слово: это взрывное «т» вслед за «с», переходит—за пределом своего нуля—в иную область.</text:span></text:span></text:p>
      <text:p text:style-name="Standard_20__28_user_29_"><text:span text:style-name="Source_20_Text"><text:span text:style-name="T7">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Standard_20__28_user_29_"><text:span text:style-name="Source_20_Text"><text:span text:style-name="T7">Но Эдвин Трикл, самый фрейдитски настроенный среди физических исследователей, полагает, что дар Слотропа заключается в психокинезе. 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8">звездой</text:span></text:span><text:span text:style-name="Source_20_Text"><text:span text:style-name="T7">, этой анало-садистской эмблемой успеха в классе, которой так пропитано начальное образование в Америке….»</text:span></text:span></text:p>
      <text:p text:style-name="Standard_20__28_user_29_"><text:span text:style-name="Source_20_Text"><text:span text:style-name="T7">Именно от карты все они впадают в ужас, той карты, где Слотроп держал <text:s/>учёт своих девушек. Звёзды рассыпаны в дистрибуции Поиссона, как на карте ракетных ударов на карте составляемой Мехико о Блице роботов.</text:span></text:span></text:p>
      <text:p text:style-name="Standard_20__28_user_29_"><text:span text:style-name="Source_20_Text"><text:span text:style-name="T7">Да, но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Standard_20__28_user_29_"><text:span text:style-name="Source_20_Text"><text:span text:style-name="T7">Весьма удачно, Слотроп ставил даты на свои звёзды. Звезда всегда появляется </text:span></text:span><text:span text:style-name="Source_20_Text"><text:span text:style-name="T8">до</text:span></text:span><text:span text:style-name="Source_20_Text"><text:span text:style-name="T7"> соответствующего ракетного удара. Удар может случится так скоро, как через два дня, либо задержаться так надолго, как десять. Средняя продолжительность оттяжки 4 ½ дней.</text:span></text:span></text:p>
      <text:p text:style-name="Standard_20__28_user_29_"><text:span text:style-name="Source_20_Text"><text:span text:style-name="T7">Допустим, рассуждает Пойнтсмен, что стимулом </text:span></text:span><text:span text:style-name="Source_20_Text"><text:span text:style-name="T8">х</text:span></text:span><text:span text:style-name="Source_20_Text"><text:span text:style-name="T7">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text:span><text:span text:style-name="Source_20_Text"><text:span text:style-name="T8">вспять</text:span></text:span><text:span text:style-name="Source_20_Text"><text:span text:style-name="T7">. Сперва взрыв, затем звук приближения: V-2.</text:span></text:span></text:p>
      <text:p text:style-name="Standard_20__28_user_29_"><text:span text:style-name="Source_20_Text"><text:span text:style-name="T7">И всё-таки стимулом, каким-то образом </text:span></text:span><text:span text:style-name="Source_20_Text"><text:span text:style-name="T8">должна</text:span></text:span><text:span text:style-name="Source_20_Text"><text:span text:style-name="T7">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секс рынке, в порнографии и у проституток, возможно увязанные с изменением курсов на <text:s/>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намёк под самым нашим носом у нас не хватает ума, или смелости, заметить?…</text:span></text:span></text:p>
      <text:p text:style-name="Standard_20__28_user_29_"><text:span text:style-name="Source_20_Text"><text:span text:style-name="T7">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text:span></text:span><text:soft-page-break/><text:span text:style-name="Source_20_Text"><text:span text:style-name="T7">всего, каждой души. Останется слишком мало места для каких-то надежд вообще. Сами понимаете, насколько важным будет такое открытие.</text:span></text:span></text:p>
      <text:p text:style-name="Standard_20__28_user_29_"><text:span text:style-name="Source_20_Text"><text:span text:style-name="T7">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Standard_20__28_user_29_"><text:span text:style-name="Source_20_Text"><text:span text:style-name="T7">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text:span></text:span></text:p>
      <text:p text:style-name="Standard_20__28_user_29_"><text:span text:style-name="Source_20_Text"><text:span text:style-name="T7">Теперь, зная, что без толку: –«Пойнтсмен, а что если Эдвин Трикл прав? Это ПК. Что если Слотроп—даже не осознавая—</text:span></text:span><text:span text:style-name="Source_20_Text"><text:span text:style-name="T8">заставляет</text:span></text:span><text:span text:style-name="Source_20_Text"><text:span text:style-name="T7"> их падать именно там?»</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у, тогда у вас есть кое-что, не так ли.</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о… зачем ему. Если они падают там где он был—</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Может он ненавидит женщин.</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ет, я серьёзн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Мехико. Вас это действительно трогает?</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Standard_20__28_user_29_"><text:span text:style-name="Source_20_Text"><text:span text:style-name="T7">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ая массы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Standard_20__28_user_29_"><text:span text:style-name="Source_20_Text"><text:span text:style-name="T7">Пойнтсмен обсуждал паранойю и «идею противоположностей». Он чиркал восклицательные знаки и </text:span></text:span><text:span text:style-name="Source_20_Text"><text:span text:style-name="T8">как верно </text:span></text:span><text:span text:style-name="Source_20_Text"><text:span text:style-name="T7">в Книге по всем полям открытого письма Паавлова к Жане насчёт </text:span></text:span><text:span text:style-name="Source_20_Text"><text:span text:style-name="T8">ощущений внешнего воздействия </text:span></text:span><text:span text:style-name="Source_20_Text"><text:span text:style-name="T7">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text:span></text:span><text:soft-page-break/><text:span text:style-name="Source_20_Text"><text:span text:style-name="T7">его экспериментальным стендам… и разве скальпель и зонд не столь же декоративно утончённые орудия, как бич и хлыст?</text:span></text:span></text:p>
      <text:p text:style-name="Standard_20__28_user_29_"><text:span text:style-name="Source_20_Text"><text:span text:style-name="T7">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Пьер Жане—он иногда вещал как восточный мистик. Никогда по настоящему не понял противоположност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Последнее прибежище неисправимых лодырей, Мехико, как раз такая вот йинь-янова галиматьи. Способ увильнуть от тягот работы в лаборатории. Но что он </text:span></text:span><text:span text:style-name="Source_20_Text"><text:span text:style-name="T8">сказал</text:span></text:span><text:span text:style-name="Source_20_Text"><text:span text:style-name="T7"> этим?</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8">вы</text:span></text:span><text:span text:style-name="Source_20_Text"><text:span text:style-name="T7"> что сказали?</text:span></text:span></text:p>
      <text:p text:style-name="Standard_20__28_user_29_"><text:span text:style-name="Source_20_Text"><text:span text:style-name="T7">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Это не мой конёк, конечно,– <text:s/>Мехико и вправду не хочет обижать, но ведь сколько можно,– 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ет, не «ударить». Отступить. Вам тридцать, молодой человек. «Других углов не существует». Есть лишь вперёд—прямиком—либо назад.</text:span></text:span></text:p>
      <text:p text:style-name="Standard_20__28_user_29_"><text:span text:style-name="Source_20_Text"><text:span text:style-name="T7">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text:span></text:span></text:p>
      <text:p text:style-name="Standard_20__28_user_29_"><text:span text:style-name="Source_20_Text"><text:span text:style-name="T7">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text:span></text:span><text:soft-page-break/><text:span text:style-name="Source_20_Text"><text:span text:style-name="T7">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У нас обоих есть Слотроп,– вот что только что сказал Пойнтсмен.</text:span></text:span></text:p>
      <text:p text:style-name="Standard_20__28_user_29_"><text:span text:style-name="Source_20_Text"><text:span text:style-name="T7">–</text:span></text:span><text:span text:style-name="Source_20_Text"><text:span text:style-name="T10"> <text:s/></text:span></text:span><text:span text:style-name="Source_20_Text"><text:span text:style-name="T7">Пойнтсмен—что вам с этого? Кроме славы, я имею в виду.</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е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Смиренный.</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8">возможно</text:span></text:span><text:span text:style-name="Source_20_Text"><text:span text:style-name="T7">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И чего вы добиваетесь?</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 от всяких идей, чувств, самокритики, что только раздувает её пламя,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почему ракеты падают туда, куда падают—хотя признаю, с вашей поддержкой это стало намного проще.</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Зачем?– <text:s/>что пробрало, Мехико?– Зачем я вам нужен?</text:span></text:span></text:p>
      <text:p text:style-name="Standard_20__28_user_29_"><text:span text:style-name="Source_20_Text"><text:span text:style-name="T7">–</text:span></text:span><text:span text:style-name="Source_20_Text"><text:span text:style-name="T10"> <text:s/></text:span></text:span><text:span text:style-name="Source_20_Text"><text:span text:style-name="T7">Я не знаю. Но вы нужны.</text:span></text:span></text:p>
      <text:p text:style-name="Standard_20__28_user_29_"><text:span text:style-name="Source_20_Text"><text:span text:style-name="T7">–</text:span></text:span><text:span text:style-name="Source_20_Text"><text:span text:style-name="T10"> </text:span></text:span><text:span text:style-name="Source_20_Text"><text:span text:style-name="T8">У вас</text:span></text:span><text:span text:style-name="Source_20_Text"><text:span text:style-name="T7"> навязчивая идея.</text:span></text:span></text:p>
      <text:p text:style-name="Standard_20__28_user_29_"><text:soft-page-break/><text:span text:style-name="Source_20_Text"><text:span text:style-name="T7">–</text:span></text:span><text:span text:style-name="Source_20_Text"><text:span text:style-name="T10"> </text:span></text:span><text:span text:style-name="Source_20_Text"><text:span text:style-name="T7">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text:s/>Помогите мне.</text:span></text:span></text:p>
      <text:p text:style-name="Standard_20__28_user_29_"><text:span text:style-name="Source_20_Text"><text:span text:style-name="T7">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8">Как же девушки? </text:span></text:span><text:span text:style-name="Source_20_Text"><text:span text:style-name="T7">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8"> О, Джесси</text:span></text:span><text:span text:style-name="Source_20_Text"><text:span text:style-name="T7">, уткнувшись лицом в её голую, спящую, замысловато сплетённую из костей и сухожилий спину, </text:span></text:span><text:span text:style-name="Source_20_Text"><text:span text:style-name="T8">мне не доходит всё это….</text:span></text:span></text:p>
      <text:p text:style-name="Standard_20__28_user_29_"><text:span text:style-name="Source_20_Text"><text:span text:style-name="T7">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text:span></text:span></text:p>
      <text:p text:style-name="Standard_20__28_user_29_"><text:span text:style-name="Source_20_Text"><text:span text:style-name="T7">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text:span></text:span></text:p>
      <text:p text:style-name="Standard_20__28_user_29_"><text:span text:style-name="Source_20_Text"><text:span text:style-name="T7">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Standard_20__28_user_29_"><text:span text:style-name="Source_20_Text"><text:span text:style-name="T7">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text:span></text:span><text:soft-page-break/><text:span text:style-name="Source_20_Text"><text:span text:style-name="T7">алого, очень острый, оставленные ими следы длинная замерзающая последовательность погасших звёзд, облачность отражается в остекленелом пляже почти белой….</text:span></text:span></text:p>
      <text:p text:style-name="Standard_20__28_user_29_"><text:span text:style-name="Source_20_Text"><text:span text:style-name="T7">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Standard_20__28_user_29_"><draw:frame draw:style-name="fr1" draw:name="Image14" text:anchor-type="char" svg:width="6.9252in" svg:height="0.3661in" draw:z-index="12"><draw:image xlink:href="Pictures/1000000000000B720000009B428C9716555D8079.png" xlink:type="simple" xlink:show="embed" xlink:actuate="onLoad" loext:mime-type="image/png"/></draw:frame><text:span text:style-name="Source_20_Text"><text:span text:style-name="T7">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7">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на его ребяческую возню с </text:span></text:span><text:span text:style-name="Source_20_Text"><text:span text:style-name="T8">Amanita muscaria</text:span></text:span><text:span text:style-name="Source_20_Text"><text:span text:style-name="T7">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7">Но </text:span></text:span><text:span text:style-name="Source_20_Text"><text:span text:style-name="T8">что</text:span></text:span><text:span text:style-name="Source_20_Text"><text:span text:style-name="T7">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7">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text:span></text:span><text:soft-page-break/><text:span text:style-name="Source_20_Text"><text:span text:style-name="T7">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7">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8"> Der Kinderofen. . . </text:span></text:span><text:span text:style-name="Source_20_Text"><text:span text:style-name="T7">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8">без общего термина, </text:span></text:span><text:span text:style-name="Source_20_Text"><text:span text:style-name="T7">бесконечно, непостижимо, но предсказуемо)… его фраза <text:s/></text:span></text:span><text:span text:style-name="Source_20_Text"><text:span text:style-name="T8">Padre Ignacio, </text:span></text:span><text:span text:style-name="Source_20_Text"><text:span text:style-name="T7">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8">Mme.</text:span></text:span><text:span text:style-name="Source_20_Text"><text:span text:style-name="T7">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text:span></text:span><text:soft-page-break/><text:span text:style-name="Source_20_Text"><text:span text:style-name="T7">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7">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7">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text:span></text:span><text:soft-page-break/><text:span text:style-name="Source_20_Text"><text:span text:style-name="T7">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7">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8">резонами</text:span></text:span><text:span text:style-name="Source_20_Text"><text:span text:style-name="T7">…. «Желайте перемены»,– сказал однажды Рильке,– «у пламени берите вдохновенье!» В лавр, в соловья, в ветер… </text:span></text:span><text:span text:style-name="Source_20_Text"><text:span text:style-name="T8">желать</text:span></text:span><text:span text:style-name="Source_20_Text"><text:span text:style-name="T7">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7">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pan text:style-name="Source_20_Text"><text:span text:style-name="T7">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8">Und nicht einmal sein Schritt klingt aus dem tonlosen Los. . . . </text:span></text:span><text:span text:style-name="Source_20_Text"><text:span text:style-name="T7">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8">Ни разу шаг его не встретил эха от Судьбы безгласной</text:span></text:span><text:span text:style-name="Source_20_Text"><text:span text:style-name="T7">…. Это он, Блисеро, взбирается на гору, как и взбирался почти уже 20 лет, задолго до того как принял пламя </text:span></text:span><text:soft-page-break/><text:span text:style-name="Source_20_Text"><text:span text:style-name="T7">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8">кто-нибудь</text:span></text:span><text:span text:style-name="Source_20_Text"><text:span text:style-name="T7"> из них, 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7">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7">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8">Duino Elegies</text:span></text:span><text:span text:style-name="Source_20_Text"><text:span text:style-name="T7">, только что напечатанных, когда он отправлялся на Юго-Запад, подарок </text:span></text:span><text:soft-page-break/><text:span text:style-name="Source_20_Text"><text:span text:style-name="T7">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7">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8">мы делать Нджамби Карунга сейчас, омахона…</text:span></text:span><text:span text:style-name="Source_20_Text"><text:span text:style-name="T7">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7">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8">auf Wiedersehen</text:span></text:span><text:span text:style-name="Source_20_Text"><text:span text:style-name="T7">.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8">Bodenplatte</text:span></text:span><text:span text:style-name="Source_20_Text"><text:span text:style-name="T7">—бетонная плита положенная на обрезки стали—уложена на 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pan text:style-name="Source_20_Text"><text:span text:style-name="T7">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8">Bodenplatte, </text:span></text:span><text:span text:style-name="Source_20_Text"><text:span text:style-name="T7">свежие щепки</text:span></text:span><text:span text:style-name="Source_20_Text"><text:span text:style-name="T8"> </text:span></text:span><text:span text:style-name="Source_20_Text"><text:span text:style-name="T7">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8">Erwartung</text:span></text:span><text:span text:style-name="Source_20_Text"><text:span text:style-name="T7">. . . .</text:span></text:span></text:p>
      <text:p text:style-name="Standard_20__28_user_29_"><text:span text:style-name="Source_20_Text"><text:span text:style-name="T7">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text:span></text:span><text:soft-page-break/><text:span text:style-name="Source_20_Text"><text:span text:style-name="T7">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8">Bringt doch der Wanderer auch vom Hange des Bergrands nicht eine</text:span></text:span></text:p>
      <text:p text:style-name="Standard_20__28_user_29_"><text:span text:style-name="Source_20_Text"><text:span text:style-name="T8">Hand voll Erde ins Tal, die alle unsägliche, sondern ein erworbenes</text:span></text:span></text:p>
      <text:p text:style-name="Standard_20__28_user_29_"><text:span text:style-name="Source_20_Text"><text:span text:style-name="T8">Wort, reines, den gelben und blaun Enzian.</text:span></text:span></text:p>
      <text:p text:style-name="Standard_20__28_user_29_"/>
      <text:p text:style-name="Standard_20__28_user_29_"><text:span text:style-name="Source_20_Text"><text:span text:style-name="T7">–</text:span></text:span><text:span text:style-name="Source_20_Text"><text:span text:style-name="T10"> </text:span></text:span><text:span text:style-name="Source_20_Text"><text:span text:style-name="T7">Омухона… посмотри на меня. Я красный и коричневый… </text:span></text:span><text:span text:style-name="Source_20_Text"><text:span text:style-name="T8">чёрный</text:span></text:span><text:span text:style-name="Source_20_Text"><text:span text:style-name="T7">, омухона.</text:span></text:span></text:p>
      <text:p text:style-name="Standard_20__28_user_29_"><text:span text:style-name="Source_20_Text"><text:span text:style-name="T7">–</text:span></text:span><text:span text:style-name="Source_20_Text"><text:span text:style-name="T10"> </text:span></text:span><text:span text:style-name="Source_20_Text"><text:span text:style-name="T7">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8">такие</text:span></text:span><text:span text:style-name="Source_20_Text"><text:span text:style-name="T7">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8">запредельность </text:span></text:span><text:span text:style-name="Source_20_Text"><text:span text:style-name="T7">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pan text:style-name="Source_20_Text"><text:span text:style-name="T7">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7">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8">пронеси</text:span></text:span><text:span text:style-name="Source_20_Text"><text:span text:style-name="T7">, набирая скорость до последнего возможного момента, </text:span></text:span><text:span text:style-name="Source_20_Text"><text:span text:style-name="T8">пронеси</text:span></text:span><text:span text:style-name="Source_20_Text"><text:span text:style-name="T7"> его единственная молитва на ночь. Опасность, которая, как он </text:span></text:span><text:soft-page-break/><text:span text:style-name="Source_20_Text"><text:span text:style-name="T7">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8">Mutti…</text:span></text:span><text:span text:style-name="Source_20_Text"><text:span text:style-name="T7">.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7">Здесь он чувствует, что </text:span></text:span><text:span text:style-name="Source_20_Text"><text:span text:style-name="T8">пронесло</text:span></text:span><text:span text:style-name="Source_20_Text"><text:span text:style-name="T7">, тут легко. На что мог бы он надеяться без Войны? Но участвовать в </text:span></text:span><text:span text:style-name="Source_20_Text"><text:span text:style-name="T8">таком</text:span></text:span><text:span text:style-name="Source_20_Text"><text:span text:style-name="T7"> приключении… </text:span></text:span><text:span text:style-name="Source_20_Text"><text:span text:style-name="T8">Если ты не можешь петь Зигфрид ты всё же можешь нести копьё…</text:span></text:span><text:span text:style-name="Source_20_Text"><text:span text:style-name="T7">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8">смотрела</text:span></text:span><text:span text:style-name="Source_20_Text"><text:span text:style-name="T7"> на него….</text:span></text:span></text:p>
      <text:p text:style-name="Standard_20__28_user_29_"><text:span text:style-name="Source_20_Text"><text:span text:style-name="T7">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о если она вернётся—</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7">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7">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7">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7">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7">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7">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е знаю. Куда мне будет лучше?</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Белое Посещение».– <text:s/>Предлагает Пират.</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Белое Посещение» неплохо,– сказала она и ступила в пустоту….</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8">Белом Зомби</text:span></text:span><text:span text:style-name="Source_20_Text"><text:span text:style-name="T7">, самый первый фильм, из всех что видел Осби и в определённом смысле последний в его Списке Всех, вместе с </text:span></text:span><text:span text:style-name="Source_20_Text"><text:span text:style-name="T8">Сыном Франкенштейна</text:span></text:span><text:span text:style-name="Source_20_Text"><text:span text:style-name="T7">, </text:span></text:span><text:span text:style-name="Source_20_Text"><text:span text:style-name="T8">Чокнутые Летят в Рио</text:span></text:span><text:span text:style-name="Source_20_Text"><text:span text:style-name="T7"> и, возможно, </text:span></text:span><text:span text:style-name="Source_20_Text"><text:span text:style-name="T8">Дамбо.</text:span></text:span><text:span text:style-name="Source_20_Text"><text:span text:style-name="T7">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ет,– <text:s/>поскольку Пират уже не понял что вообще там Осби говорил,– <text:s/>не «конечно, ты сошёл с ума» это не то совсем.…</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А что?– спрашивает Пират, когда пауза Осби затянулась дольше минуты.</text:span></text:span></text:p>
      <text:p text:style-name="Standard_20__28_user_29_"><text:span text:style-name="Source_20_Text"><text:span text:style-name="T7">–</text:span></text:span><text:span text:style-name="Source_20_Text"><text:span text:style-name="T10"> <text:s/></text:span></text:span><text:span text:style-name="Source_20_Text"><text:span text:style-name="T7">А?– грит Осби.</text:span></text:span></text:p>
      <text:p text:style-name="Standard_20__28_user_29_"><text:span text:style-name="Source_20_Text"><text:span text:style-name="T7">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text:span></text:span><text:soft-page-break/><text:span text:style-name="Source_20_Text"><text:span text:style-name="T7">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8">на хуй</text:span></text:span><text:span text:style-name="Source_20_Text"><text:span text:style-name="T7">, и бросит игру, бросит и всё тут….</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text:s/>Все </text:span></text:span><text:span text:style-name="Source_20_Text"><text:span text:style-name="T8">остальные</text:span></text:span><text:span text:style-name="Source_20_Text"><text:span text:style-name="T7"> в Фирме пользуются Стеном, знаете ли. Мендоза весит в три раза больше, никто даже не </text:span></text:span><text:span text:style-name="Source_20_Text"><text:span text:style-name="T8">видал</text:span></text:span><text:span text:style-name="Source_20_Text"><text:span text:style-name="T7">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8">причуда</text:span></text:span><text:span text:style-name="Source_20_Text"><text:span text:style-name="T7">. Мне вес без разницы, иначе не вытащил бы девушку обратно, так?</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О,– Пират становится простачком,– я за тебя отвечаю, знаешь ли.</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pan text:style-name="Source_20_Text"><text:span text:style-name="T8">ic heb u liever dan ên everswîn,</text:span></text:span></text:p>
      <text:p text:style-name="Standard_20__28_user_29_"><text:span text:style-name="Source_20_Text"><text:span text:style-name="T8">al waert van finen goude ghewracht</text:span></text:span></text:p>
      <text:p text:style-name="Standard_20__28_user_29_"/>
      <text:p text:style-name="Standard_20__28_user_29_"><text:span text:style-name="Source_20_Text"><text:span text:style-name="T7">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8">как моё собственное маленькое светило</text:span></text:span><text:span text:style-name="Source_20_Text"><text:span text:style-name="T7">, писал од домой своему старшему брату Хендрику, </text:span></text:span><text:span text:style-name="Source_20_Text"><text:span text:style-name="T8">повелитель моего Знака</text:span></text:span><text:span text:style-name="Source_20_Text"><text:span text:style-name="T7">...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8">что</text:span></text:span><text:span text:style-name="Source_20_Text"><text:span text:style-name="T7"> они вообще годятся?—теперь неспособная даже увидеть своего убийцу, вскинувшись, брызжа кровью, с квохтаньем умирала….</text:span></text:span></text:p>
      <text:p text:style-name="Standard_20__28_user_29_"><text:soft-page-break/><text:span text:style-name="Source_20_Text"><text:span text:style-name="T7">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7">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pan text:style-name="Source_20_Text"><text:span text:style-name="T7">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7">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7">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7">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pan text:style-name="Source_20_Text"><text:span text:style-name="T7">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7">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7">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8">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7">...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7">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7">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7">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8">его</text:span></text:span><text:span text:style-name="Source_20_Text"><text:span text:style-name="T7"> причуда….»</text:span></text:span></text:p>
      <text:p text:style-name="Standard_20__28_user_29_"><text:span text:style-name="Source_20_Text"><text:span text:style-name="T7">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Он за тобой увязался,– Осби затягивается мухоморной сигаретой.</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И что ты думаешь про неё, вообще.</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А ты знаешь что они там надумали?</text:span></text:span></text:p>
      <text:p text:style-name="Standard_20__28_user_29_"><text:span text:style-name="Source_20_Text"><text:span text:style-name="T7">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7">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7">«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7">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13"><draw:image xlink:href="Pictures/1000000000000B720000009B428C9716555D8079.png" xlink:type="simple" xlink:show="embed" xlink:actuate="onLoad" loext:mime-type="image/png"/></draw:frame><text:span text:style-name="Source_20_Text"><text:span text:style-name="T7">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7">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7">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7">Но что-то не так… что-то... </text:span></text:span><text:span text:style-name="Source_20_Text"><text:span text:style-name="T8">поменялось</text:span></text:span><text:span text:style-name="Source_20_Text"><text:span text:style-name="T7">…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8">что-то</text:span></text:span><text:span text:style-name="Source_20_Text"><text:span text:style-name="T7"> постоянно присутствует в маленькой рамочке, довело до того, что начал оглядываться на 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7">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oft-page-break/><text:span text:style-name="Source_20_Text"><text:span text:style-name="T7">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Ты вернулся! Ах, Тайрон, ты </text:span></text:span><text:span text:style-name="Source_20_Text"><text:span text:style-name="T8">вернулся</text:span></text:span><text:span text:style-name="Source_20_Text"><text:span text:style-name="T7">,–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Это я, милая…</text:span></text:span></text:p>
      <text:p text:style-name="Standard_20__28_user_29_"><text:span text:style-name="Source_20_Text"><text:span text:style-name="T7">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7">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7">–</text:span></text:span><text:span text:style-name="Source_20_Text"><text:span text:style-name="T10"> <text:s/></text:span></text:span><text:span text:style-name="Source_20_Text"><text:span text:style-name="T7">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8">конфета</text:span></text:span><text:span text:style-name="Source_20_Text"><text:span text:style-name="T7">, Мам! Придумай как скормить одну из них Гитлеру и война закончится </text:span></text:span><text:span text:style-name="Source_20_Text"><text:span text:style-name="T8">завтра</text:span></text:span><text:span text:style-name="Source_20_Text"><text:span text:style-name="T7"> же!» Сейчас он снова лицом к лицу с этими рыжеватыми предметами из </text:span></text:span><text:soft-page-break/><text:span text:style-name="Source_20_Text"><text:span text:style-name="T7">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7">–</text:span></text:span><text:span text:style-name="Source_20_Text"><text:span text:style-name="T10"> <text:s/></text:span></text:span><text:span text:style-name="Source_20_Text"><text:span text:style-name="T7">И ещё капельку ментола,– м-с Квод закладывает в рот <text:s/>одну.– Прелесть.</text:span></text:span></text:p>
      <text:p text:style-name="Standard_20__28_user_29_"><text:span text:style-name="Source_20_Text"><text:span text:style-name="T7">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Если вы хотите что-то совсем </text:span></text:span><text:span text:style-name="Source_20_Text"><text:span text:style-name="T8">особенное</text:span></text:span><text:span text:style-name="Source_20_Text"><text:span text:style-name="T7">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Скользкий вяз. Какая жалость, они вчера кончились.</text:span></text:span></text:p>
      <text:p text:style-name="Standard_20__28_user_29_"><text:span text:style-name="Source_20_Text"><text:span text:style-name="T7">Входит Дарин с горячим чайником и тремя чашками на подносе.</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Что тут?– Слотроп малость поспешн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Тебе лучше не знать, Тайрон.</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8">два</text:span></text:span><text:span text:style-name="Source_20_Text"><text:span text:style-name="T7">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8">кисленькая</text:span></text:span><text:span text:style-name="Source_20_Text"><text:span text:style-name="T7">.–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8">не видит</text:span></text:span><text:span text:style-name="Source_20_Text"><text:span text:style-name="T7">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8"><text:s/>petit four</text:span></text:span><text:span text:style-name="Source_20_Text"><text:span text:style-name="T7">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8">чавк</text:span></text:span><text:span text:style-name="Source_20_Text"><text:span text:style-name="T7">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8">видом</text:span></text:span><text:span text:style-name="Source_20_Text"><text:span text:style-name="T7">. И почему вы, американцы, такие импульсивные?</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О, попробуй это!– кричит Дарлин ухватившись за горло и качаясь на него.</text:span></text:span></text:p>
      <text:p text:style-name="Standard_20__28_user_29_"><text:soft-page-break/><text:span text:style-name="Source_20_Text"><text:span text:style-name="T7">–</text:span></text:span><text:span text:style-name="Source_20_Text"><text:span text:style-name="T10"> </text:span></text:span><text:span text:style-name="Source_20_Text"><text:span text:style-name="T7">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у, давай,– <text:s/>Дарлин ухватив его руку с конфетой, пытается засунуть в его рот.</text:span></text:span></text:p>
      <text:p text:style-name="Standard_20__28_user_29_"><text:span text:style-name="Source_20_Text"><text:span text:style-name="T7">–</text:span></text:span><text:span text:style-name="Source_20_Text"><text:span text:style-name="T10"> <text:s/></text:span></text:span><text:span text:style-name="Source_20_Text"><text:span text:style-name="T7">Да, просто, знаешь, смотрю на вид, как советует м-с Квод.</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о плющить в руке не честно, Тайрон.</text:span></text:span></text:p>
      <text:p text:style-name="Standard_20__28_user_29_"><text:span text:style-name="Source_20_Text"><text:span text:style-name="T7">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у, же, по-мужски,– советует м-с Квод.</text:span></text:span></text:p>
      <text:p text:style-name="Standard_20__28_user_29_"><text:span text:style-name="Source_20_Text"><text:span text:style-name="T7">–</text:span></text:span><text:span text:style-name="Source_20_Text"><text:span text:style-name="T10"> <text:s/></text:span></text:span><text:span text:style-name="Source_20_Text"><text:span text:style-name="T7">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7">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Джиновый зефир,– грит м-с Квод.</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Аааа…</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7">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7">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text:span></text:span><text:soft-page-break/><text:span text:style-name="Source_20_Text"><text:span text:style-name="T7">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7">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8">Прикоснитесь к <text:s/>её горлу, Величество. Прикоснитесь!</text:span></text:span><text:span text:style-name="Source_20_Text"><text:span text:style-name="T7">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pan text:style-name="Source_20_Text"><text:span text:style-name="T8">Вспышка молнии—</text:span></text:span></text:p>
      <text:p text:style-name="Standard_20__28_user_29_"><text:span text:style-name="Source_20_Text"><text:span text:style-name="T7">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7">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14"><draw:image xlink:href="Pictures/1000000000000B720000009B428C9716555D8079.png" xlink:type="simple" xlink:show="embed" xlink:actuate="onLoad" loext:mime-type="image/png"/></draw:frame><text:span text:style-name="Source_20_Text"><text:span text:style-name="T7">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oft-page-break/><text:span text:style-name="Source_20_Text"><text:span text:style-name="T7">Когда это происходит, свет для них становится очень красным.</text:span></text:span></text:p>
      <text:p text:style-name="Standard_20__28_user_29_"><text:span text:style-name="Source_20_Text"><text:span text:style-name="T7">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7">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7">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pan text:style-name="Source_20_Text"><text:span text:style-name="T7">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7">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8">данный</text:span></text:span><text:span text:style-name="Source_20_Text"><text:span text:style-name="T7"> момент обеспеченная беременность, или две, если тольк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Ах!– Она подскакивает радостно (вверх, не на),– это мне </text:span></text:span><text:span text:style-name="Source_20_Text"><text:span text:style-name="T8">напомнил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Так </text:span></text:span><text:span text:style-name="Source_20_Text"><text:span text:style-name="T8">вот</text:span></text:span><text:span text:style-name="Source_20_Text"><text:span text:style-name="T7">, что у тебя на уме. Если, конечно, </text:span></text:span><text:span text:style-name="Source_20_Text"><text:span text:style-name="T8">ум</text:span></text:span><text:span text:style-name="Source_20_Text"><text:span text:style-name="T7"> подходящее слово.</text:span></text:span></text:p>
      <text:p text:style-name="Standard_20__28_user_29_"><text:span text:style-name="Source_20_Text"><text:span text:style-name="T7">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7">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8">о, о…</text:span></text:span></text:p>
      <text:p text:style-name="Standard_20__28_user_29_"><text:span text:style-name="Source_20_Text"><text:span text:style-name="T7">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text:span></text:span><text:soft-page-break/><text:span text:style-name="Source_20_Text"><text:span text:style-name="T7">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7">«…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8">амирают в безмолвном ожидании</text:span></text:span><text:span text:style-name="Source_20_Text"><text:span text:style-name="T7">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7">Но тут. С </text:span></text:span><text:span text:style-name="Source_20_Text"><text:span text:style-name="T8">этой</text:span></text:span><text:span text:style-name="Source_20_Text"><text:span text:style-name="T7"> юной леди. Бумазея в клеточку. Взъерошенные брови. Распоясалась, что удержу нет. Красный бархат. На «слаб</text:span></text:span><text:span text:style-name="Source_20_Text"><text:span text:style-name="T5">о́</text:span></text:span><text:span text:style-name="Source_20_Text"><text:span text:style-name="T7">» она сняла свою блузку, в движении по основной магистрали возле Ловер Бидинга.</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О, Боже, она чокнулась, за что </text:span></text:span><text:span text:style-name="Source_20_Text"><text:span text:style-name="T8">мне</text:span></text:span><text:span text:style-name="Source_20_Text"><text:span text:style-name="T7"> попадаются только такие?</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Послушай,– смотрит искоса,– <text:s/>ты знаешь, что тебя могут арестовать? Забудь про «тебя»,– <text:s/>ему только что дошло,– <text:s/></text:span></text:span><text:span text:style-name="Source_20_Text"><text:span text:style-name="T8">меня</text:span></text:span><text:span text:style-name="Source_20_Text"><text:span text:style-name="T7"> арестуют!</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7">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8">коротышек, </text:span></text:span><text:span text:style-name="Source_20_Text"><text:span text:style-name="T7">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8">есть</text:span></text:span><text:span text:style-name="Source_20_Text"><text:span text:style-name="T7">, машина военной полиции. Он не может сбавить, а если попытается обогнать это и </text:span></text:span><text:span text:style-name="Source_20_Text"><text:span text:style-name="T8">впрямь</text:span></text:span><text:span text:style-name="Source_20_Text"><text:span text:style-name="T7"> будет подозрительн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7">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8">делают</text:span></text:span><text:span text:style-name="Source_20_Text"><text:span text:style-name="T7">, Приксбери, тебе видн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Похоже мужчина и женщина, сэр.</text:span></text:span></text:p>
      <text:p text:style-name="Standard_20__28_user_29_"><text:soft-page-break/><text:span text:style-name="Source_20_Text"><text:span text:style-name="T7">–</text:span></text:span><text:span text:style-name="Source_20_Text"><text:span text:style-name="T10"> </text:span></text:span><text:span text:style-name="Source_20_Text"><text:span text:style-name="T7">Придурок.– <text:s/>И достаёт чёрный бинокль.</text:span></text:span></text:p>
      <text:p text:style-name="Standard_20__28_user_29_"/>
      <text:p text:style-name="Standard_20__28_user_29_"><text:span text:style-name="Source_20_Text"><text:span text:style-name="T7">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7">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7">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6"><text:span text:style-name="Source_20_Text"><text:span text:style-name="T7">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8"><text:s/>je ne sais quoi de sinistre. </text:span></text:span><text:span text:style-name="Source_20_Text"><text:span text:style-name="T7">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8">о. О</text:span></text:span><text:span text:style-name="Source_20_Text"><text:span text:style-name="T7">, нет. Закрой тот вентиль, Нетель, да прикинь </text:span></text:span><text:span text:style-name="Source_20_Text"><text:span text:style-name="T8">про это вот</text:span></text:span><text:span text:style-name="Source_20_Text"><text:span text:style-name="T7">. Он стоял, полусогнутым, над раковиной, 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8">сейчас</text:span></text:span><text:span text:style-name="Source_20_Text"><text:span text:style-name="T7">…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8">могут</text:span></text:span><text:span text:style-name="Source_20_Text"><text:span text:style-name="T7"> читать твоё сознание! а и что если—что если это </text:span></text:span><text:span text:style-name="Source_20_Text"><text:span text:style-name="T8">гипнотизм</text:span></text:span><text:span text:style-name="Source_20_Text"><text:span text:style-name="T7">? А? Исусе: тогда целая куча других оккультных заморочек, таких как астральное наущение, контроль сознания (ну, в </text:span></text:span><text:span text:style-name="Source_20_Text"><text:span text:style-name="T8">этом-то</text:span></text:span><text:span text:style-name="Source_20_Text"><text:span text:style-name="T7"> ничего оккультного), тайные проклятия, чтоб вызвать импотенцию, флюс, сумасшествие, вуууййй!—</text:span></text:span><text:span text:style-name="Source_20_Text"><text:span text:style-name="T8">зелья</text:span></text:span><text:span text:style-name="Source_20_Text"><text:span text:style-name="T7">! (когда он наконец распрямился и умственным взором, </text:span></text:span><text:span text:style-name="Source_20_Text"><text:span text:style-name="T8">очень</text:span></text:span><text:span text:style-name="Source_20_Text"><text:span text:style-name="T7"> осторожно, обращается к толкучке в кофейном баре, о, </text:span></text:span><text:span text:style-name="Source_20_Text"><text:span text:style-name="T8">Боже…</text:span></text:span><text:span text:style-name="Source_20_Text"><text:span text:style-name="T7">), 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8">кто все эти люди</text:span></text:span><text:span text:style-name="Source_20_Text"><text:span text:style-name="T7">…. Чёкнутые.</text:span></text:span><text:span text:style-name="Source_20_Text"><text:span text:style-name="T8">Чёёёёкнутые! </text:span></text:span><text:span text:style-name="Source_20_Text"><text:span text:style-name="T7">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8">всё</text:span></text:span><text:span text:style-name="Source_20_Text"><text:span text:style-name="T7">—даже когда они с Джессикой в постели </text:span></text:span><text:span text:style-name="Source_20_Text"><text:span text:style-name="T8">ебуться</text:span></text:span><text:span text:style-name="Source_20_Text"><text:span text:style-name="T7">—</text:span></text:span></text:p>
      <text:p text:style-name="P6"><text:soft-page-break/><text:span text:style-name="Source_20_Text"><text:span text:style-name="T7">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6"><text:span text:style-name="Source_20_Text"><text:span text:style-name="T7">Чудесное утро, Вторая Мировая Война. Всё, что он может удерживать на поверхности своего сознания, это слова </text:span></text:span><text:span text:style-name="Source_20_Text"><text:span text:style-name="T8">Мне нужно перевестись</text:span></text:span><text:span text:style-name="Source_20_Text"><text:span text:style-name="T7">,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8">Нацистов в Новостях, </text:span></text:span><text:span text:style-name="Source_20_Text"><text:span text:style-name="T7">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6"><text:span text:style-name="Source_20_Text"><text:span text:style-name="T7">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6"><text:span text:style-name="Source_20_Text"><text:span text:style-name="T7">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8">погоди</text:span></text:span><text:span text:style-name="Source_20_Text"><text:span text:style-name="T7">… болезнь кожи… </text:span></text:span><text:span text:style-name="Source_20_Text"><text:span text:style-name="T8">может</text:span></text:span><text:span text:style-name="Source_20_Text"><text:span text:style-name="T7">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8">в скрытом состоянии среди города…</text:span></text:span><text:span text:style-name="Source_20_Text"><text:span text:style-name="T7">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6"><text:span text:style-name="Source_20_Text"><text:span text:style-name="T7">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6"/>
      <text:p text:style-name="P6"><text:span text:style-name="Source_20_Text"><text:span text:style-name="T7">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8">любом</text:span></text:span><text:span text:style-name="Source_20_Text"><text:span text:style-name="T7">, Джек—она обнаруживает, что он её гнетёт и даже пугает. Верхом на нём, в бешеные ночи скачки вверх-вниз по его хую </text:span></text:span><text:soft-page-break/><text:span text:style-name="Source_20_Text"><text:span text:style-name="T7">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8">Роджер, Роджер, о, любимый</text:span></text:span><text:span text:style-name="Source_20_Text"><text:span text:style-name="T7">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8">мальчишки</text:span></text:span><text:span text:style-name="Source_20_Text"><text:span text:style-name="T7">,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6"><text:span text:style-name="Source_20_Text"><text:span text:style-name="T7">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8"> 1942</text:span></text:span><text:span text:style-name="Source_20_Text"><text:span text:style-name="T7">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6"><text:span text:style-name="Source_20_Text"><text:span text:style-name="T7">–</text:span></text:span><text:span text:style-name="Source_20_Text"><text:span text:style-name="T10"> </text:span></text:span><text:span text:style-name="Source_20_Text"><text:span text:style-name="T7">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6"><text:span text:style-name="Source_20_Text"><text:span text:style-name="T7">–</text:span></text:span><text:span text:style-name="Source_20_Text"><text:span text:style-name="T10"> </text:span></text:span><text:span text:style-name="Source_20_Text"><text:span text:style-name="T7">Сигарета найдётся, Мэг?– уже автоматически, те так ли. Джес?</text:span></text:span></text:p>
      <text:p text:style-name="P6"><text:span text:style-name="Source_20_Text"><text:span text:style-name="T7">Ну, так—«Думала, тут, типа, фильм с Гарбо, блин, а не всегдашняя никотиновая голодуха, опять не угадала, пока...»</text:span></text:span></text:p>
      <text:p text:style-name="P6"><text:span text:style-name="Source_20_Text"><text:span text:style-name="T7">О, <text:s/>да проваливай уже: – «Думала про свой рождественский шопинг».</text:span></text:span></text:p>
      <text:p text:style-name="P6"><text:span text:style-name="Source_20_Text"><text:span text:style-name="T7">–</text:span></text:span><text:span text:style-name="Source_20_Text"><text:span text:style-name="T10"> </text:span></text:span><text:span text:style-name="Source_20_Text"><text:span text:style-name="T7">Что возьмёшь Бобру?</text:span></text:span></text:p>
      <text:p text:style-name="P6"><text:span text:style-name="Source_20_Text"><text:span text:style-name="T7">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6"/>
      <text:p text:style-name="P6"><text:span text:style-name="Source_20_Text"><text:span text:style-name="T7">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6"><text:span text:style-name="Source_20_Text"><text:span text:style-name="T7">Роджер свернул и они смотрели на поношенную замызганную униформу сходившихся к вечерне. Ветер пах свежим снегом.</text:span></text:span></text:p>
      <text:p text:style-name="P6"><text:span text:style-name="Source_20_Text"><text:span text:style-name="T7">–</text:span></text:span><text:span text:style-name="Source_20_Text"><text:span text:style-name="T10"> </text:span></text:span><text:span text:style-name="Source_20_Text"><text:span text:style-name="T7">Нам надо домой,– сказала она,– поздно уже.</text:span></text:span></text:p>
      <text:p text:style-name="P6"><text:soft-page-break/><text:span text:style-name="Source_20_Text"><text:span text:style-name="T7">–</text:span></text:span><text:span text:style-name="Source_20_Text"><text:span text:style-name="T10"> </text:span></text:span><text:span text:style-name="Source_20_Text"><text:span text:style-name="T7">Можно просто зайти на минутку.</text:span></text:span></text:p>
      <text:p text:style-name="P6"><text:span text:style-name="Source_20_Text"><text:span text:style-name="T7">Ну, уж </text:span></text:span><text:span text:style-name="Source_20_Text"><text:span text:style-name="T8">это</text:span></text:span><text:span text:style-name="Source_20_Text"><text:span text:style-name="T7">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6"><text:span text:style-name="Source_20_Text"><text:span text:style-name="T7">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6"><text:span text:style-name="Source_20_Text"><text:span text:style-name="T7">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6"/>
      <text:p text:style-name="P6"><text:span text:style-name="Source_20_Text"><text:span text:style-name="T11">In dulci jubilo</text:span></text:span></text:p>
      <text:p text:style-name="P6"><text:span text:style-name="Source_20_Text"><text:span text:style-name="T11">Nun singet und seid froh!</text:span></text:span></text:p>
      <text:p text:style-name="P6"><text:span text:style-name="Source_20_Text"><text:span text:style-name="T11">Unsers Herzens Wonne</text:span></text:span></text:p>
      <text:p text:style-name="P6"><text:span text:style-name="Source_20_Text"><text:span text:style-name="T11">Leit in praesipio,</text:span></text:span></text:p>
      <text:p text:style-name="P6"><text:span text:style-name="Source_20_Text"><text:span text:style-name="T11">Leuchtet vor die Sonne</text:span></text:span></text:p>
      <text:p text:style-name="P6"><text:span text:style-name="Source_20_Text"><text:span text:style-name="T11">Matris in gremio.</text:span></text:span></text:p>
      <text:p text:style-name="P6"><text:span text:style-name="Source_20_Text"><text:span text:style-name="T8">Alpha es et O.</text:span></text:span></text:p>
      <text:p text:style-name="P6"/>
      <text:p text:style-name="P6"><text:span text:style-name="Source_20_Text"><text:span text:style-name="T7">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8">немецкий</text:span></text:span><text:span text:style-name="Source_20_Text"><text:span text:style-name="T7">? в английской церкви? </text:span></text:span><text:soft-page-break/><text:span text:style-name="Source_20_Text"><text:span text:style-name="T7">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6"><text:span text:style-name="Source_20_Text"><text:span text:style-name="T7">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8">ein Volk ein Führer</text:span></text:span><text:span text:style-name="Source_20_Text"><text:span text:style-name="T7">—ей нужна машина из множества разных частей, не монолитность, но усложнённость… Хотя кто отважится утверждать </text:span></text:span><text:span text:style-name="Source_20_Text"><text:span text:style-name="T8">что</text:span></text:span><text:span text:style-name="Source_20_Text"><text:span text:style-name="T7"> нужно </text:span></text:span><text:soft-page-break/><text:span text:style-name="Source_20_Text"><text:span text:style-name="T7">Войне, настолько она обширна, настолько вознесена… такая </text:span></text:span><text:span text:style-name="Source_20_Text"><text:span text:style-name="T8">заочная</text:span></text:span><text:span text:style-name="Source_20_Text"><text:span text:style-name="T7">.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8">себя</text:span></text:span><text:span text:style-name="Source_20_Text"><text:span text:style-name="T7">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6"><text:span text:style-name="Source_20_Text"><text:span text:style-name="T7">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8"><text:s/>peau de soie, </text:span></text:span><text:span text:style-name="Source_20_Text"><text:span text:style-name="T7">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8">Giovinezza</text:span></text:span><text:span text:style-name="Source_20_Text"><text:span text:style-name="T7">, а что-нибудь, наверное, из </text:span></text:span><text:span text:style-name="Source_20_Text"><text:span text:style-name="T8">Rigoletto</text:span></text:span><text:span text:style-name="Source_20_Text"><text:span text:style-name="T7"> или </text:span></text:span><text:span text:style-name="Source_20_Text"><text:span text:style-name="T8">La Bohème</text:span></text:span><text:span text:style-name="Source_20_Text"><text:span text:style-name="T7">—Почтовое </text:span></text:span><text:soft-page-break/><text:span text:style-name="Source_20_Text"><text:span text:style-name="T7">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8">cioé</text:span></text:span><text:span text:style-name="Source_20_Text"><text:span text:style-name="T7">,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8">mano morta,</text:span></text:span><text:span text:style-name="Source_20_Text"><text:span text:style-name="T7"> никакого прыжка из мёртвой в ожившую по лёгкому позволению подходящего бедра или ляжки—никаких </text:span></text:span><text:span text:style-name="Source_20_Text"><text:span text:style-name="T8">игрищ</text:span></text:span><text:span text:style-name="Source_20_Text"><text:span text:style-name="T7">,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8">вот</text:span></text:span><text:span text:style-name="Source_20_Text"><text:span text:style-name="T7"> склон, небо </text:span></text:span><text:span text:style-name="Source_20_Text"><text:span text:style-name="T8">может</text:span></text:span><text:span text:style-name="Source_20_Text"><text:span text:style-name="T7">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text:span></text:span><text:soft-page-break/><text:span text:style-name="Source_20_Text"><text:span text:style-name="T7">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8">сговор</text:span></text:span><text:span text:style-name="Source_20_Text"><text:span text:style-name="T7">,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8">Eia</text:span></text:span><text:span text:style-name="Source_20_Text"><text:span text:style-name="T7">—странный вздох, тысячелетний—</text:span></text:span><text:span text:style-name="Source_20_Text"><text:span text:style-name="T8">eia, wärn wir da!</text:span></text:span><text:span text:style-name="Source_20_Text"><text:span text:style-name="T7">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9">—</text:span></text:span><text:span text:style-name="Source_20_Text"><text:span text:style-name="T7">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Линда, иди сюда пощупай-ка этот, засунь палец <text:s/>в этот желудочек, обалдеть, всё ещё </text:span></text:span><text:span text:style-name="Source_20_Text"><text:span text:style-name="T8">дёргается</text:span></text:span><text:span text:style-name="Source_20_Text"><text:span text:style-name="T7">….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text:span></text:span><text:soft-page-break/><text:span text:style-name="Source_20_Text"><text:span text:style-name="T7">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8">номер</text:span></text:span><text:span text:style-name="Source_20_Text"><text:span text:style-name="T7">,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6"><text:span text:style-name="Source_20_Text"><text:span text:style-name="T7">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6"/>
      <text:p text:style-name="P6"><text:span text:style-name="Source_20_Text"><text:span text:style-name="T11">O Jesu parvule,</text:span></text:span></text:p>
      <text:p text:style-name="P6"><text:span text:style-name="Source_20_Text"><text:span text:style-name="T11">Nach dir ist mir so weh .</text:span></text:span><text:span text:style-name="Source_20_Text"><text:span text:style-name="T12"> . .</text:span></text:span></text:p>
      <text:p text:style-name="P8"/>
      <text:p text:style-name="P6"><text:span text:style-name="Source_20_Text"><text:span text:style-name="T7">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8">слава Богу!</text:span></text:span><text:span text:style-name="Source_20_Text"><text:span text:style-name="T7">—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6"/>
      <text:p text:style-name="P6"><draw:frame draw:style-name="fr1" draw:name="Image17" text:anchor-type="char" svg:width="6.9252in" svg:height="0.3661in" draw:z-index="15"><draw:image xlink:href="Pictures/1000000000000B720000009B428C9716555D8079.png" xlink:type="simple" xlink:show="embed" xlink:actuate="onLoad" loext:mime-type="image/png"/></draw:frame><text:span text:style-name="Source_20_Text"><text:span text:style-name="T7">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text:span></text:span><text:soft-page-break/><text:span text:style-name="Source_20_Text"><text:span text:style-name="T7">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8">привычно пустой…</text:span></text:span><text:span text:style-name="Source_20_Text"><text:span text:style-name="T7">.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8">Время / Стимул / Секреция (30) / Замечания, ч</text:span></text:span><text:span text:style-name="Source_20_Text"><text:span text:style-name="T7">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8">ты знаешь… что…</text:span></text:span><text:span text:style-name="Source_20_Text"><text:span text:style-name="T7">)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6"><text:span text:style-name="Source_20_Text"><text:span text:style-name="T7">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6"/>
      <text:p text:style-name="P6"><text:span text:style-name="Source_20_Text"><text:span text:style-name="T7">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text:span></text:span><text:soft-page-break/><text:span text:style-name="Source_20_Text"><text:span text:style-name="T7">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4">Е</text:span></text:span><text:span text:style-name="Source_20_Text"><text:span text:style-name="T7">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6"><text:span text:style-name="Source_20_Text"><text:span text:style-name="T7">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8">нет…</text:span></text:span><text:span text:style-name="Source_20_Text"><text:span text:style-name="T7">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6"><text:span text:style-name="Source_20_Text"><text:span text:style-name="T7">–</text:span></text:span><text:span text:style-name="Source_20_Text"><text:span text:style-name="T10"> </text:span></text:span><text:span text:style-name="Source_20_Text"><text:span text:style-name="T7">Ах, не иначе. Проклятие мумии, ты идиот. Боже, Боже, я созрел для Крыла Д.</text:span></text:span></text:p>
      <text:p text:style-name="P6"><text:span text:style-name="Source_20_Text"><text:span text:style-name="T7">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8">словах</text:span></text:span><text:span text:style-name="Source_20_Text"><text:span text:style-name="T7">,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text:span></text:span><text:soft-page-break/><text:span text:style-name="Source_20_Text"><text:span text:style-name="T7">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6"><draw:frame draw:style-name="fr3" draw:name="Image23" text:anchor-type="as-char" svg:width="2.7807in" svg:height="0.3957in" draw:z-index="0"><draw:image xlink:href="Pictures/100002000000010B00000026C590DD08FB10E903.png" xlink:type="simple" xlink:show="embed" xlink:actuate="onLoad" loext:mime-type="image/png"/></draw:frame></text:p>
      <text:p text:style-name="P9"/>
      <text:p text:style-name="P9"/>
      <text:p text:style-name="P9">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3">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text:soft-page-break/>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6"><text:span text:style-name="Source_20_Text"><text:span text:style-name="T7">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6"><text:span text:style-name="Source_20_Text"><text:span text:style-name="T7">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6"><text:span text:style-name="Source_20_Text"><text:span text:style-name="T7">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8">часть каждого из них. </text:span></text:span><text:span text:style-name="Source_20_Text"><text:span text:style-name="T7">«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6"><text:span text:style-name="Source_20_Text"><text:span text:style-name="T7">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8">должен</text:span></text:span><text:span text:style-name="Source_20_Text"><text:span text:style-name="T7">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6"><text:span text:style-name="Source_20_Text"><text:span text:style-name="T7">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8">он знает</text:span></text:span><text:span text:style-name="Source_20_Text"><text:span text:style-name="T7">, начинает оборачиваться… но 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text:span></text:span><text:soft-page-break/><text:span text:style-name="Source_20_Text"><text:span text:style-name="T7">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6"><text:span text:style-name="Source_20_Text"><text:span text:style-name="T7">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6"><text:span text:style-name="Source_20_Text"><text:span text:style-name="T7">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6"><text:span text:style-name="Source_20_Text"><text:span text:style-name="T7">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6"><text:span text:style-name="Source_20_Text"><text:span text:style-name="T7">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6"><text:span text:style-name="Source_20_Text"><text:span text:style-name="T7">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6"><text:span text:style-name="Source_20_Text"><text:span text:style-name="T7">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8">sentiments d’emprise</text:span></text:span><text:span text:style-name="Source_20_Text"><text:span text:style-name="T7">, старина, полегче тут) был со своей Дарлин за пару кварталов от Св. Вероники двумя днями раньше.</text:span></text:span></text:p>
      <text:p text:style-name="P6"><text:span text:style-name="Source_20_Text"><text:span text:style-name="T7">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6"><text:span text:style-name="Source_20_Text"><text:span text:style-name="T7">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text:span></text:span><text:soft-page-break/><text:span text:style-name="Source_20_Text"><text:span text:style-name="T7">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6"><text:span text:style-name="Source_20_Text"><text:span text:style-name="T7">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8">Нам ни в коем случае нельзя потерять контроль</text:span></text:span><text:span text:style-name="Source_20_Text"><text:span text:style-name="T7">. Мысль о нём затерявшемся в мире людей, после войны, наполняет меня глубоким ужасом, от которого я не могу избавиться….»</text:span></text:span></text:p>
      <text:p text:style-name="P6"><draw:frame draw:style-name="fr1" draw:name="Image18" text:anchor-type="char" svg:width="6.9252in" svg:height="0.3661in" draw:z-index="16"><draw:image xlink:href="Pictures/1000000000000B720000009B428C9716555D8079.png" xlink:type="simple" xlink:show="embed" xlink:actuate="onLoad" loext:mime-type="image/png"/></draw:frame><text:span text:style-name="Source_20_Text"><text:span text:style-name="T7">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6"><text:span text:style-name="Source_20_Text"><text:span text:style-name="T7">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text:span></text:span><text:soft-page-break/><text:span text:style-name="Source_20_Text"><text:span text:style-name="T7">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6"><text:span text:style-name="Source_20_Text"><text:span text:style-name="T7">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8">lingua franca? </text:span></text:span><text:span text:style-name="Source_20_Text"><text:span text:style-name="T7">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6"><text:span text:style-name="Source_20_Text"><text:span text:style-name="T7">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text:span></text:span><text:soft-page-break/><text:span text:style-name="Source_20_Text"><text:span text:style-name="T7">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8">автохроматизмом</text:span></text:span><text:span text:style-name="Source_20_Text"><text:span text:style-name="T7">).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6"><text:span text:style-name="Source_20_Text"><text:span text:style-name="T7">–</text:span></text:span><text:span text:style-name="Source_20_Text"><text:span text:style-name="T10"> </text:span></text:span><text:span text:style-name="Source_20_Text"><text:span text:style-name="T7">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6"><text:span text:style-name="Source_20_Text"><text:span text:style-name="T7">–</text:span></text:span><text:span text:style-name="Source_20_Text"><text:span text:style-name="T10"> </text:span></text:span><text:span text:style-name="Source_20_Text"><text:span text:style-name="T7">А когда-нибудь приходится выходить на… ну, на Внешний Уровень?</text:span></text:span></text:p>
      <text:p text:style-name="P6"><text:span text:style-name="Source_20_Text"><text:span text:style-name="T7">(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6"><text:span text:style-name="Source_20_Text"><text:span text:style-name="T7">–</text:span></text:span><text:span text:style-name="Source_20_Text"><text:span text:style-name="T10"> </text:span></text:span><text:span text:style-name="Source_20_Text"><text:span text:style-name="T7">(Отрывисто.) Мне придётся сказать тебе это по ходу инструктажа.</text:span></text:span></text:p>
      <text:p text:style-name="P6"><text:span text:style-name="Source_20_Text"><text:span text:style-name="T7">–</text:span></text:span><text:span text:style-name="Source_20_Text"><text:span text:style-name="T10"> </text:span></text:span><text:span text:style-name="Source_20_Text"><text:span text:style-name="T7">Сказать мне что?</text:span></text:span></text:p>
      <text:p text:style-name="P6"><text:span text:style-name="Source_20_Text"><text:span text:style-name="T7">–</text:span></text:span><text:span text:style-name="Source_20_Text"><text:span text:style-name="T10"> </text:span></text:span><text:span text:style-name="Source_20_Text"><text:span text:style-name="T7">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8">все</text:span></text:span><text:span text:style-name="Source_20_Text"><text:span text:style-name="T7">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6"><text:span text:style-name="Source_20_Text"><text:span text:style-name="T7">–</text:span></text:span><text:span text:style-name="Source_20_Text"><text:span text:style-name="T10"> </text:span></text:span><text:span text:style-name="Source_20_Text"><text:span text:style-name="T7">Должен…</text:span></text:span></text:p>
      <text:p text:style-name="P6"><text:span text:style-name="Source_20_Text"><text:span text:style-name="T7">–</text:span></text:span><text:span text:style-name="Source_20_Text"><text:span text:style-name="T10"> </text:span></text:span><text:span text:style-name="Source_20_Text"><text:span text:style-name="T7">Сожалею.</text:span></text:span></text:p>
      <text:p text:style-name="P6"><text:span text:style-name="Source_20_Text"><text:span text:style-name="T7">–</text:span></text:span><text:span text:style-name="Source_20_Text"><text:span text:style-name="T10"> </text:span></text:span><text:span text:style-name="Source_20_Text"><text:span text:style-name="T7">Но разве тут… я думал это только—ну, уровень. Место, которое проходишь. Разве нет…?</text:span></text:span></text:p>
      <text:p text:style-name="P6"><text:soft-page-break/><text:span text:style-name="Source_20_Text"><text:span text:style-name="T7">–</text:span></text:span><text:span text:style-name="Source_20_Text"><text:span text:style-name="T10"> </text:span></text:span><text:span text:style-name="Source_20_Text"><text:span text:style-name="T7">Заморские пейзажи, о, да, и я так думала—необычные формирования, заглянуть в Наружную Лучистость. Но всё это из </text:span></text:span><text:span text:style-name="Source_20_Text"><text:span text:style-name="T8">нас</text:span></text:span><text:span text:style-name="Source_20_Text"><text:span text:style-name="T7">, пойми. Миллионов </text:span></text:span><text:span text:style-name="Source_20_Text"><text:span text:style-name="T8">нас</text:span></text:span><text:span text:style-name="Source_20_Text"><text:span text:style-name="T7">, изменённых, чтоб стать интерфейсом, ороговеть, не чувствовать и умолкнуть.</text:span></text:span></text:p>
      <text:p text:style-name="P6"><text:span text:style-name="Source_20_Text"><text:span text:style-name="T7">–</text:span></text:span><text:span text:style-name="Source_20_Text"><text:span text:style-name="T10"> </text:span></text:span><text:span text:style-name="Source_20_Text"><text:span text:style-name="T7">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8">памяти</text:span></text:span><text:span text:style-name="Source_20_Text"><text:span text:style-name="T7">? тяги... мы в изгнании, но у нас есть дом! (В ответ молчание.) Вернуться туда! Не наверх в интерфейс. Обратно в ЦНС!</text:span></text:span></text:p>
      <text:p text:style-name="P6"><text:span text:style-name="Source_20_Text"><text:span text:style-name="T7">–</text:span></text:span><text:span text:style-name="Source_20_Text"><text:span text:style-name="T10"> </text:span></text:span><text:span text:style-name="Source_20_Text"><text:span text:style-name="T7">(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6"><text:span text:style-name="Source_20_Text"><text:span text:style-name="T7">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8">faille</text:span></text:span><text:span text:style-name="Source_20_Text"><text:span text:style-name="T7">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6"><text:span text:style-name="Source_20_Text"><text:span text:style-name="T7">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6"><text:span text:style-name="Source_20_Text"><text:span text:style-name="T7">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8">обращаясь к чему-то</text:span></text:span><text:span text:style-name="Source_20_Text"><text:span text:style-name="T7">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text:span></text:span><text:soft-page-break/><text:span text:style-name="Source_20_Text"><text:span text:style-name="T7">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8">им</text:span></text:span><text:span text:style-name="Source_20_Text"><text:span text:style-name="T7">.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6"><text:span text:style-name="Source_20_Text"><text:span text:style-name="T7">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6"><text:span text:style-name="Source_20_Text"><text:span text:style-name="T7">Сэнт-Блейз: Фрикшоу Два, </text:span></text:span><text:span text:style-name="Source_20_Text"><text:span text:style-name="T8">ты видишь это</text:span></text:span><text:span text:style-name="Source_20_Text"><text:span text:style-name="T7">, конец.</text:span></text:span></text:p>
      <text:p text:style-name="P6"><text:span text:style-name="Source_20_Text"><text:span text:style-name="T7">Ведомый: Это Фрикшоу Два—подтверждаю.</text:span></text:span></text:p>
      <text:p text:style-name="P6"><text:span text:style-name="Source_20_Text"><text:span text:style-name="T7">Сэнт-Блейз: Хорошо.</text:span></text:span></text:p>
      <text:p text:style-name="P6"><text:span text:style-name="Source_20_Text"><text:span text:style-name="T7">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6"><text:span text:style-name="Source_20_Text"><text:span text:style-name="T7">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text:span></text:span><text:soft-page-break/><text:span text:style-name="Source_20_Text"><text:span text:style-name="T7">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6"><text:span text:style-name="Source_20_Text"><text:span text:style-name="T7">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8">о</text:span></text:span><text:span text:style-name="Source_20_Text"><text:span text:style-name="T7">…. Каждое из лиц наблюдавших Вальтера Аша было кукольной сценой: на каждой отдельный спектакль.</text:span></text:span></text:p>
      <text:p text:style-name="P6"><text:span text:style-name="Source_20_Text"><text:span text:style-name="T7">...демонстрирует хорошие руки, да, опали и запястья до самой респираторно расслабленной <text:s/>впадины мускула…</text:span></text:span></text:p>
      <text:p text:style-name="P6"><text:span text:style-name="Source_20_Text"><text:span text:style-name="T7">...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8">аааххх</text:span></text:span><text:span text:style-name="Source_20_Text"><text:span text:style-name="T7">—</text:span></text:span></text:p>
      <text:p text:style-name="P6"><text:span text:style-name="Source_20_Text"><text:span text:style-name="T7">...театр ничего но Вальтер вправду глянь на голову неестественный угол хочет поймать свет хорошая подсветка на жёлтый гель…</text:span></text:span></text:p>
      <text:p text:style-name="P6"><text:span text:style-name="Source_20_Text"><text:span text:style-name="T7">(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6"><text:span text:style-name="Source_20_Text"><text:span text:style-name="T8">. . . mba rara m’eroto ondyoze . . . mbe mu munine m’oruroto ayo u n’omuinyo </text:span></text:span><text:span text:style-name="Source_20_Text"><text:span text:style-name="T7">(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text:soft-page-break/><text:span text:style-name="Source_20_Text"><text:span text:style-name="T7">–</text:span></text:span><text:span text:style-name="Source_20_Text"><text:span text:style-name="T10"> </text:span></text:span><text:span text:style-name="Source_20_Text"><text:span text:style-name="T7">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6"><text:span text:style-name="Source_20_Text"><text:span text:style-name="T7">–</text:span></text:span><text:span text:style-name="Source_20_Text"><text:span text:style-name="T10"> </text:span></text:span><text:span text:style-name="Source_20_Text"><text:span text:style-name="T7">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6"><text:span text:style-name="Source_20_Text"><text:span text:style-name="T7">–</text:span></text:span><text:span text:style-name="Source_20_Text"><text:span text:style-name="T10"> </text:span></text:span><text:span text:style-name="Source_20_Text"><text:span text:style-name="T7">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text:span text:style-name="Source_20_Text"><text:span text:style-name="T7">–</text:span></text:span><text:span text:style-name="Source_20_Text"><text:span text:style-name="T10"> </text:span></text:span><text:span text:style-name="Source_20_Text"><text:span text:style-name="T7">Нет, не угодно,– <text:s/>сухо отвечает Мехико,– но, да, полагаю кому-то надо этим заняться.</text:span></text:span></text:p>
      <text:p text:style-name="P6"><text:span text:style-name="Source_20_Text"><text:span text:style-name="T7">–</text:span></text:span><text:span text:style-name="Source_20_Text"><text:span text:style-name="T10"> </text:span></text:span><text:span text:style-name="Source_20_Text"><text:span text:style-name="T7">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6"><text:span text:style-name="Source_20_Text"><text:span text:style-name="T7">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А значит он должен верить другим. И </text:span></text:span><text:span text:style-name="Source_20_Text"><text:span text:style-name="T8">это</text:span></text:span><text:span text:style-name="Source_20_Text"><text:span text:style-name="T7">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8">не помнит</text:span></text:span><text:span text:style-name="Source_20_Text"><text:span text:style-name="T7">,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6"><text:span text:style-name="Source_20_Text"><text:span text:style-name="T7">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6"><text:span text:style-name="Source_20_Text"><text:span text:style-name="T7">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6"><draw:frame draw:style-name="fr1" draw:name="Image19" text:anchor-type="char" svg:width="6.9252in" svg:height="0.3661in" draw:z-index="17"><draw:image xlink:href="Pictures/1000000000000B720000009B428C9716555D8079.png" xlink:type="simple" xlink:show="embed" xlink:actuate="onLoad" loext:mime-type="image/png"/></draw:frame><text:span text:style-name="Source_20_Text"><text:span text:style-name="T7">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8">détente </text:span></text:span><text:span text:style-name="Source_20_Text"><text:span text:style-name="T7">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8">Die Faust Hoch</text:span></text:span><text:span text:style-name="Source_20_Text"><text:span text:style-name="T7">,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6"><text:soft-page-break/><text:span text:style-name="Source_20_Text"><text:span text:style-name="T7">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6"><text:span text:style-name="Source_20_Text"><text:span text:style-name="T10"><text:s/></text:span></text:span><text:span text:style-name="Source_20_Text"><text:span text:style-name="T7">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6"><text:span text:style-name="Source_20_Text"><text:span text:style-name="T7">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8">этим</text:span></text:span><text:span text:style-name="Source_20_Text"><text:span text:style-name="T7"> воспользоваться. Они знаю как использовать почто что каждого. Что станется с теми кого они не могут использовать?</text:span></text:span></text:p>
      <text:p text:style-name="P6"><text:span text:style-name="Source_20_Text"><text:span text:style-name="T7">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8">Октября</text:span></text:span><text:span text:style-name="Source_20_Text"><text:span text:style-name="T7">,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3"><text:s/></text:span></text:span><text:span text:style-name="Source_20_Text"><text:span text:style-name="T7">Армия ЛЮБОВНИКОВ МОЖЕТ БЫТЬ ПОБЕЖДЕНА.</text:span></text:span></text:p>
      <text:p text:style-name="Standard_20__28_user_29_"><text:span text:style-name="Source_20_Text"><text:span text:style-name="T7">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8">аах</text:span></text:span><text:span text:style-name="Source_20_Text"><text:span text:style-name="T7">,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8">мужское превосходство</text:span></text:span><text:span text:style-name="Source_20_Text"><text:span text:style-name="T7">...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7">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text:span></text:span><text:soft-page-break/><text:span text:style-name="Source_20_Text"><text:span text:style-name="T7">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7">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8">а с</text:span></text:span><text:span text:style-name="Source_20_Text"><text:span text:style-name="T7"> </text:span></text:span><text:span text:style-name="Source_20_Text"><text:span text:style-name="T8">Еврейкой…</text:span></text:span><text:span text:style-name="Source_20_Text"><text:span text:style-name="T7">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8">Я знаю, что можно кончать вместе…</text:span></text:span><text:span text:style-name="Source_20_Text"><text:span text:style-name="T7">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7">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6"><text:span text:style-name="Source_20_Text"><text:span text:style-name="T7">–</text:span></text:span><text:span text:style-name="Source_20_Text"><text:span text:style-name="T10"> </text:span></text:span><text:span text:style-name="Source_20_Text"><text:span text:style-name="T7">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6"><text:span text:style-name="Source_20_Text"><text:span text:style-name="T7">–</text:span></text:span><text:span text:style-name="Source_20_Text"><text:span text:style-name="T10"> </text:span></text:span><text:span text:style-name="Source_20_Text"><text:span text:style-name="T7">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text:span text:style-name="Source_20_Text"><text:span text:style-name="T7">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6"><text:span text:style-name="Source_20_Text"><text:span text:style-name="T7">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text:span></text:span><text:soft-page-break/><text:span text:style-name="Source_20_Text"><text:span text:style-name="T7">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text:span text:style-name="Source_20_Text"><text:span text:style-name="T7">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text:span text:style-name="Source_20_Text"><text:span text:style-name="T7">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8">Fickt es,</text:span></text:span><text:span text:style-name="Source_20_Text"><text:span text:style-name="T7"> фраза, что вскоре станет бессмертной, звенит до небес, прокатывается над страной, </text:span></text:span><text:span text:style-name="Source_20_Text"><text:span text:style-name="T8"><text:s/>Ja, fickt es! </text:span></text:span><text:span text:style-name="Source_20_Text"><text:span text:style-name="T7">–«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text:span text:style-name="Source_20_Text"><text:span text:style-name="T7">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7">Армия ЛЮБОВНИКОВ МОЖЕТ БЫТЬ ПОБЕЖДЕНА.</text:span></text:span></text:p>
      <text:p text:style-name="Standard_20__28_user_29_"><text:span text:style-name="Source_20_Text"><text:span text:style-name="T7">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7">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7">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7">Но он качал головой: –«Это разное, Лени. Важно довести функцию до её предела. Δt всего лишь способ достичь этого.»</text:span></text:span></text:p>
      <text:p text:style-name="Standard_20__28_user_29_"><text:soft-page-break/><text:span text:style-name="Source_20_Text"><text:span text:style-name="T7">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8">Нибелунгов</text:span></text:span><text:span text:style-name="Source_20_Text"><text:span text:style-name="T7">.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7">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7">Но он ответил: –«Попробуй спроектируй что-то в этом роде и чтобы работало».</text:span></text:span></text:p>
      <text:p text:style-name="Standard_20__28_user_29_"><text:span text:style-name="Source_20_Text"><text:span text:style-name="T7">Они посмотрели <text:s/></text:span></text:span><text:span text:style-name="Source_20_Text"><text:span text:style-name="T8">Die Frau im Mond</text:span></text:span><text:span text:style-name="Source_20_Text"><text:span text:style-name="T7">.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7">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7">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7">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8">Hinterhöfe</text:span></text:span><text:span text:style-name="Source_20_Text"><text:span text:style-name="T7">.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text:span></text:span><text:soft-page-break/><text:span text:style-name="Source_20_Text"><text:span text:style-name="T7">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7">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7">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8">ложись</text:span></text:span><text:span text:style-name="Source_20_Text"><text:span text:style-name="T7">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7">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8">Schnellbahnwagen</text:span></text:span><text:span text:style-name="Source_20_Text"><text:span text:style-name="T7">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7">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8">этого никто раньше не делал</text:span></text:span><text:span text:style-name="Source_20_Text"><text:span text:style-name="T7">. Я бы не поверил Лени я видел нечто, чего никто раньше не делал….</text:span></text:span></text:p>
      <text:p text:style-name="Standard_20__28_user_29_"><text:span text:style-name="Source_20_Text"><text:span text:style-name="T7">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8">Wandervögel</text:span></text:span><text:span text:style-name="Source_20_Text"><text:span text:style-name="T7"> идиотизма бегать всю ночь по болоту называя себя Обществом Навигации в Пространстве?</text:span></text:span></text:p>
      <text:p text:style-name="Standard_20__28_user_29_"><text:soft-page-break/><text:span text:style-name="Source_20_Text"><text:span text:style-name="T7">Лени выросла в Любеке, в ряду </text:span></text:span><text:span text:style-name="Source_20_Text"><text:span text:style-name="T8">kleinbürger</text:span></text:span><text:span text:style-name="Source_20_Text"><text:span text:style-name="T7">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8">должно</text:span></text:span><text:span text:style-name="Source_20_Text"><text:span text:style-name="T7">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7">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8">Bürgerlichkeit, </text:span></text:span><text:span text:style-name="Source_20_Text"><text:span text:style-name="T7"><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7">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7">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8">Raketenflugplatz</text:span></text:span><text:span text:style-name="Source_20_Text"><text:span text:style-name="T7">,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7">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7">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Если он сюда придёт, скажи ты меня не видела.</text:span></text:span></text:p>
      <text:p text:style-name="Standard_20__28_user_29_"><text:span text:style-name="Source_20_Text"><text:span text:style-name="T7">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8">чересчур</text:span></text:span><text:span text:style-name="Source_20_Text"><text:span text:style-name="T7">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8">Schloss Vollrads, Zeltinger, Piesporter—</text:span></text:span><text:span text:style-name="Source_20_Text"><text:span text:style-name="T7">тут Особый Случай.</text:span></text:span></text:p>
      <text:p text:style-name="Standard_20__28_user_29_"><text:span text:style-name="Source_20_Text"><text:span text:style-name="T7">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8">Knallt ab den Juden Rathenau,</text:span></text:span></text:p>
      <text:p text:style-name="Standard_20__28_user_29_"><text:span text:style-name="Source_20_Text"><text:span text:style-name="T8">Die gottverdammte Judensau . . </text:span></text:span><text:span text:style-name="Source_20_Text"><text:span text:style-name="T7">.</text:span></text:span></text:p>
      <text:p text:style-name="Standard_20__28_user_29_"/>
      <text:p text:style-name="Standard_20__28_user_29_"><text:span text:style-name="Source_20_Text"><text:span text:style-name="T7">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7">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text:span></text:span><text:soft-page-break/><text:span text:style-name="Source_20_Text"><text:span text:style-name="T7">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8">Interessengemeinschaft</text:span></text:span><text:span text:style-name="Source_20_Text"><text:span text:style-name="T7">,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7">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7">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8">его</text:span></text:span><text:span text:style-name="Source_20_Text"><text:span text:style-name="T7">, так же, как не принадлежала Францу?</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Да, конечно. Что происходит?</text:span></text:span></text:p>
      <text:p text:style-name="Standard_20__28_user_29_"><text:span text:style-name="Source_20_Text"><text:span text:style-name="T7">Он фыркает, выражая </text:span></text:span><text:span text:style-name="Source_20_Text"><text:span text:style-name="T8">они мне не сказали</text:span></text:span><text:span text:style-name="Source_20_Text"><text:span text:style-name="T7">.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7">Зачем им нужен Ратенау в эту ночь? Что Цезарь на самом деле сказал своему протеже, когда рухнул? <text:s/></text:span></text:span><text:span text:style-name="Source_20_Text"><text:span text:style-name="T8">Et tu, Brute,</text:span></text:span><text:span text:style-name="Source_20_Text"><text:span text:style-name="T7">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8">et-tu-Brute. </text:span></text:span><text:span text:style-name="Source_20_Text"><text:span text:style-name="T7">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7">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7">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text:span></text:span><text:soft-page-break/><text:span text:style-name="Source_20_Text"><text:span text:style-name="T7">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8">такое</text:span></text:span><text:span text:style-name="Source_20_Text"><text:span text:style-name="T7">,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7">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8">Herrenklub</text:span></text:span><text:span text:style-name="Source_20_Text"><text:span text:style-name="T7">—«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7">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Я слушаю, херр Ратенау,– отвечает Смарагд из ИГ Фарбен.</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8">V-Mann</text:span></text:span><text:span text:style-name="Source_20_Text"><text:span text:style-name="T7">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8">никогда не увидим</text:span></text:span><text:span text:style-name="Source_20_Text"><text:span text:style-name="T7">.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text:span></text:span><text:soft-page-break/><text:span text:style-name="Source_20_Text"><text:span text:style-name="T7">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7">–</text:span></text:span><text:span text:style-name="Source_20_Text"><text:span text:style-name="T10"> </text:span></text:span><text:span text:style-name="Source_20_Text"><text:span text:style-name="T8">Нашу</text:span></text:span><text:span text:style-name="Source_20_Text"><text:span text:style-name="T7"> ИГ, я бы сказал,– отвечает Смарагд с более, чем обычной натянутостью и холодом.</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7">–</text:span></text:span><text:span text:style-name="Source_20_Text"><text:span text:style-name="T10"> <text:s/></text:span></text:span><text:span text:style-name="Source_20_Text"><text:span text:style-name="T7">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7">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2" draw:name="Image20" text:anchor-type="char" svg:x="0.1665in" svg:y="0.0673in" svg:width="6.9252in" svg:height="0.3661in" draw:z-index="18"><draw:image xlink:href="Pictures/1000000000000B720000009B428C9716555D8079.png" xlink:type="simple" xlink:show="embed" xlink:actuate="onLoad" loext:mime-type="image/png"/></draw:frame><text:span text:style-name="Source_20_Text"><text:span text:style-name="T7">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text:span></text:span><text:soft-page-break/><text:span text:style-name="Source_20_Text"><text:span text:style-name="T7">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7">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7">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8">cortex</text:span></text:span><text:span text:style-name="Source_20_Text"><text:span text:style-name="T7">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8">Cor, Tex</text:span></text:span><text:span text:style-name="Source_20_Text"><text:span text:style-name="T7">!")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7">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8">словами его надежды</text:span></text:span><text:span text:style-name="Source_20_Text"><text:span text:style-name="T7">,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7">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text:span></text:span><text:soft-page-break/><text:span text:style-name="Source_20_Text"><text:span text:style-name="T7">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8">Times </text:span></text:span><text:span text:style-name="Source_20_Text"><text:span text:style-name="T7">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8">Генри V, </text:span></text:span><text:span text:style-name="Source_20_Text"><text:span text:style-name="T7">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5"><text:s/>-</text:span></text:span><text:span text:style-name="Source_20_Text"><text:span text:style-name="T7">35, </text:span></text:span><text:span text:style-name="Source_20_Text"><text:span text:style-name="T15">-</text:span></text:span><text:span text:style-name="Source_20_Text"><text:span text:style-name="T7">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8">выдерживают</text:span></text:span><text:span text:style-name="Source_20_Text"><text:span text:style-name="T7">.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Уэльс…</text:span></text:span></text:p>
      <text:p text:style-name="Standard_20__28_user_29_"><text:span text:style-name="Source_20_Text"><text:span text:style-name="T7">–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Уж ты конечно, веришь, Гвендвихи.</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А что нет? А ты как?</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у, не знаю. Сегодня не чувствую себя евреем.</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text:span></text:span><text:soft-page-break/><text:span text:style-name="Source_20_Text"><text:span text:style-name="T7">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7">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7">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7">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И ты туда же?</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Чертовски непатриотичный разговор.</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7">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8">мим</text:span></text:span><text:span text:style-name="Source_20_Text"><text:span text:style-name="T7">,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Что значит «видишь ли»? Я </text:span></text:span><text:span text:style-name="Source_20_Text"><text:span text:style-name="T8">не</text:span></text:span><text:span text:style-name="Source_20_Text"><text:span text:style-name="T7">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Ты не видишь </text:span></text:span><text:span text:style-name="Source_20_Text"><text:span text:style-name="T8">их</text:span></text:span><text:span text:style-name="Source_20_Text"><text:span text:style-name="T7">,–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у, к лаю это точн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text:span></text:span><text:soft-page-break/><text:span text:style-name="Source_20_Text"><text:span text:style-name="T7">из госпиталя. Обратно в </text:span></text:span><text:span text:style-name="Source_20_Text"><text:span text:style-name="T8">это</text:span></text:span><text:span text:style-name="Source_20_Text"><text:span text:style-name="T7">?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8">назначалось пасть первыми</text:span></text:span><text:span text:style-name="Source_20_Text"><text:span text:style-name="T7">.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8">нам</text:span></text:span><text:span text:style-name="Source_20_Text"><text:span text:style-name="T7">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8">моё</text:span></text:span><text:span text:style-name="Source_20_Text"><text:span text:style-name="T7">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8">известно</text:span></text:span><text:span text:style-name="Source_20_Text"><text:span text:style-name="T7">, Пойнтсмен! Что фронт в Ев-ропе однажды </text:span></text:span><text:span text:style-name="Source_20_Text"><text:span text:style-name="T8">должен</text:span></text:span><text:span text:style-name="Source_20_Text"><text:span text:style-name="T7"> сложиться таким образом, а? что продвинется к востоку, сделает ракеты необходимостью, </text:span></text:span><text:span text:style-name="Source_20_Text"><text:span text:style-name="T8">известно</text:span></text:span><text:span text:style-name="Source_20_Text"><text:span text:style-name="T7">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Ты прав, Гвендвихи,– рассудительно прихлёбывая чай,– это очень паранойно.</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Это правда.– Он достаёт праздничную бутылку Бочки 69 и готов налить им для тоста.</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За младенцев!– ухмыляется полностью чокнутый.</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Младенцев, Гвендвихи?</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А, я составлял свою </text:span></text:span><text:span text:style-name="Source_20_Text"><text:span text:style-name="T8">личную</text:span></text:span><text:span text:style-name="Source_20_Text"><text:span text:style-name="T7">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Тогда за странность всего этого. Несчастные сволочата.</text:span></text:span></text:p>
      <text:p text:style-name="Standard_20__28_user_29_"><text:span text:style-name="Source_20_Text"><text:span text:style-name="T7">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text:span></text:span><text:soft-page-break/><text:span text:style-name="Source_20_Text"><text:span text:style-name="T7">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19"><draw:image xlink:href="Pictures/1000000000000B720000009B428C9716555D8079.png" xlink:type="simple" xlink:show="embed" xlink:actuate="onLoad" loext:mime-type="image/png"/></draw:frame><text:span text:style-name="Source_20_Text"><text:span text:style-name="T7">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7">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7">Пантомима куда дядя Роджер водил их всех сегодня днём называлась </text:span></text:span><text:span text:style-name="Source_20_Text"><text:span text:style-name="T8">Гансель и Гретель</text:span></text:span><text:span text:style-name="Source_20_Text"><text:span text:style-name="T7">.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7">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7">Пусть вас ничто не тревожит,</text:span></text:span></text:p>
      <text:p text:style-name="Standard_20__28_user_29_"><text:span text:style-name="Source_20_Text"><text:span text:style-name="T7">Тогда мы увидим, быть может</text:span></text:span></text:p>
      <text:p text:style-name="Standard_20__28_user_29_"><text:span text:style-name="Source_20_Text"><text:span text:style-name="T7">Что-то, что вам не заметно пока—</text:span></text:span></text:p>
      <text:p text:style-name="Standard_20__28_user_29_"><text:span text:style-name="Source_20_Text"><text:span text:style-name="T7">Большое, злючее, колючее</text:span></text:span></text:p>
      <text:p text:style-name="Standard_20__28_user_29_"><text:span text:style-name="Source_20_Text"><text:span text:style-name="T7">тянется вцепиться вам в бока</text:span></text:span></text:p>
      <text:p text:style-name="Standard_20__28_user_29_"><text:span text:style-name="Source_20_Text"><text:span text:style-name="T7">О, садовнику сегодня радуга нужна,</text:span></text:span></text:p>
      <text:p text:style-name="Standard_20__28_user_29_"><text:span text:style-name="Source_20_Text"><text:span text:style-name="T7">Мусорщик свой галстук нагладил, повязал..</text:span></text:span></text:p>
      <text:p text:style-name="Standard_20__28_user_29_"><text:span text:style-name="Source_20_Text"><text:span text:style-name="T7">И каждый идёт и песенку поёт</text:span></text:span></text:p>
      <text:p text:style-name="Standard_20__28_user_29_"><text:span text:style-name="Source_20_Text"><text:span text:style-name="T7">Вместе с круглым лицом в небесах. Ах!</text:span></text:span></text:p>
      <text:p text:style-name="Standard_20__28_user_29_"/>
      <text:p text:style-name="Standard_20__28_user_29_"><text:span text:style-name="Source_20_Text"><text:span text:style-name="T7">Прекрасный в небе дом из полиэтилена</text:span></text:span></text:p>
      <text:p text:style-name="Standard_20__28_user_29_"><text:span text:style-name="Source_20_Text"><text:span text:style-name="T7">Из платины кегли у тебя в руках—</text:span></text:span></text:p>
      <text:p text:style-name="Standard_20__28_user_29_"><text:span text:style-name="Source_20_Text"><text:span text:style-name="T7">О, мама твоя большой толстый пулемёт</text:span></text:span></text:p>
      <text:p text:style-name="Standard_20__28_user_29_"><text:span text:style-name="Source_20_Text"><text:span text:style-name="T7">А папа страшный молодец</text:span></text:span></text:p>
      <text:p text:style-name="forward"><text:span text:style-name="Source_20_Text">(Шёпотом и стакатто):</text:span></text:p>
      <text:p text:style-name="Standard_20__28_user_29_"><text:span text:style-name="Source_20_Text"><text:span text:style-name="T7">О, менеджер посасывает трубку,</text:span></text:span></text:p>
      <text:p text:style-name="Standard_20__28_user_29_"><text:span text:style-name="Source_20_Text"><text:span text:style-name="T7">Банкиры поедают своих жён,</text:span></text:span></text:p>
      <text:p text:style-name="Standard_20__28_user_29_"><text:span text:style-name="Source_20_Text"><text:span text:style-name="T7">Весь мир вверх дном, ходуном от оркестра</text:span></text:span></text:p>
      <text:p text:style-name="Standard_20__28_user_29_"><text:span text:style-name="Source_20_Text"><text:span text:style-name="T7">Так выверни свои карманы и получи сюрприз—</text:span></text:span></text:p>
      <text:p text:style-name="Standard_20__28_user_29_"/>
      <text:p text:style-name="Standard_20__28_user_29_"><text:span text:style-name="Source_20_Text"><text:span text:style-name="T7">Выверни свои карманы и-получи сюр-приз</text:span></text:span></text:p>
      <text:p text:style-name="Standard_20__28_user_29_"><text:soft-page-break/><text:span text:style-name="Source_20_Text"><text:span text:style-name="T7">Там пусто, абсо-лютно ни души!</text:span></text:span></text:p>
      <text:p text:style-name="Standard_20__28_user_29_"><text:span text:style-name="Source_20_Text"><text:span text:style-name="T7">И лампы над ступеньками все гаснут,</text:span></text:span></text:p>
      <text:p text:style-name="Standard_20__28_user_29_"><text:span text:style-name="Source_20_Text"><text:span text:style-name="T7">Окончен бал, сезон для ламп закрыт…</text:span></text:span></text:p>
      <text:p text:style-name="Standard_20__28_user_29_"><text:span text:style-name="Source_20_Text"><text:span text:style-name="T7">А где-то <text:s/>пальмы шепчутся на пляже</text:span></text:span></text:p>
      <text:p text:style-name="Standard_20__28_user_29_"><text:span text:style-name="Source_20_Text"><text:span text:style-name="T7">Спасатель не устаёт вздыхать,</text:span></text:span></text:p>
      <text:p text:style-name="Standard_20__28_user_29_"><text:span text:style-name="Source_20_Text"><text:span text:style-name="T7">А голоса, что слышишь ты, это Парень и Девушка Года,</text:span></text:span></text:p>
      <text:p text:style-name="Standard_20__28_user_29_"><text:span text:style-name="Source_20_Text"><text:span text:style-name="T7">Из тех детей, кто должен научится умирать….</text:span></text:span></text:p>
      <text:p text:style-name="Standard_20__28_user_29_"/>
      <text:p text:style-name="Standard_20__28_user_29_"><text:span text:style-name="Source_20_Text"><text:span text:style-name="T7">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7">–</text:span></text:span><text:span text:style-name="Source_20_Text"><text:span text:style-name="T10"> </text:span></text:span><text:span text:style-name="Source_20_Text"><text:span text:style-name="T7">Нет,– шепчет она громко.– <text:s/>Я не хочу. Ты не он. Я не знаю кто ты, но ты не мой отец. Уходи.</text:span></text:span></text:p>
      <text:p text:style-name="Standard_20__28_user_29_"><text:span text:style-name="Source_20_Text"><text:span text:style-name="T7">Его подлокотники и ножки напряжённо молчат. Она всматривается.</text:span></text:span></text:p>
      <text:p text:style-name="Standard_20__28_user_29_"><text:span text:style-name="Source_20_Text"><text:span text:style-name="T8">Я только хочу навестить тебя.</text:span></text:span></text:p>
      <text:p text:style-name="Standard_20__28_user_29_"><text:span text:style-name="Source_20_Text"><text:span text:style-name="T7">–</text:span></text:span><text:span text:style-name="Source_20_Text"><text:span text:style-name="T10"> </text:span></text:span><text:span text:style-name="Source_20_Text"><text:span text:style-name="T7">Ты хочешь меня сделать одержимой.</text:span></text:span></text:p>
      <text:p text:style-name="Standard_20__28_user_29_"><text:span text:style-name="Source_20_Text"><text:span text:style-name="T7">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7">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7">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7">Если её не достанут ракеты, всё равно остаётся её лейтенант. Чёртов Бобёр/Джереми и </text:span></text:span><text:span text:style-name="Source_20_Text"><text:span text:style-name="T8">есть</text:span></text:span><text:span text:style-name="Source_20_Text"><text:span text:style-name="T7"> Война, он каждое из утверждений когда-либо выдвинутых ёбаной Войной—что мы </text:span></text:span><text:soft-page-break/><text:span text:style-name="Source_20_Text"><text:span text:style-name="T7">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7">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7">Его деяние веры. На улице ребятишки поют:</text:span></text:span></text:p>
      <text:p text:style-name="Standard_20__28_user_29_"/>
      <text:p text:style-name="Standard_20__28_user_29_"><text:span text:style-name="Source_20_Text"><text:span text:style-name="T7">Слышишь, ангелы сходят с небес, трубя:</text:span></text:span></text:p>
      <text:p text:style-name="Standard_20__28_user_29_"><text:span text:style-name="Source_20_Text"><text:span text:style-name="T7">М-с Симпсон украла нашего Короля…</text:span></text:span></text:p>
      <text:p text:style-name="Standard_20__28_user_29_"/>
      <text:p text:style-name="Standard_20__28_user_29_"><text:span text:style-name="Source_20_Text"><text:span text:style-name="T7">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7">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20"><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creator>Admin</dc:creator>
    <dc:date>2020-11-24T18:32:00</dc:date>
    <meta:editing-cycles>1</meta:editing-cycles>
    <meta:editing-duration>P6DT22H41M</meta:editing-duration>
    <meta:document-statistic meta:table-count="0" meta:image-count="23" meta:object-count="0" meta:page-count="120" meta:paragraph-count="1074" meta:word-count="65945" meta:character-count="449057" meta:non-whitespace-character-count="383975"/>
    <meta:generator>LibreOffice/6.1.5.2$Linux_X86_64 LibreOffice_project/10$Build-2</meta:generator>
  </office:meta>
</office:document-meta>
</file>